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T Astra Serif" svg:font-family="PT Astra Serif" style:font-family-generic="roman" style:font-pitch="variable"/>
    <style:font-face style:name="Source Han Sans CN Regular" svg:font-family="Source Han Sans CN Regular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Lohit Devanagari" svg:font-family="Lohit Devanagari" style:font-family-generic="system" style:font-pitch="variable"/>
    <style:font-face style:name="Times New Rom愀渀" svg:font-family="Times New Rom愀渀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P1" style:parent-style-name="Краснаястрока" style:master-page-name="MP0" style:family="paragraph">
      <style:paragraph-properties fo:break-before="page" fo:text-align="center" fo:text-indent="0in"/>
      <style:text-properties fo:font-size="16pt" style:font-size-asian="16pt" style:font-size-complex="16pt"/>
    </style:style>
    <style:style style:name="P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4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5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6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7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8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9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0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1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3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14" style:parent-style-name="Краснаястрока" style:family="paragraph">
      <style:paragraph-properties fo:text-align="center" fo:text-indent="0in"/>
    </style:style>
    <style:style style:name="T15" style:parent-style-name="Основнойшрифтабзаца" style:family="text">
      <style:text-properties fo:font-size="18pt" style:font-size-asian="18pt" style:font-size-complex="18pt"/>
    </style:style>
    <style:style style:name="T16" style:parent-style-name="Основнойшрифтабзаца" style:family="text">
      <style:text-properties fo:font-size="18pt" style:font-size-asian="18pt" style:font-size-complex="18pt"/>
    </style:style>
    <style:style style:name="T17" style:parent-style-name="Основнойшрифтабзаца" style:family="text">
      <style:text-properties fo:font-size="18pt" style:font-size-asian="18pt" style:font-size-complex="18pt"/>
    </style:style>
    <style:style style:name="T18" style:parent-style-name="Основнойшрифтабзаца" style:family="text">
      <style:text-properties fo:font-size="18pt" style:font-size-asian="18pt" style:font-size-complex="18pt"/>
    </style:style>
    <style:style style:name="T19" style:parent-style-name="Основнойшрифтабзаца" style:family="text">
      <style:text-properties fo:font-size="18pt" style:font-size-asian="18pt" style:font-size-complex="18pt"/>
    </style:style>
    <style:style style:name="P20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1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3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4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5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6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7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8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29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0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1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2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3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4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5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6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7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8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39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40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41" style:parent-style-name="Краснаястрока" style:family="paragraph">
      <style:paragraph-properties fo:text-align="center" fo:text-indent="0in"/>
      <style:text-properties fo:font-size="16pt" style:font-size-asian="16pt" style:font-size-complex="16pt"/>
    </style:style>
    <style:style style:name="P42" style:parent-style-name="Краснаястрока" style:family="paragraph">
      <style:paragraph-properties fo:text-align="center" fo:text-indent="0in"/>
    </style:style>
    <style:style style:name="T43" style:parent-style-name="Основнойшрифтабзаца" style:family="text">
      <style:text-properties fo:font-size="16pt" style:font-size-asian="16pt" style:font-size-complex="16pt"/>
    </style:style>
    <style:style style:name="T44" style:parent-style-name="Основнойшрифтабзаца" style:family="text">
      <style:text-properties fo:font-size="16pt" style:font-size-asian="16pt" style:font-size-complex="16pt"/>
    </style:style>
    <style:style style:name="P45" style:parent-style-name="Standard" style:master-page-name="MPF1" style:family="paragraph">
      <style:paragraph-properties fo:break-before="page" fo:text-align="justify" fo:line-height="150%" fo:text-indent="0.4923in"/>
      <style:text-properties fo:hyphenate="false"/>
    </style:style>
    <style:style style:name="T49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50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51" style:parent-style-name="Standard" style:family="paragraph">
      <style:paragraph-properties fo:text-align="justify" fo:line-height="150%" fo:text-indent="0.4923in"/>
      <style:text-properties fo:hyphenate="false"/>
    </style:style>
    <style:style style:name="T52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53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54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style:font-name="PT Astra Serif" fo:font-size="14pt" style:font-size-asian="14pt" style:font-size-complex="14pt" fo:hyphenate="false"/>
    </style:style>
    <style:style style:name="P55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style:font-name="PT Astra Serif" fo:font-size="14pt" style:font-size-asian="14pt" style:font-size-complex="14pt" fo:hyphenate="false"/>
    </style:style>
    <style:style style:name="P56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fo:hyphenate="false"/>
    </style:style>
    <style:style style:name="T57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P58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style:font-name="PT Astra Serif" fo:font-style="italic" style:font-style-asian="italic" style:font-style-complex="italic" fo:font-size="14pt" style:font-size-asian="14pt" style:font-size-complex="14pt" fo:hyphenate="false"/>
    </style:style>
    <style:style style:name="P59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fo:hyphenate="false"/>
    </style:style>
    <style:style style:name="T60" style:parent-style-name="Основнойшрифтабзаца" style:family="text">
      <style:text-properties style:font-name="PT Astra Serif" fo:font-style="italic" style:font-style-asian="italic" style:font-style-complex="italic" fo:font-size="14pt" style:font-size-asian="14pt" style:font-size-complex="14pt"/>
    </style:style>
    <style:style style:name="P61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fo:hyphenate="false"/>
    </style:style>
    <style:style style:name="T62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P63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style:font-name="PT Astra Serif" fo:font-style="italic" style:font-style-asian="italic" style:font-style-complex="italic" fo:font-size="14pt" style:font-size-asian="14pt" style:font-size-complex="14pt" fo:hyphenate="false"/>
    </style:style>
    <style:style style:name="P64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style:font-name="PT Astra Serif" fo:font-style="italic" style:font-style-asian="italic" style:font-style-complex="italic" fo:font-size="14pt" style:font-size-asian="14pt" style:font-size-complex="14pt" fo:hyphenate="false"/>
    </style:style>
    <style:style style:name="P65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style:font-name="PT Astra Serif" fo:font-style="italic" style:font-style-asian="italic" style:font-style-complex="italic" fo:font-size="14pt" style:font-size-asian="14pt" style:font-size-complex="14pt" fo:hyphenate="false"/>
    </style:style>
    <style:style style:name="P66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style:font-name="PT Astra Serif" fo:font-style="italic" style:font-style-asian="italic" style:font-style-complex="italic" fo:font-size="14pt" style:font-size-asian="14pt" style:font-size-complex="14pt" fo:hyphenate="false"/>
    </style:style>
    <style:style style:name="P67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style:font-name="PT Astra Serif" fo:font-style="italic" style:font-style-asian="italic" style:font-style-complex="italic" fo:font-size="14pt" style:font-size-asian="14pt" style:font-size-complex="14pt" fo:hyphenate="false"/>
    </style:style>
    <style:style style:name="P68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fo:hyphenate="false"/>
    </style:style>
    <style:style style:name="T69" style:parent-style-name="Основнойшрифтабзаца" style:family="text">
      <style:text-properties style:font-name="PT Astra Serif" fo:font-style="italic" style:font-style-asian="italic" style:font-style-complex="italic" fo:font-size="14pt" style:font-size-asian="14pt" style:font-size-complex="14pt"/>
    </style:style>
    <style:style style:name="T70" style:parent-style-name="Основнойшрифтабзаца" style:family="text">
      <style:text-properties style:font-name="PT Astra Serif" fo:font-style="italic" style:font-style-asian="italic" style:font-style-complex="italic" fo:font-size="14pt" style:font-size-asian="14pt" style:font-size-complex="14pt"/>
    </style:style>
    <style:style style:name="P71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fo:hyphenate="false"/>
    </style:style>
    <style:style style:name="T72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73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74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75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76" style:parent-style-name="Основнойшрифтабзаца" style:family="text">
      <style:text-properties style:font-name="PT Astra Serif" fo:font-style="italic" style:font-style-asian="italic" style:font-style-complex="italic" fo:font-size="14pt" style:font-size-asian="14pt" style:font-size-complex="14pt"/>
    </style:style>
    <style:style style:name="T77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P78" style:parent-style-name="BodyTextIndent3" style:family="paragraph">
      <style:paragraph-properties fo:text-align="justify" fo:margin-bottom="0in" fo:line-height="150%" fo:margin-left="0in" fo:text-indent="0.5118in">
        <style:tab-stops>
          <style:tab-stop style:type="left" style:position="6.3986in"/>
        </style:tab-stops>
      </style:paragraph-properties>
      <style:text-properties fo:hyphenate="false"/>
    </style:style>
    <style:style style:name="T79" style:parent-style-name="Основнойшрифтабзаца" style:family="text">
      <style:text-properties style:font-name="PT Astra Serif" fo:font-style="italic" style:font-style-asian="italic" style:font-style-complex="italic" fo:font-size="14pt" style:font-size-asian="14pt" style:font-size-complex="14pt"/>
    </style:style>
    <style:style style:name="P80" style:parent-style-name="Standard" style:family="paragraph">
      <style:paragraph-properties fo:text-align="justify" fo:line-height="150%" fo:text-indent="0.4923in"/>
      <style:text-properties fo:hyphenate="false"/>
    </style:style>
    <style:style style:name="T81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82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83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84" style:parent-style-name="Standard" style:family="paragraph">
      <style:paragraph-properties fo:text-align="justify" fo:line-height="150%" fo:text-indent="0.4923in"/>
      <style:text-properties fo:hyphenate="false"/>
    </style:style>
    <style:style style:name="T85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86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8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88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89" style:parent-style-name="Standard" style:family="paragraph">
      <style:paragraph-properties fo:text-align="justify" fo:line-height="150%" fo:text-indent="0.4923in"/>
      <style:text-properties fo:hyphenate="false"/>
    </style:style>
    <style:style style:name="T90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9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92" style:parent-style-name="Standard" style:family="paragraph">
      <style:paragraph-properties fo:text-align="justify" fo:line-height="150%" fo:text-indent="0.4923in"/>
      <style:text-properties fo:hyphenate="false"/>
    </style:style>
    <style:style style:name="T9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94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95" style:parent-style-name="Standard" style:family="paragraph">
      <style:paragraph-properties fo:text-align="justify" fo:line-height="150%" fo:text-indent="0.4923in"/>
      <style:text-properties fo:hyphenate="false"/>
    </style:style>
    <style:style style:name="T96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9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98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99" style:parent-style-name="Standard" style:family="paragraph">
      <style:paragraph-properties fo:text-align="justify" fo:line-height="150%" fo:text-indent="0.4923in"/>
      <style:text-properties fo:hyphenate="false"/>
    </style:style>
    <style:style style:name="T100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0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02" style:parent-style-name="Standard" style:family="paragraph">
      <style:paragraph-properties fo:text-align="justify" fo:line-height="150%" fo:text-indent="0.4923in"/>
      <style:text-properties fo:hyphenate="false"/>
    </style:style>
    <style:style style:name="T103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04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05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06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07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08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09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10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11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12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1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14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115" style:parent-style-name="Standard" style:family="paragraph">
      <style:paragraph-properties fo:text-align="justify" fo:line-height="150%" fo:text-indent="0.4923in"/>
      <style:text-properties fo:hyphenate="false"/>
    </style:style>
    <style:style style:name="T116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1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18" style:parent-style-name="Standard" style:family="paragraph">
      <style:paragraph-properties fo:text-align="justify" fo:line-height="150%" fo:text-indent="0.4923in"/>
      <style:text-properties fo:hyphenate="false"/>
    </style:style>
    <style:style style:name="T119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20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21" style:parent-style-name="Standard" style:family="paragraph">
      <style:paragraph-properties fo:text-align="justify" fo:line-height="150%" fo:text-indent="0.4923in"/>
      <style:text-properties fo:hyphenate="false"/>
    </style:style>
    <style:style style:name="T122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123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12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12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12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127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128" style:parent-style-name="Standard" style:family="paragraph">
      <style:paragraph-properties fo:text-align="justify" fo:line-height="150%" fo:text-indent="0.4923in"/>
      <style:text-properties fo:hyphenate="false"/>
    </style:style>
    <style:style style:name="T129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30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31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132" style:parent-style-name="Standard" style:family="paragraph">
      <style:paragraph-properties fo:text-align="justify" fo:line-height="150%" fo:text-indent="0.4923in"/>
      <style:text-properties fo:hyphenate="false"/>
    </style:style>
    <style:style style:name="T13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34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35" style:parent-style-name="Standard" style:family="paragraph">
      <style:paragraph-properties fo:text-align="justify" fo:line-height="150%" fo:text-indent="0.4923in"/>
      <style:text-properties fo:hyphenate="false"/>
    </style:style>
    <style:style style:name="T136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3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38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39" style:parent-style-name="Standard" style:family="paragraph">
      <style:paragraph-properties fo:text-align="justify" fo:line-height="150%" fo:text-indent="0.4923in"/>
      <style:text-properties fo:hyphenate="false"/>
    </style:style>
    <style:style style:name="T140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4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42" style:parent-style-name="Standard" style:family="paragraph">
      <style:paragraph-properties fo:text-align="justify" fo:line-height="150%" fo:text-indent="0.4923in"/>
      <style:text-properties fo:hyphenate="false"/>
    </style:style>
    <style:style style:name="T143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44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45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146" style:parent-style-name="Standard" style:family="paragraph">
      <style:paragraph-properties fo:text-align="justify" fo:line-height="150%" fo:text-indent="0.4923in"/>
      <style:text-properties fo:hyphenate="false"/>
    </style:style>
    <style:style style:name="T14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48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49" style:parent-style-name="Standard" style:family="paragraph">
      <style:paragraph-properties fo:text-align="justify" fo:line-height="150%" fo:text-indent="0.4923in"/>
      <style:text-properties fo:hyphenate="false"/>
    </style:style>
    <style:style style:name="T150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5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52" style:parent-style-name="Standard" style:family="paragraph">
      <style:paragraph-properties fo:text-align="justify" fo:line-height="150%" fo:text-indent="0.4923in"/>
      <style:text-properties fo:hyphenate="false"/>
    </style:style>
    <style:style style:name="T153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15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15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15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157" style:parent-style-name="Standard" style:family="paragraph">
      <style:paragraph-properties fo:text-align="justify" fo:line-height="150%" fo:text-indent="0.4923in"/>
      <style:text-properties fo:hyphenate="false"/>
    </style:style>
    <style:style style:name="T158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59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60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161" style:parent-style-name="Standard" style:family="paragraph">
      <style:paragraph-properties fo:text-align="justify" fo:line-height="150%" fo:text-indent="0.4923in"/>
      <style:text-properties fo:hyphenate="false"/>
    </style:style>
    <style:style style:name="T162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6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64" style:parent-style-name="Standard" style:family="paragraph">
      <style:paragraph-properties fo:text-align="justify" fo:line-height="150%" fo:text-indent="0.4923in"/>
      <style:text-properties fo:hyphenate="false"/>
    </style:style>
    <style:style style:name="T165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66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67" style:parent-style-name="Standard" style:family="paragraph">
      <style:paragraph-properties fo:text-align="justify" fo:line-height="150%" fo:text-indent="0.4923in"/>
      <style:text-properties fo:hyphenate="false"/>
    </style:style>
    <style:style style:name="T168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69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70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71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72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73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74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75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76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177" style:parent-style-name="Standard" style:family="paragraph">
      <style:paragraph-properties fo:text-align="justify" fo:line-height="150%" fo:text-indent="0.4923in"/>
      <style:text-properties fo:hyphenate="false"/>
    </style:style>
    <style:style style:name="T178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179" style:parent-style-name="Standard" style:family="paragraph">
      <style:paragraph-properties fo:text-align="justify" fo:line-height="150%" fo:text-indent="0.4923in"/>
      <style:text-properties fo:hyphenate="false"/>
    </style:style>
    <style:style style:name="T180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8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82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83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84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185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186" style:parent-style-name="Standard" style:family="paragraph">
      <style:paragraph-properties fo:text-align="justify" fo:line-height="150%" fo:text-indent="0.4923in"/>
      <style:text-properties fo:hyphenate="false"/>
    </style:style>
    <style:style style:name="T18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88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89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90" style:parent-style-name="Standard" style:family="paragraph">
      <style:paragraph-properties fo:text-align="justify" fo:line-height="150%" fo:text-indent="0.4923in"/>
      <style:text-properties fo:hyphenate="false"/>
    </style:style>
    <style:style style:name="T19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92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93" style:parent-style-name="Standard" style:family="paragraph">
      <style:paragraph-properties fo:text-align="justify" fo:line-height="150%" fo:text-indent="0.4923in"/>
      <style:text-properties fo:hyphenate="false"/>
    </style:style>
    <style:style style:name="T194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95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196" style:parent-style-name="Standard" style:family="paragraph">
      <style:paragraph-properties fo:text-align="justify" fo:line-height="150%" fo:text-indent="0.4923in"/>
      <style:text-properties fo:hyphenate="false"/>
    </style:style>
    <style:style style:name="T19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98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199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200" style:parent-style-name="Standard" style:family="paragraph">
      <style:paragraph-properties fo:text-align="justify" fo:line-height="150%" fo:text-indent="0.4923in"/>
      <style:text-properties fo:hyphenate="false"/>
    </style:style>
    <style:style style:name="T20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02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0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204" style:parent-style-name="Standard" style:family="paragraph">
      <style:paragraph-properties fo:text-align="justify" fo:line-height="150%" fo:text-indent="0.4923in"/>
      <style:text-properties fo:hyphenate="false"/>
    </style:style>
    <style:style style:name="T205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06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207" style:parent-style-name="Standard" style:family="paragraph">
      <style:paragraph-properties fo:text-align="justify" fo:line-height="150%" fo:text-indent="0.4923in"/>
      <style:text-properties fo:hyphenate="false"/>
    </style:style>
    <style:style style:name="T208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09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210" style:parent-style-name="Standard" style:family="paragraph">
      <style:paragraph-properties fo:text-align="justify" fo:line-height="150%" fo:text-indent="0.4923in"/>
      <style:text-properties fo:hyphenate="false"/>
    </style:style>
    <style:style style:name="T211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212" style:parent-style-name="Standard" style:family="paragraph">
      <style:paragraph-properties fo:text-align="justify" fo:line-height="150%" fo:text-indent="0.4923in"/>
      <style:text-properties fo:hyphenate="false"/>
    </style:style>
    <style:style style:name="T21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14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15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16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17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18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19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20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21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22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2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24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25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26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27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228" style:parent-style-name="Standard" style:family="paragraph">
      <style:paragraph-properties fo:text-align="justify" fo:line-height="150%" fo:text-indent="0.4923in"/>
      <style:text-properties fo:hyphenate="false"/>
    </style:style>
    <style:style style:name="T229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30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31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32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3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34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235" style:parent-style-name="Standard" style:family="paragraph">
      <style:paragraph-properties fo:text-align="justify" fo:line-height="150%" fo:text-indent="0.4923in"/>
      <style:text-properties fo:hyphenate="false"/>
    </style:style>
    <style:style style:name="T236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37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38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39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240" style:parent-style-name="Standard" style:family="paragraph">
      <style:paragraph-properties fo:text-align="justify" fo:line-height="150%" fo:text-indent="0.4923in"/>
      <style:text-properties fo:hyphenate="false"/>
    </style:style>
    <style:style style:name="T24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42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43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244" style:parent-style-name="Standard" style:family="paragraph">
      <style:paragraph-properties fo:text-align="justify" fo:line-height="150%" fo:text-indent="0.4923in"/>
      <style:text-properties fo:hyphenate="false"/>
    </style:style>
    <style:style style:name="T245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46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47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48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49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250" style:parent-style-name="Standard" style:family="paragraph">
      <style:paragraph-properties fo:text-align="justify" fo:line-height="150%" fo:text-indent="0.4923in"/>
      <style:text-properties fo:hyphenate="false"/>
    </style:style>
    <style:style style:name="T251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52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5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54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55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56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P257" style:parent-style-name="Standard" style:family="paragraph">
      <style:paragraph-properties fo:text-align="justify" fo:line-height="150%" fo:text-indent="0.4923in"/>
      <style:text-properties fo:hyphenate="false"/>
    </style:style>
    <style:style style:name="T258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59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60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61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62" style:parent-style-name="Основнойшрифтабзаца1" style:family="text">
      <style:text-properties style:font-name="PT Astra Serif" style:font-weight-complex="bold" style:font-style-complex="italic" fo:color="#000000" fo:font-size="14pt" style:font-size-asian="14pt" style:font-size-complex="14pt"/>
    </style:style>
    <style:style style:name="T263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6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6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6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267" style:parent-style-name="Standard" style:family="paragraph">
      <style:paragraph-properties fo:text-align="justify" fo:line-height="150%" fo:text-indent="0.4923in"/>
      <style:text-properties fo:hyphenate="false"/>
    </style:style>
    <style:style style:name="T268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69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270" style:parent-style-name="Standard" style:family="paragraph">
      <style:paragraph-properties fo:text-align="justify" fo:line-height="150%" fo:text-indent="0.4923in"/>
      <style:text-properties fo:hyphenate="false"/>
    </style:style>
    <style:style style:name="T271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72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7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7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75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7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7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78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79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80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281" style:parent-style-name="Standard" style:family="paragraph">
      <style:paragraph-properties fo:text-align="justify" fo:line-height="150%" fo:text-indent="0.4923in"/>
      <style:text-properties fo:hyphenate="false"/>
    </style:style>
    <style:style style:name="T282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283" style:parent-style-name="Standard" style:family="paragraph">
      <style:paragraph-properties fo:text-align="justify" fo:line-height="150%" fo:text-indent="0.4923in"/>
      <style:text-properties fo:hyphenate="false"/>
    </style:style>
    <style:style style:name="T28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8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8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87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288" style:parent-style-name="Standard" style:family="paragraph">
      <style:paragraph-properties fo:text-align="justify" fo:line-height="150%" fo:text-indent="0.4923in"/>
      <style:text-properties fo:hyphenate="false"/>
    </style:style>
    <style:style style:name="T289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90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91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92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9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29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29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296" style:parent-style-name="Standard" style:family="paragraph">
      <style:paragraph-properties fo:text-align="justify" fo:line-height="150%" fo:text-indent="0.4923in"/>
      <style:text-properties fo:hyphenate="false"/>
    </style:style>
    <style:style style:name="T29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298" style:parent-style-name="Standard" style:family="paragraph">
      <style:paragraph-properties fo:text-align="justify" fo:line-height="150%" fo:text-indent="0.4923in"/>
      <style:text-properties fo:hyphenate="false"/>
    </style:style>
    <style:style style:name="T299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00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301" style:parent-style-name="Standard" style:family="paragraph">
      <style:paragraph-properties fo:text-align="justify" fo:line-height="150%" fo:text-indent="0.4923in"/>
      <style:text-properties fo:hyphenate="false"/>
    </style:style>
    <style:style style:name="T302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03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304" style:parent-style-name="Standard" style:family="paragraph">
      <style:paragraph-properties fo:text-align="justify" fo:line-height="150%" fo:text-indent="0.4923in"/>
      <style:text-properties fo:hyphenate="false"/>
    </style:style>
    <style:style style:name="T30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0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0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08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09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10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311" style:parent-style-name="Standard" style:family="paragraph">
      <style:paragraph-properties fo:text-align="justify" fo:line-height="150%" fo:text-indent="0.4923in"/>
      <style:text-properties fo:hyphenate="false"/>
    </style:style>
    <style:style style:name="T312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313" style:parent-style-name="Standard" style:family="paragraph">
      <style:paragraph-properties fo:text-align="justify" fo:line-height="150%" fo:text-indent="0.4923in"/>
      <style:text-properties fo:hyphenate="false"/>
    </style:style>
    <style:style style:name="T314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15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16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317" style:parent-style-name="Standard" style:family="paragraph">
      <style:paragraph-properties fo:text-align="justify" fo:line-height="150%" fo:text-indent="0.4923in"/>
      <style:text-properties fo:hyphenate="false"/>
    </style:style>
    <style:style style:name="T318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19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320" style:parent-style-name="Standard" style:family="paragraph">
      <style:paragraph-properties fo:text-align="justify" fo:line-height="150%" fo:text-indent="0.4923in"/>
      <style:text-properties fo:hyphenate="false"/>
    </style:style>
    <style:style style:name="T32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22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323" style:parent-style-name="Standard" style:family="paragraph">
      <style:paragraph-properties fo:text-align="justify" fo:line-height="150%" fo:text-indent="0.4923in"/>
      <style:text-properties fo:hyphenate="false"/>
    </style:style>
    <style:style style:name="T32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2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26" style:parent-style-name="Основнойшрифтабзаца1" style:family="text">
      <style:text-properties style:font-name="PT Astra Serif" fo:color="#000000" fo:font-size="14pt" style:font-size-asian="14pt" style:font-size-complex="14pt"/>
    </style:style>
    <style:style style:name="T327" style:parent-style-name="Основнойшрифтабзаца1" style:family="text">
      <style:text-properties style:font-name="PT Astra Serif" fo:color="#000000" fo:font-size="14pt" style:font-size-asian="14pt" style:font-size-complex="14pt"/>
    </style:style>
    <style:style style:name="T328" style:parent-style-name="Основнойшрифтабзаца1" style:family="text">
      <style:text-properties style:font-name="PT Astra Serif" fo:color="#000000" fo:font-size="14pt" style:font-size-asian="14pt" style:font-size-complex="14pt"/>
    </style:style>
    <style:style style:name="T329" style:parent-style-name="Основнойшрифтабзаца1" style:family="text">
      <style:text-properties style:font-name="PT Astra Serif" fo:color="#000000" fo:font-size="14pt" style:font-size-asian="14pt" style:font-size-complex="14pt"/>
    </style:style>
    <style:style style:name="T330" style:parent-style-name="Основнойшрифтабзаца1" style:family="text">
      <style:text-properties style:font-name="PT Astra Serif" fo:color="#000000" fo:font-size="14pt" style:font-size-asian="14pt" style:font-size-complex="14pt"/>
    </style:style>
    <style:style style:name="T331" style:parent-style-name="Основнойшрифтабзаца1" style:family="text">
      <style:text-properties style:font-name="PT Astra Serif" fo:color="#000000" fo:font-size="14pt" style:font-size-asian="14pt" style:font-size-complex="14pt"/>
    </style:style>
    <style:style style:name="T332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33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3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335" style:parent-style-name="Standard" style:family="paragraph">
      <style:paragraph-properties fo:text-align="justify" fo:line-height="150%" fo:text-indent="0.4923in"/>
      <style:text-properties fo:hyphenate="false"/>
    </style:style>
    <style:style style:name="T336" style:parent-style-name="Основнойшрифтабзаца1" style:family="text">
      <style:text-properties style:font-name="PT Astra Serif" fo:font-style="italic" style:font-style-asian="italic" style:font-style-complex="italic" fo:color="#000000" fo:font-size="14pt" style:font-size-asian="14pt" style:font-size-complex="14pt"/>
    </style:style>
    <style:style style:name="T33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38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339" style:parent-style-name="Standard" style:family="paragraph">
      <style:paragraph-properties fo:text-align="justify" fo:line-height="150%" fo:text-indent="0.4923in"/>
      <style:text-properties fo:hyphenate="false"/>
    </style:style>
    <style:style style:name="T340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4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342" style:parent-style-name="Standard" style:family="paragraph">
      <style:paragraph-properties fo:text-align="justify" fo:line-height="150%" fo:text-indent="0.4923in"/>
      <style:text-properties fo:hyphenate="false"/>
    </style:style>
    <style:style style:name="T34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344" style:parent-style-name="Standard" style:family="paragraph">
      <style:paragraph-properties fo:text-align="justify" fo:line-height="150%" fo:text-indent="0.4923in"/>
      <style:text-properties fo:hyphenate="false"/>
    </style:style>
    <style:style style:name="T34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4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47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48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349" style:parent-style-name="Standard" style:family="paragraph">
      <style:paragraph-properties fo:text-align="justify" fo:line-height="150%" fo:text-indent="0.4923in"/>
      <style:text-properties fo:hyphenate="false"/>
    </style:style>
    <style:style style:name="T350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51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52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53" style:parent-style-name="Основнойшрифтабзаца1" style:family="text">
      <style:text-properties style:font-name="PT Astra Serif" fo:color="#000000" fo:font-size="14pt" style:font-size-asian="14pt" style:font-size-complex="14pt"/>
    </style:style>
    <style:style style:name="T35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5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5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357" style:parent-style-name="Standard" style:family="paragraph">
      <style:paragraph-properties fo:text-align="justify" fo:line-height="150%" fo:text-indent="0.4923in"/>
      <style:text-properties fo:hyphenate="false"/>
    </style:style>
    <style:style style:name="T358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59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360" style:parent-style-name="Standard" style:family="paragraph">
      <style:paragraph-properties fo:text-align="justify" fo:line-height="150%" fo:text-indent="0.4923in"/>
      <style:text-properties fo:hyphenate="false"/>
    </style:style>
    <style:style style:name="T361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62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6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6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365" style:parent-style-name="Standard" style:family="paragraph">
      <style:paragraph-properties fo:text-align="justify" fo:line-height="150%" fo:text-indent="0.4923in"/>
      <style:text-properties fo:hyphenate="false"/>
    </style:style>
    <style:style style:name="T36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67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68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69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70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371" style:parent-style-name="Standard" style:family="paragraph">
      <style:paragraph-properties fo:text-align="justify" fo:line-height="150%" fo:text-indent="0.4923in"/>
      <style:text-properties fo:hyphenate="false"/>
    </style:style>
    <style:style style:name="T372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73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7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7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76" style:parent-style-name="Основнойшрифтабзаца1" style:family="text">
      <style:text-properties style:font-name="PT Astra Serif" fo:color="#000000" fo:font-size="14pt" style:font-size-asian="14pt" style:font-size-complex="14pt"/>
    </style:style>
    <style:style style:name="T377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78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79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380" style:parent-style-name="Standard" style:family="paragraph">
      <style:paragraph-properties fo:text-align="justify" fo:line-height="150%" fo:text-indent="0.4923in"/>
      <style:text-properties fo:hyphenate="false"/>
    </style:style>
    <style:style style:name="T38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382" style:parent-style-name="Standard" style:family="paragraph">
      <style:paragraph-properties fo:text-align="justify" fo:line-height="150%" fo:text-indent="0.4923in"/>
      <style:text-properties fo:hyphenate="false"/>
    </style:style>
    <style:style style:name="T383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8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8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8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87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88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389" style:parent-style-name="Standard" style:family="paragraph">
      <style:paragraph-properties fo:text-align="justify" fo:line-height="150%" fo:text-indent="0.4923in"/>
      <style:text-properties fo:hyphenate="false"/>
    </style:style>
    <style:style style:name="T390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91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92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93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394" style:parent-style-name="Standard" style:family="paragraph">
      <style:paragraph-properties fo:text-align="justify" fo:line-height="150%" fo:text-indent="0.4923in"/>
      <style:text-properties fo:hyphenate="false"/>
    </style:style>
    <style:style style:name="T395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396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397" style:parent-style-name="Standard" style:family="paragraph">
      <style:paragraph-properties fo:text-align="justify" fo:line-height="150%" fo:text-indent="0.4923in"/>
      <style:text-properties fo:hyphenate="false"/>
    </style:style>
    <style:style style:name="T398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399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00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401" style:parent-style-name="Standard" style:family="paragraph">
      <style:paragraph-properties fo:text-align="justify" fo:line-height="150%" fo:text-indent="0.4923in"/>
      <style:text-properties fo:hyphenate="false"/>
    </style:style>
    <style:style style:name="T402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03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0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0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0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07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08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409" style:parent-style-name="Standard" style:family="paragraph">
      <style:paragraph-properties fo:text-align="justify" fo:line-height="150%" fo:text-indent="0.4923in"/>
      <style:text-properties fo:hyphenate="false"/>
    </style:style>
    <style:style style:name="T410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41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412" style:parent-style-name="Standard" style:family="paragraph">
      <style:paragraph-properties fo:text-align="justify" fo:line-height="150%" fo:text-indent="0.4923in"/>
      <style:text-properties fo:hyphenate="false"/>
    </style:style>
    <style:style style:name="T41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414" style:parent-style-name="Standard" style:family="paragraph">
      <style:paragraph-properties fo:text-align="justify" fo:line-height="150%" fo:text-indent="0.4923in"/>
      <style:text-properties fo:hyphenate="false"/>
    </style:style>
    <style:style style:name="T415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416" style:parent-style-name="Standard" style:family="paragraph">
      <style:paragraph-properties fo:text-align="justify" fo:line-height="150%" fo:text-indent="0.4923in"/>
      <style:text-properties fo:hyphenate="false"/>
    </style:style>
    <style:style style:name="T417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P418" style:parent-style-name="Standard" style:family="paragraph">
      <style:paragraph-properties fo:text-align="justify" fo:line-height="150%" fo:text-indent="0.4923in"/>
      <style:text-properties fo:hyphenate="false"/>
    </style:style>
    <style:style style:name="T419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420" style:parent-style-name="Standard" style:family="paragraph">
      <style:paragraph-properties fo:text-align="justify" fo:line-height="150%" fo:text-indent="0.4923in"/>
      <style:text-properties fo:hyphenate="false"/>
    </style:style>
    <style:style style:name="T421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422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423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424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25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26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27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428" style:parent-style-name="Standard" style:family="paragraph">
      <style:paragraph-properties fo:text-align="justify" fo:line-height="150%" fo:text-indent="0.4923in"/>
      <style:text-properties fo:hyphenate="false"/>
    </style:style>
    <style:style style:name="T429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430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431" style:parent-style-name="Standard" style:family="paragraph">
      <style:paragraph-properties fo:text-align="justify" fo:line-height="150%" fo:text-indent="0.4923in"/>
      <style:text-properties fo:hyphenate="false"/>
    </style:style>
    <style:style style:name="T432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433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434" style:parent-style-name="Standard" style:family="paragraph">
      <style:paragraph-properties fo:text-align="justify" fo:line-height="150%" fo:text-indent="0.4923in"/>
      <style:text-properties fo:hyphenate="false"/>
    </style:style>
    <style:style style:name="T435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436" style:parent-style-name="Основнойшрифтабзаца1" style:family="text">
      <style:text-properties style:font-name="PT Astra Serif" style:font-weight-complex="bold" fo:font-style="italic" style:font-style-asian="italic" style:font-style-complex="italic" fo:color="#000000" fo:font-size="14pt" style:font-size-asian="14pt" style:font-size-complex="14pt"/>
    </style:style>
    <style:style style:name="T437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38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39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T440" style:parent-style-name="Основнойшрифтабзаца1" style:family="text">
      <style:text-properties style:font-name="PT Astra Serif" style:font-weight-complex="bold" fo:color="#000000" fo:font-size="14pt" style:font-size-asian="14pt" style:font-size-complex="14pt"/>
    </style:style>
    <style:style style:name="P441" style:parent-style-name="BodyTextIndent3" style:family="paragraph">
      <style:paragraph-properties fo:break-before="page" fo:text-align="end" fo:margin-bottom="0in" fo:margin-left="0in">
        <style:tab-stops>
          <style:tab-stop style:type="left" style:position="6.3986in"/>
        </style:tab-stops>
      </style:paragraph-properties>
    </style:style>
    <style:style style:name="T442" style:parent-style-name="Основнойшрифтабзаца" style:family="text">
      <style:text-properties style:font-name="PT Astra Serif" style:font-name-asian="Times New Roman" fo:font-weight="bold" style:font-weight-asian="bold" style:font-style-complex="italic" fo:color="#000000" fo:font-size="14pt" style:font-size-asian="14pt" style:font-size-complex="14pt"/>
    </style:style>
    <style:style style:name="P443" style:parent-style-name="BodyTextIndent3" style:family="paragraph">
      <style:paragraph-properties fo:text-align="center" fo:margin-bottom="0in" fo:margin-left="0in">
        <style:tab-stops>
          <style:tab-stop style:type="left" style:position="6.3986in"/>
        </style:tab-stops>
      </style:paragraph-properties>
    </style:style>
    <style:style style:name="T444" style:parent-style-name="Основнойшрифтабзаца" style:family="text">
      <style:text-properties style:font-name="PT Astra Serif" style:font-name-asian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445" style:parent-style-name="Основнойшрифтабзаца" style:family="text">
      <style:text-properties style:font-name="PT Astra Serif" style:font-name-asian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446" style:parent-style-name="Основнойшрифтабзаца" style:family="text">
      <style:text-properties style:font-name="PT Astra Serif" style:font-name-asian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T447" style:parent-style-name="Основнойшрифтабзаца" style:family="text">
      <style:text-properties style:font-name="PT Astra Serif" style:font-name-asian="Times New Roman" fo:font-weight="bold" style:font-weight-asian="bold" style:font-weight-complex="bold" style:font-style-complex="italic" fo:color="#000000" fo:font-size="14pt" style:font-size-asian="14pt" style:font-size-complex="14pt"/>
    </style:style>
    <style:style style:name="P448" style:parent-style-name="BodyTextIndent3" style:family="paragraph">
      <style:paragraph-properties fo:text-align="justify" fo:margin-bottom="0in" fo:margin-left="0in">
        <style:tab-stops>
          <style:tab-stop style:type="left" style:position="6.3986in"/>
        </style:tab-stops>
      </style:paragraph-properties>
      <style:text-properties style:font-name="PT Astra Serif" style:font-name-asian="Times New Roman" style:font-weight-complex="bold" style:font-style-complex="italic" fo:color="#000000" fo:font-size="6pt" style:font-size-asian="6pt" style:font-size-complex="6pt"/>
    </style:style>
    <style:style style:name="TableColumn450" style:family="table-column">
      <style:table-column-properties style:column-width="2.125in" style:use-optimal-column-width="false"/>
    </style:style>
    <style:style style:name="TableColumn451" style:family="table-column">
      <style:table-column-properties style:column-width="4.7784in" style:use-optimal-column-width="false"/>
    </style:style>
    <style:style style:name="Table449" style:family="table">
      <style:table-properties style:width="6.9034in" fo:margin-left="0.0868in" table:align="left"/>
    </style:style>
    <style:style style:name="TableRow452" style:family="table-row">
      <style:table-row-properties style:use-optimal-row-height="false" fo:keep-together="always"/>
    </style:style>
    <style:style style:name="TableCell453" style:family="table-cell">
      <style:table-cell-properties fo:border="0.0069in solid #000000" style:writing-mode="lr-tb" fo:padding-top="0.05in" fo:padding-left="0.0833in" fo:padding-bottom="0.05in" fo:padding-right="0.0833in"/>
    </style:style>
    <style:style style:name="P454" style:parent-style-name="BodyTextIndent3" style:family="paragraph">
      <style:paragraph-properties fo:widows="0" fo:orphans="0" fo:text-align="justify">
        <style:tab-stops>
          <style:tab-stop style:type="left" style:position="6.3986in"/>
        </style:tab-stops>
      </style:paragraph-properties>
    </style:style>
    <style:style style:name="T455" style:parent-style-name="Основнойшрифтабзаца" style:family="text">
      <style:text-properties style:font-name="PT Astra Serif" style:font-name-asian="Times New Roman" fo:font-weight="bold" style:font-weight-asian="bold" style:font-weight-complex="bold" style:font-style-complex="italic" fo:color="#000000" fo:font-size="12pt" style:font-size-asian="12pt" style:font-size-complex="12pt"/>
    </style:style>
    <style:style style:name="TableCell456" style:family="table-cell">
      <style:table-cell-properties fo:border="0.0069in solid #000000" style:writing-mode="lr-tb" fo:padding-top="0.05in" fo:padding-left="0.0833in" fo:padding-bottom="0.05in" fo:padding-right="0.0833in"/>
    </style:style>
    <style:style style:name="P457" style:parent-style-name="BodyTextIndent3" style:family="paragraph">
      <style:paragraph-properties fo:widows="0" fo:orphans="0" fo:text-align="justify">
        <style:tab-stops>
          <style:tab-stop style:type="left" style:position="6.3986in"/>
        </style:tab-stops>
      </style:paragraph-properties>
    </style:style>
    <style:style style:name="T458" style:parent-style-name="Основнойшрифтабзаца" style:family="text">
      <style:text-properties style:font-name="PT Astra Serif" style:font-name-asian="Times New Roman" fo:font-weight="bold" style:font-weight-asian="bold" style:font-weight-complex="bold" style:font-style-complex="italic" fo:color="#000000" fo:font-size="12pt" style:font-size-asian="12pt" style:font-size-complex="12pt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1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46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463" style:family="table-cell">
      <style:table-cell-properties fo:border="0.0069in solid #000000" style:writing-mode="lr-tb" style:vertical-align="middle" fo:padding-top="0in" fo:padding-left="0in" fo:padding-bottom="0in" fo:padding-right="0in"/>
    </style:style>
    <style:style style:name="P464" style:parent-style-name="Standard" style:family="paragraph">
      <style:paragraph-properties fo:text-align="justify" fo:line-height="150%"/>
      <style:text-properties fo:hyphenate="false"/>
    </style:style>
    <style:style style:name="T465" style:parent-style-name="Основнойшрифтабзаца1" style:family="text">
      <style:text-properties style:font-name="PT Astra Serif" style:font-weight-complex="bold" fo:color="#000000"/>
    </style:style>
    <style:style style:name="T466" style:parent-style-name="Основнойшрифтабзаца1" style:family="text">
      <style:text-properties style:font-name="PT Astra Serif" style:font-weight-complex="bold" fo:color="#000000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69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47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47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472" style:parent-style-name="Standard" style:family="paragraph">
      <style:paragraph-properties fo:text-align="justify" fo:line-height="150%"/>
      <style:text-properties fo:hyphenate="false"/>
    </style:style>
    <style:style style:name="T473" style:parent-style-name="Основнойшрифтабзаца1" style:family="text">
      <style:text-properties style:font-name="PT Astra Serif" style:font-weight-complex="bold" fo:color="#000000"/>
    </style:style>
    <style:style style:name="T474" style:parent-style-name="Основнойшрифтабзаца1" style:family="text">
      <style:text-properties style:font-name="PT Astra Serif" style:font-weight-complex="bold" fo:color="#000000"/>
    </style:style>
    <style:style style:name="T475" style:parent-style-name="Основнойшрифтабзаца1" style:family="text">
      <style:text-properties style:font-name="PT Astra Serif" style:font-weight-complex="bold" fo:color="#000000"/>
    </style:style>
    <style:style style:name="T476" style:parent-style-name="Основнойшрифтабзаца1" style:family="text">
      <style:text-properties style:font-name="PT Astra Serif" style:font-weight-complex="bold" fo:color="#000000"/>
    </style:style>
    <style:style style:name="T477" style:parent-style-name="Основнойшрифтабзаца1" style:family="text">
      <style:text-properties style:font-name="PT Astra Serif" style:font-weight-complex="bold" fo:color="#000000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0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48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48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483" style:parent-style-name="Standard" style:family="paragraph">
      <style:paragraph-properties fo:text-align="justify" fo:line-height="150%"/>
      <style:text-properties fo:hyphenate="false"/>
    </style:style>
    <style:style style:name="T484" style:parent-style-name="Основнойшрифтабзаца1" style:family="text">
      <style:text-properties style:font-name="PT Astra Serif" style:font-weight-complex="bold" fo:color="#000000"/>
    </style:style>
    <style:style style:name="T485" style:parent-style-name="Основнойшрифтабзаца1" style:family="text">
      <style:text-properties style:font-name="PT Astra Serif" style:font-weight-complex="bold" fo:color="#000000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88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48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4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491" style:parent-style-name="Standard" style:family="paragraph">
      <style:paragraph-properties fo:text-align="justify" fo:line-height="150%"/>
      <style:text-properties fo:hyphenate="false"/>
    </style:style>
    <style:style style:name="T492" style:parent-style-name="Основнойшрифтабзаца1" style:family="text">
      <style:text-properties style:font-name="PT Astra Serif" style:font-weight-complex="bold" fo:color="#000000"/>
    </style:style>
    <style:style style:name="T493" style:parent-style-name="Основнойшрифтабзаца1" style:family="text">
      <style:text-properties style:font-name="PT Astra Serif" style:font-weight-complex="bold" fo:color="#000000"/>
    </style:style>
    <style:style style:name="T494" style:parent-style-name="Основнойшрифтабзаца1" style:family="text">
      <style:text-properties style:font-name="PT Astra Serif" style:font-weight-complex="bold" fo:color="#000000"/>
    </style:style>
    <style:style style:name="TableRow495" style:family="table-row">
      <style:table-row-properties style:use-optimal-row-height="false"/>
    </style:style>
    <style:style style:name="TableCell4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497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49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49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00" style:parent-style-name="Standard" style:family="paragraph">
      <style:paragraph-properties fo:text-align="justify" fo:line-height="150%"/>
      <style:text-properties fo:hyphenate="false"/>
    </style:style>
    <style:style style:name="T501" style:parent-style-name="Основнойшрифтабзаца1" style:family="text">
      <style:text-properties style:font-name="PT Astra Serif" style:font-weight-complex="bold" fo:color="#000000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04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0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0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07" style:parent-style-name="Standard" style:family="paragraph">
      <style:paragraph-properties fo:text-align="justify" fo:line-height="150%"/>
      <style:text-properties fo:hyphenate="false"/>
    </style:style>
    <style:style style:name="T508" style:parent-style-name="Основнойшрифтабзаца1" style:family="text">
      <style:text-properties style:font-name="PT Astra Serif" style:font-weight-complex="bold" fo:color="#000000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11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1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1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14" style:parent-style-name="Standard" style:family="paragraph">
      <style:paragraph-properties fo:text-align="justify" fo:line-height="150%"/>
      <style:text-properties fo:hyphenate="false"/>
    </style:style>
    <style:style style:name="T515" style:parent-style-name="Основнойшрифтабзаца1" style:family="text">
      <style:text-properties style:font-name="PT Astra Serif" style:font-weight-complex="bold" fo:color="#000000"/>
    </style:style>
    <style:style style:name="T516" style:parent-style-name="Основнойшрифтабзаца1" style:family="text">
      <style:text-properties style:font-name="PT Astra Serif" style:font-weight-complex="bold" fo:color="#000000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19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2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2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22" style:parent-style-name="Standard" style:family="paragraph">
      <style:paragraph-properties fo:text-align="justify" fo:line-height="150%"/>
      <style:text-properties fo:hyphenate="false"/>
    </style:style>
    <style:style style:name="T523" style:parent-style-name="Основнойшрифтабзаца1" style:family="text">
      <style:text-properties style:font-name="PT Astra Serif" style:font-weight-complex="bold" fo:color="#000000"/>
    </style:style>
    <style:style style:name="T524" style:parent-style-name="Основнойшрифтабзаца1" style:family="text">
      <style:text-properties style:font-name="PT Astra Serif" style:font-weight-complex="bold" fo:color="#000000"/>
    </style:style>
    <style:style style:name="T525" style:parent-style-name="Основнойшрифтабзаца1" style:family="text">
      <style:text-properties style:font-name="PT Astra Serif" style:font-weight-complex="bold" fo:color="#000000"/>
    </style:style>
    <style:style style:name="T526" style:parent-style-name="Основнойшрифтабзаца1" style:family="text">
      <style:text-properties style:font-name="PT Astra Serif" style:font-weight-complex="bold" fo:color="#000000"/>
    </style:style>
    <style:style style:name="T527" style:parent-style-name="Основнойшрифтабзаца1" style:family="text">
      <style:text-properties style:font-name="PT Astra Serif" style:font-weight-complex="bold" fo:color="#000000"/>
    </style:style>
    <style:style style:name="T528" style:parent-style-name="Основнойшрифтабзаца1" style:family="text">
      <style:text-properties style:font-name="PT Astra Serif" style:font-weight-complex="bold" fo:color="#000000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31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3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3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34" style:parent-style-name="Standard" style:family="paragraph">
      <style:paragraph-properties fo:text-align="justify" fo:line-height="150%"/>
      <style:text-properties fo:hyphenate="false"/>
    </style:style>
    <style:style style:name="T535" style:parent-style-name="Основнойшрифтабзаца1" style:family="text">
      <style:text-properties style:font-name="PT Astra Serif" style:font-weight-complex="bold" fo:color="#000000"/>
    </style:style>
    <style:style style:name="TableRow536" style:family="table-row">
      <style:table-row-properties style:use-optimal-row-height="false"/>
    </style:style>
    <style:style style:name="TableCell53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38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3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40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541" style:parent-style-name="Standard" style:family="paragraph">
      <style:paragraph-properties fo:text-align="justify" fo:line-height="150%"/>
      <style:text-properties fo:hyphenate="false"/>
    </style:style>
    <style:style style:name="T542" style:parent-style-name="Основнойшрифтабзаца1" style:family="text">
      <style:text-properties style:font-name="PT Astra Serif" style:font-weight-complex="bold" fo:color="#000000"/>
    </style:style>
    <style:style style:name="T543" style:parent-style-name="Основнойшрифтабзаца1" style:family="text">
      <style:text-properties style:font-name="PT Astra Serif" style:font-weight-complex="bold" fo:color="#000000"/>
    </style:style>
    <style:style style:name="T544" style:parent-style-name="Основнойшрифтабзаца1" style:family="text">
      <style:text-properties style:font-name="PT Astra Serif" style:font-weight-complex="bold" fo:color="#000000"/>
    </style:style>
    <style:style style:name="T545" style:parent-style-name="Основнойшрифтабзаца1" style:family="text">
      <style:text-properties style:font-name="PT Astra Serif" style:font-weight-complex="bold" fo:color="#000000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48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4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5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51" style:parent-style-name="Standard" style:family="paragraph">
      <style:paragraph-properties fo:text-align="justify" fo:line-height="150%"/>
      <style:text-properties fo:hyphenate="false"/>
    </style:style>
    <style:style style:name="T552" style:parent-style-name="Основнойшрифтабзаца1" style:family="text">
      <style:text-properties style:font-name="PT Astra Serif" style:font-weight-complex="bold" fo:color="#000000"/>
    </style:style>
    <style:style style:name="T553" style:parent-style-name="Основнойшрифтабзаца1" style:family="text">
      <style:text-properties style:font-name="PT Astra Serif" style:font-weight-complex="bold" fo:color="#000000"/>
    </style:style>
    <style:style style:name="TableRow554" style:family="table-row">
      <style:table-row-properties style:use-optimal-row-height="false"/>
    </style:style>
    <style:style style:name="TableCell55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56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5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5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59" style:parent-style-name="Standard" style:family="paragraph">
      <style:paragraph-properties fo:text-align="justify" fo:line-height="150%"/>
      <style:text-properties fo:hyphenate="false"/>
    </style:style>
    <style:style style:name="T560" style:parent-style-name="Основнойшрифтабзаца1" style:family="text">
      <style:text-properties style:font-name="PT Astra Serif" style:font-weight-complex="bold" fo:color="#000000"/>
    </style:style>
    <style:style style:name="T561" style:parent-style-name="Основнойшрифтабзаца1" style:family="text">
      <style:text-properties style:font-name="PT Astra Serif" style:font-weight-complex="bold" fo:color="#000000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64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6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67" style:parent-style-name="Standard" style:family="paragraph">
      <style:paragraph-properties fo:text-align="justify" fo:line-height="150%"/>
      <style:text-properties fo:hyphenate="false"/>
    </style:style>
    <style:style style:name="T568" style:parent-style-name="Основнойшрифтабзаца1" style:family="text">
      <style:text-properties style:font-name="PT Astra Serif" style:font-weight-complex="bold" fo:color="#000000"/>
    </style:style>
    <style:style style:name="T569" style:parent-style-name="Основнойшрифтабзаца1" style:family="text">
      <style:text-properties style:font-name="PT Astra Serif" style:font-weight-complex="bold" fo:color="#000000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72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7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7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75" style:parent-style-name="Standard" style:family="paragraph">
      <style:paragraph-properties fo:text-align="justify" fo:line-height="150%"/>
      <style:text-properties fo:hyphenate="false"/>
    </style:style>
    <style:style style:name="T576" style:parent-style-name="Основнойшрифтабзаца1" style:family="text">
      <style:text-properties style:font-name="PT Astra Serif" style:font-weight-complex="bold" fo:color="#000000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79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80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8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82" style:parent-style-name="Standard" style:family="paragraph">
      <style:paragraph-properties fo:text-align="justify" fo:line-height="150%"/>
      <style:text-properties fo:hyphenate="false"/>
    </style:style>
    <style:style style:name="T583" style:parent-style-name="Основнойшрифтабзаца1" style:family="text">
      <style:text-properties style:font-name="PT Astra Serif" style:font-weight-complex="bold" fo:color="#000000"/>
    </style:style>
    <style:style style:name="T584" style:parent-style-name="Основнойшрифтабзаца1" style:family="text">
      <style:text-properties style:font-name="PT Astra Serif" style:font-weight-complex="bold" fo:color="#000000"/>
    </style:style>
    <style:style style:name="T585" style:parent-style-name="Основнойшрифтабзаца1" style:family="text">
      <style:text-properties style:font-name="PT Astra Serif" style:font-weight-complex="bold" fo:color="#000000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88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8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9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591" style:parent-style-name="Standard" style:family="paragraph">
      <style:paragraph-properties fo:text-align="justify" fo:line-height="150%"/>
      <style:text-properties fo:hyphenate="false"/>
    </style:style>
    <style:style style:name="T592" style:parent-style-name="Основнойшрифтабзаца1" style:family="text">
      <style:text-properties style:font-name="PT Astra Serif" style:font-weight-complex="bold" fo:color="#000000"/>
    </style:style>
    <style:style style:name="T593" style:parent-style-name="Основнойшрифтабзаца1" style:family="text">
      <style:text-properties style:font-name="PT Astra Serif" style:font-weight-complex="bold" fo:color="#000000"/>
    </style:style>
    <style:style style:name="T594" style:parent-style-name="Основнойшрифтабзаца1" style:family="text">
      <style:text-properties style:font-name="PT Astra Serif" style:font-weight-complex="bold" fo:color="#000000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597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59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59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600" style:parent-style-name="Standard" style:family="paragraph">
      <style:paragraph-properties fo:text-align="justify" fo:line-height="150%"/>
      <style:text-properties fo:hyphenate="false"/>
    </style:style>
    <style:style style:name="T601" style:parent-style-name="Основнойшрифтабзаца1" style:family="text">
      <style:text-properties style:font-name="PT Astra Serif" style:font-weight-complex="bold" fo:color="#000000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04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0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60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607" style:parent-style-name="Standard" style:family="paragraph">
      <style:paragraph-properties fo:text-align="justify" fo:line-height="150%"/>
      <style:text-properties fo:hyphenate="false"/>
    </style:style>
    <style:style style:name="T608" style:parent-style-name="Основнойшрифтабзаца1" style:family="text">
      <style:text-properties style:font-name="PT Astra Serif" style:font-weight-complex="bold" fo:color="#000000"/>
    </style:style>
    <style:style style:name="T609" style:parent-style-name="Основнойшрифтабзаца1" style:family="text">
      <style:text-properties style:font-name="PT Astra Serif" style:font-weight-complex="bold" fo:color="#000000"/>
    </style:style>
    <style:style style:name="T610" style:parent-style-name="Основнойшрифтабзаца1" style:family="text">
      <style:text-properties style:font-name="PT Astra Serif" style:font-weight-complex="bold" fo:color="#000000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13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1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61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616" style:parent-style-name="Standard" style:family="paragraph">
      <style:paragraph-properties fo:text-align="justify" fo:line-height="150%"/>
      <style:text-properties fo:hyphenate="false"/>
    </style:style>
    <style:style style:name="T617" style:parent-style-name="Основнойшрифтабзаца1" style:family="text">
      <style:text-properties style:font-name="PT Astra Serif" style:font-weight-complex="bold" fo:color="#000000"/>
    </style:style>
    <style:style style:name="T618" style:parent-style-name="Основнойшрифтабзаца1" style:family="text">
      <style:text-properties style:font-name="PT Astra Serif" style:font-weight-complex="bold" fo:color="#000000"/>
    </style:style>
    <style:style style:name="T619" style:parent-style-name="Основнойшрифтабзаца1" style:family="text">
      <style:text-properties style:font-name="PT Astra Serif" style:font-weight-complex="bold" fo:color="#000000"/>
    </style:style>
    <style:style style:name="T620" style:parent-style-name="Основнойшрифтабзаца1" style:family="text">
      <style:text-properties style:font-name="PT Astra Serif" style:font-weight-complex="bold" fo:color="#000000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23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24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62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in" fo:padding-bottom="0in" fo:padding-right="0in"/>
    </style:style>
    <style:style style:name="P626" style:parent-style-name="Standard" style:family="paragraph">
      <style:paragraph-properties fo:text-align="justify" fo:line-height="150%"/>
      <style:text-properties fo:hyphenate="false"/>
    </style:style>
    <style:style style:name="T627" style:parent-style-name="Основнойшрифтабзаца1" style:family="text">
      <style:text-properties style:font-name="PT Astra Serif" style:font-weight-complex="bold" fo:color="#000000"/>
    </style:style>
    <style:style style:name="T628" style:parent-style-name="Основнойшрифтабзаца1" style:family="text">
      <style:text-properties style:font-name="PT Astra Serif" style:font-weight-complex="bold" fo:color="#000000"/>
    </style:style>
    <style:style style:name="T629" style:parent-style-name="Основнойшрифтабзаца1" style:family="text">
      <style:text-properties style:font-name="PT Astra Serif" style:font-weight-complex="bold" fo:color="#000000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32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3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Standard" style:family="paragraph">
      <style:paragraph-properties fo:text-align="justify" fo:line-height="150%"/>
      <style:text-properties fo:hyphenate="false"/>
    </style:style>
    <style:style style:name="T636" style:parent-style-name="Основнойшрифтабзаца1" style:family="text">
      <style:text-properties style:font-name="PT Astra Serif" style:font-weight-complex="bold" fo:color="#000000"/>
    </style:style>
    <style:style style:name="T637" style:parent-style-name="Основнойшрифтабзаца1" style:family="text">
      <style:text-properties style:font-name="PT Astra Serif" style:font-weight-complex="bold" fo:color="#000000"/>
    </style:style>
    <style:style style:name="T638" style:parent-style-name="Основнойшрифтабзаца1" style:family="text">
      <style:text-properties style:font-name="PT Astra Serif" style:font-weight-complex="bold" fo:color="#000000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41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4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64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44" style:parent-style-name="Standard" style:family="paragraph">
      <style:paragraph-properties fo:text-align="justify" fo:line-height="150%"/>
      <style:text-properties fo:hyphenate="false"/>
    </style:style>
    <style:style style:name="T645" style:parent-style-name="Основнойшрифтабзаца1" style:family="text">
      <style:text-properties style:font-name="PT Astra Serif" style:font-weight-complex="bold" fo:color="#000000"/>
    </style:style>
    <style:style style:name="T646" style:parent-style-name="Основнойшрифтабзаца1" style:family="text">
      <style:text-properties style:font-name="PT Astra Serif" style:font-weight-complex="bold" fo:color="#000000"/>
    </style:style>
    <style:style style:name="T647" style:parent-style-name="Основнойшрифтабзаца1" style:family="text">
      <style:text-properties style:font-name="PT Astra Serif" style:font-weight-complex="bold" fo:color="#000000"/>
    </style:style>
    <style:style style:name="TableRow648" style:family="table-row">
      <style:table-row-properties style:min-row-height="0.8423in" style:use-optimal-row-height="false"/>
    </style:style>
    <style:style style:name="TableCell64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50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5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65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3" style:parent-style-name="Standard" style:family="paragraph">
      <style:paragraph-properties fo:text-align="justify" fo:line-height="150%"/>
      <style:text-properties fo:hyphenate="false"/>
    </style:style>
    <style:style style:name="T654" style:parent-style-name="Основнойшрифтабзаца1" style:family="text">
      <style:text-properties style:font-name="PT Astra Serif" style:font-weight-complex="bold" fo:color="#000000"/>
    </style:style>
    <style:style style:name="TableRow655" style:family="table-row">
      <style:table-row-properties style:min-row-height="0.4138in" style:use-optimal-row-height="false"/>
    </style:style>
    <style:style style:name="TableCell656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57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5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65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0" style:parent-style-name="Standard" style:family="paragraph">
      <style:paragraph-properties fo:text-align="justify" fo:line-height="150%"/>
      <style:text-properties fo:hyphenate="false"/>
    </style:style>
    <style:style style:name="T661" style:parent-style-name="Основнойшрифтабзаца1" style:family="text">
      <style:text-properties style:font-name="PT Astra Serif" style:font-weight-complex="bold" fo:color="#000000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64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6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 fo:language="en" fo:country="US"/>
    </style:style>
    <style:style style:name="TableCell66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7" style:parent-style-name="Standard" style:family="paragraph">
      <style:paragraph-properties fo:text-align="justify" fo:line-height="150%"/>
      <style:text-properties fo:hyphenate="false"/>
    </style:style>
    <style:style style:name="T668" style:parent-style-name="Основнойшрифтабзаца1" style:family="text">
      <style:text-properties style:font-name="PT Astra Serif" style:font-weight-complex="bold" fo:color="#000000"/>
    </style:style>
    <style:style style:name="T669" style:parent-style-name="Основнойшрифтабзаца1" style:family="text">
      <style:text-properties style:font-name="PT Astra Serif" style:font-weight-complex="bold" fo:color="#000000"/>
    </style:style>
    <style:style style:name="T670" style:parent-style-name="Основнойшрифтабзаца1" style:family="text">
      <style:text-properties style:font-name="PT Astra Serif" style:font-weight-complex="bold" fo:color="#000000"/>
    </style:style>
    <style:style style:name="T671" style:parent-style-name="Основнойшрифтабзаца1" style:family="text">
      <style:text-properties style:font-name="PT Astra Serif" style:font-weight-complex="bold" fo:color="#000000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74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7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67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77" style:parent-style-name="Standard" style:family="paragraph">
      <style:paragraph-properties fo:text-align="justify" fo:line-height="150%"/>
      <style:text-properties fo:hyphenate="false"/>
    </style:style>
    <style:style style:name="T678" style:parent-style-name="Основнойшрифтабзаца1" style:family="text">
      <style:text-properties style:font-name="PT Astra Serif" style:font-weight-complex="bold" fo:color="#000000"/>
    </style:style>
    <style:style style:name="T679" style:parent-style-name="Основнойшрифтабзаца1" style:family="text">
      <style:text-properties style:font-name="PT Astra Serif" style:font-weight-complex="bold" fo:color="#000000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82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8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68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85" style:parent-style-name="Standard" style:family="paragraph">
      <style:paragraph-properties fo:text-align="justify" fo:line-height="150%"/>
      <style:text-properties fo:hyphenate="false"/>
    </style:style>
    <style:style style:name="T686" style:parent-style-name="Основнойшрифтабзаца1" style:family="text">
      <style:text-properties style:font-name="PT Astra Serif" style:font-weight-complex="bold" fo:color="#000000"/>
    </style:style>
    <style:style style:name="T687" style:parent-style-name="Основнойшрифтабзаца1" style:family="text">
      <style:text-properties style:font-name="PT Astra Serif" style:font-weight-complex="bold" fo:color="#000000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90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9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6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3" style:parent-style-name="Standard" style:family="paragraph">
      <style:paragraph-properties fo:text-align="justify" fo:line-height="150%"/>
      <style:text-properties fo:hyphenate="false"/>
    </style:style>
    <style:style style:name="T694" style:parent-style-name="Основнойшрифтабзаца1" style:family="text">
      <style:text-properties style:font-name="PT Astra Serif" style:font-weight-complex="bold" fo:color="#000000"/>
    </style:style>
    <style:style style:name="T695" style:parent-style-name="Основнойшрифтабзаца1" style:family="text">
      <style:text-properties style:font-name="PT Astra Serif" style:font-weight-complex="bold" fo:color="#000000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698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699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/>
    </style:style>
    <style:style style:name="TableCell700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01" style:parent-style-name="Standard" style:family="paragraph">
      <style:paragraph-properties fo:text-align="justify" fo:line-height="150%"/>
      <style:text-properties fo:hyphenate="false"/>
    </style:style>
    <style:style style:name="T702" style:parent-style-name="Основнойшрифтабзаца1" style:family="text">
      <style:text-properties style:font-name="PT Astra Serif" style:font-weight-complex="bold" fo:color="#000000"/>
    </style:style>
    <style:style style:name="T703" style:parent-style-name="Основнойшрифтабзаца1" style:family="text">
      <style:text-properties style:font-name="PT Astra Serif" style:font-weight-complex="bold" fo:color="#000000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06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707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 fo:language="en" fo:country="US"/>
    </style:style>
    <style:style style:name="T708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 fo:language="en" fo:country="US"/>
    </style:style>
    <style:style style:name="TableCell70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10" style:parent-style-name="Standard" style:family="paragraph">
      <style:paragraph-properties fo:text-align="justify" fo:line-height="150%"/>
      <style:text-properties fo:hyphenate="false"/>
    </style:style>
    <style:style style:name="T711" style:parent-style-name="Основнойшрифтабзаца1" style:family="text">
      <style:text-properties style:font-name="PT Astra Serif" style:font-weight-complex="bold" fo:color="#000000"/>
    </style:style>
    <style:style style:name="TableRow712" style:family="table-row">
      <style:table-row-properties style:use-optimal-row-height="false"/>
    </style:style>
    <style:style style:name="TableCell713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14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715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 fo:language="en" fo:country="US"/>
    </style:style>
    <style:style style:name="TableCell71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717" style:parent-style-name="Standard" style:family="paragraph">
      <style:paragraph-properties fo:text-align="justify" fo:line-height="150%"/>
      <style:text-properties fo:hyphenate="false"/>
    </style:style>
    <style:style style:name="T718" style:parent-style-name="Основнойшрифтабзаца1" style:family="text">
      <style:text-properties style:font-name="PT Astra Serif" style:font-weight-complex="bold" fo:color="#000000"/>
    </style:style>
    <style:style style:name="T719" style:parent-style-name="Основнойшрифтабзаца1" style:family="text">
      <style:text-properties style:font-name="PT Astra Serif" style:font-weight-complex="bold" fo:color="#000000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22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723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 fo:language="en" fo:country="US"/>
    </style:style>
    <style:style style:name="TableCell72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5" style:parent-style-name="Standard" style:family="paragraph">
      <style:paragraph-properties fo:text-align="justify" fo:line-height="150%"/>
      <style:text-properties fo:hyphenate="false"/>
    </style:style>
    <style:style style:name="T726" style:parent-style-name="Основнойшрифтабзаца1" style:family="text">
      <style:text-properties style:font-name="PT Astra Serif" style:font-weight-complex="bold" fo:color="#000000"/>
    </style:style>
    <style:style style:name="T727" style:parent-style-name="Основнойшрифтабзаца1" style:family="text">
      <style:text-properties style:font-name="PT Astra Serif" style:font-weight-complex="bold" fo:color="#000000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="0.0069in solid #000000" style:writing-mode="lr-tb" fo:padding-top="0.0104in" fo:padding-left="0.0104in" fo:padding-bottom="0.0104in" fo:padding-right="0.0104in"/>
    </style:style>
    <style:style style:name="P730" style:parent-style-name="BodyTextIndent3" style:family="paragraph">
      <style:paragraph-properties fo:widows="0" fo:orphans="0" fo:text-align="justify" fo:line-height="150%">
        <style:tab-stops>
          <style:tab-stop style:type="left" style:position="6.3986in"/>
        </style:tab-stops>
      </style:paragraph-properties>
    </style:style>
    <style:style style:name="T731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 fo:language="en" fo:country="US"/>
    </style:style>
    <style:style style:name="T732" style:parent-style-name="Основнойшрифтабзаца" style:family="text">
      <style:text-properties style:font-name="PT Astra Serif" style:font-name-asian="Times New Roman" style:font-weight-complex="bold" style:font-style-complex="italic" fo:color="#000000" fo:font-size="12pt" style:font-size-asian="12pt" style:font-size-complex="12pt" fo:language="en" fo:country="US"/>
    </style:style>
    <style:style style:name="TableCell733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4" style:parent-style-name="Standard" style:family="paragraph">
      <style:paragraph-properties fo:text-align="justify" fo:line-height="150%"/>
      <style:text-properties fo:hyphenate="false"/>
    </style:style>
    <style:style style:name="T735" style:parent-style-name="Основнойшрифтабзаца1" style:family="text">
      <style:text-properties style:font-name="PT Astra Serif" style:font-weight-complex="bold" fo:color="#000000"/>
    </style:style>
    <style:style style:name="P736" style:parent-style-name="BodyTextIndent3" style:family="paragraph">
      <style:paragraph-properties fo:text-align="center" fo:margin-bottom="0in" fo:margin-left="0in">
        <style:tab-stops>
          <style:tab-stop style:type="left" style:position="6.3986in"/>
        </style:tab-stops>
      </style:paragraph-properties>
      <style:text-properties style:font-name="PT Astra Serif" fo:font-size="6pt" style:font-size-asian="6pt" style:font-size-complex="6pt"/>
    </style:style>
    <style:style style:name="P737" style:parent-style-name="BodyTextIndent3" style:family="paragraph">
      <style:paragraph-properties fo:text-align="center" fo:margin-bottom="0in" fo:margin-left="0in">
        <style:tab-stops>
          <style:tab-stop style:type="left" style:position="6.3986in"/>
        </style:tab-stops>
      </style:paragraph-properties>
      <style:text-properties style:font-name="PT Astra Serif"/>
    </style:style>
    <style:style style:name="P738" style:parent-style-name="BodyTextIndent3" style:family="paragraph">
      <style:paragraph-properties fo:break-before="page" fo:text-align="center" fo:margin-bottom="0in" fo:margin-left="0in">
        <style:tab-stops>
          <style:tab-stop style:type="left" style:position="6.3986in"/>
        </style:tab-stops>
      </style:paragraph-properties>
    </style:style>
    <style:style style:name="T739" style:parent-style-name="Основнойшрифтабзаца" style:family="text">
      <style:text-properties style:font-name="PT Astra Serif" style:font-name-asian="Times New Roman" fo:font-weight="bold" style:font-weight-asian="bold" style:font-style-complex="italic" fo:color="#000000" fo:font-size="14pt" style:font-size-asian="14pt" style:font-size-complex="14pt"/>
    </style:style>
    <style:style style:name="T740" style:parent-style-name="Основнойшрифтабзаца" style:family="text">
      <style:text-properties style:font-name="PT Astra Serif" style:font-name-asian="Times New Roman" fo:font-weight="bold" style:font-weight-asian="bold" style:font-style-complex="italic" fo:color="#000000" fo:font-size="14pt" style:font-size-asian="14pt" style:font-size-complex="14pt"/>
    </style:style>
    <style:style style:name="P741" style:parent-style-name="BodyTextIndent3" style:family="paragraph">
      <style:paragraph-properties fo:text-align="center" fo:margin-bottom="0in" fo:margin-left="0in">
        <style:tab-stops>
          <style:tab-stop style:type="left" style:position="6.3986in"/>
        </style:tab-stops>
      </style:paragraph-properties>
      <style:text-properties style:font-name="PT Astra Serif" style:font-name-asian="Times New Roman" fo:font-weight="bold" style:font-weight-asian="bold" style:font-style-complex="italic" fo:color="#000000" fo:font-size="6pt" style:font-size-asian="6pt" style:font-size-complex="6pt"/>
    </style:style>
    <style:style style:name="TableColumn743" style:family="table-column">
      <style:table-column-properties style:column-width="0.7854in" style:use-optimal-column-width="false"/>
    </style:style>
    <style:style style:name="TableColumn744" style:family="table-column">
      <style:table-column-properties style:column-width="2.2111in" style:use-optimal-column-width="false"/>
    </style:style>
    <style:style style:name="TableColumn745" style:family="table-column">
      <style:table-column-properties style:column-width="3.8833in" style:use-optimal-column-width="false"/>
    </style:style>
    <style:style style:name="Table742" style:family="table">
      <style:table-properties style:width="6.8798in" fo:margin-left="0.0784in" table:align="left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749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752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7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4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755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8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759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762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763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Standard" style:family="paragraph">
      <style:paragraph-properties fo:text-align="justify" fo:line-height="150%"/>
      <style:text-properties fo:hyphenate="false"/>
    </style:style>
    <style:style style:name="T766" style:parent-style-name="Основнойшрифтабзаца1" style:family="text">
      <style:text-properties style:font-name="PT Astra Serif" style:font-weight-complex="bold" fo:color="#000000"/>
    </style:style>
    <style:style style:name="T767" style:parent-style-name="Основнойшрифтабзаца1" style:family="text">
      <style:text-properties style:font-name="PT Astra Serif" style:font-weight-complex="bold" fo:color="#000000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0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771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774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775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Standard" style:family="paragraph">
      <style:paragraph-properties fo:text-align="justify" fo:line-height="150%"/>
      <style:text-properties fo:hyphenate="false"/>
    </style:style>
    <style:style style:name="T778" style:parent-style-name="Основнойшрифтабзаца1" style:family="text">
      <style:text-properties style:font-name="PT Astra Serif" style:font-weight-complex="bold" fo:color="#000000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782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7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4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785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786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8" style:parent-style-name="Standard" style:family="paragraph">
      <style:paragraph-properties fo:text-align="justify" fo:line-height="150%"/>
      <style:text-properties fo:hyphenate="false"/>
    </style:style>
    <style:style style:name="T789" style:parent-style-name="Основнойшрифтабзаца1" style:family="text">
      <style:text-properties style:font-name="PT Astra Serif" style:font-weight-complex="bold" fo:color="#000000"/>
    </style:style>
    <style:style style:name="T790" style:parent-style-name="Основнойшрифтабзаца1" style:family="text">
      <style:text-properties style:font-name="PT Astra Serif" style:font-weight-complex="bold" fo:color="#000000"/>
    </style:style>
    <style:style style:name="T791" style:parent-style-name="Основнойшрифтабзаца1" style:family="text">
      <style:text-properties style:font-name="PT Astra Serif" style:font-weight-complex="bold" fo:color="#000000"/>
    </style:style>
    <style:style style:name="T792" style:parent-style-name="Основнойшрифтабзаца1" style:family="text">
      <style:text-properties style:font-name="PT Astra Serif" style:font-weight-complex="bold" fo:color="#000000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5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796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7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8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799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Standard" style:family="paragraph">
      <style:paragraph-properties fo:text-align="justify" fo:line-height="150%"/>
      <style:text-properties fo:hyphenate="false"/>
    </style:style>
    <style:style style:name="T802" style:parent-style-name="Основнойшрифтабзаца1" style:family="text">
      <style:text-properties style:font-name="PT Astra Serif" style:font-weight-complex="bold" fo:color="#000000"/>
    </style:style>
    <style:style style:name="T803" style:parent-style-name="Основнойшрифтабзаца1" style:family="text">
      <style:text-properties style:font-name="PT Astra Serif" style:font-weight-complex="bold" fo:color="#000000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6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07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10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811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Standard" style:family="paragraph">
      <style:paragraph-properties fo:text-align="justify" fo:line-height="150%"/>
      <style:text-properties fo:hyphenate="false"/>
    </style:style>
    <style:style style:name="T814" style:parent-style-name="Основнойшрифтабзаца1" style:family="text">
      <style:text-properties style:font-name="PT Astra Serif" style:font-weight-complex="bold" fo:color="#000000"/>
    </style:style>
    <style:style style:name="T815" style:parent-style-name="Основнойшрифтабзаца1" style:family="text">
      <style:text-properties style:font-name="PT Astra Serif" style:font-weight-complex="bold" fo:color="#000000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8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19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22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4" style:parent-style-name="Standard" style:family="paragraph">
      <style:paragraph-properties fo:text-align="justify" fo:line-height="150%"/>
      <style:text-properties fo:hyphenate="false"/>
    </style:style>
    <style:style style:name="T825" style:parent-style-name="Основнойшрифтабзаца1" style:family="text">
      <style:text-properties style:font-name="PT Astra Serif" style:font-weight-complex="bold" fo:color="#000000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8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29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32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833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Standard" style:family="paragraph">
      <style:paragraph-properties fo:text-align="justify" fo:line-height="150%"/>
      <style:text-properties fo:hyphenate="false"/>
    </style:style>
    <style:style style:name="T836" style:parent-style-name="Основнойшрифтабзаца1" style:family="text">
      <style:text-properties style:font-name="PT Astra Serif" style:font-weight-complex="bold" fo:color="#000000"/>
    </style:style>
    <style:style style:name="T837" style:parent-style-name="Основнойшрифтабзаца1" style:family="text">
      <style:text-properties style:font-name="PT Astra Serif" style:font-weight-complex="bold" fo:color="#000000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0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41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3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44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6" style:parent-style-name="Standard" style:family="paragraph">
      <style:paragraph-properties fo:text-align="justify" fo:line-height="150%"/>
      <style:text-properties fo:hyphenate="false"/>
    </style:style>
    <style:style style:name="T847" style:parent-style-name="Основнойшрифтабзаца1" style:family="text">
      <style:text-properties style:font-name="PT Astra Serif" style:font-weight-complex="bold" fo:color="#000000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0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51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54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855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Standard" style:family="paragraph">
      <style:paragraph-properties fo:text-align="justify" fo:line-height="150%"/>
      <style:text-properties fo:hyphenate="false"/>
    </style:style>
    <style:style style:name="T858" style:parent-style-name="Основнойшрифтабзаца1" style:family="text">
      <style:text-properties style:font-name="PT Astra Serif" style:font-weight-complex="bold" fo:color="#000000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1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62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4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65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Standard" style:family="paragraph">
      <style:paragraph-properties fo:text-align="justify" fo:line-height="150%"/>
      <style:text-properties fo:hyphenate="false"/>
    </style:style>
    <style:style style:name="T868" style:parent-style-name="Основнойшрифтабзаца1" style:family="text">
      <style:text-properties style:font-name="PT Astra Serif" style:font-weight-complex="bold" fo:color="#000000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1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72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4" style:parent-style-name="BodyTextIndent3" style:family="paragraph">
      <style:paragraph-properties fo:widows="0" fo:orphans="0" fo:text-align="center" fo:margin-bottom="0in" fo:line-height="115%" fo:margin-left="0in">
        <style:tab-stops>
          <style:tab-stop style:type="left" style:position="6.3986in"/>
        </style:tab-stops>
      </style:paragraph-properties>
    </style:style>
    <style:style style:name="T875" style:parent-style-name="Основнойшрифтабзаца" style:family="text">
      <style:text-properties style:font-name="PT Astra Serif" fo:font-weight="bold" style:font-weight-asian="bold" style:font-weight-complex="bold" style:font-style-complex="italic" fo:font-size="12pt" style:font-size-asian="12pt" style:font-size-complex="12pt" fo:language="ru" fo:country="RU" style:language-asian="ru" style:country-asian="RU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Standard" style:family="paragraph">
      <style:paragraph-properties fo:text-align="justify" fo:line-height="150%"/>
      <style:text-properties fo:hyphenate="false"/>
    </style:style>
    <style:style style:name="T878" style:parent-style-name="Основнойшрифтабзаца1" style:family="text">
      <style:text-properties style:font-name="PT Astra Serif" style:font-weight-complex="bold" fo:color="#000000"/>
    </style:style>
    <style:style style:name="T879" style:parent-style-name="Основнойшрифтабзаца1" style:family="text">
      <style:text-properties style:font-name="PT Astra Serif" style:font-weight-complex="bold" fo:color="#000000"/>
    </style:style>
    <style:style style:name="T880" style:parent-style-name="Основнойшрифтабзаца1" style:family="text">
      <style:text-properties style:font-name="PT Astra Serif" style:font-weight-complex="bold" fo:color="#000000"/>
    </style:style>
    <style:style style:name="P881" style:parent-style-name="BodyTextIndent3" style:family="paragraph">
      <style:paragraph-properties fo:text-align="center" fo:margin-bottom="0in" fo:margin-left="0in">
        <style:tab-stops>
          <style:tab-stop style:type="left" style:position="6.3986in"/>
        </style:tab-stops>
      </style:paragraph-properties>
      <style:text-properties style:font-name="PT Astra Serif"/>
    </style:style>
    <style:style style:name="P882" style:parent-style-name="BodyTextIndent3" style:family="paragraph">
      <style:paragraph-properties fo:break-before="page" fo:text-align="center" fo:margin-bottom="0in" fo:line-height="150%" fo:margin-left="0in">
        <style:tab-stops>
          <style:tab-stop style:type="left" style:position="6.3986in"/>
        </style:tab-stops>
      </style:paragraph-properties>
    </style:style>
    <style:style style:name="T883" style:parent-style-name="Основнойшрифтабзаца" style:family="text">
      <style:text-properties style:font-name="PT Astra Serif" style:font-name-asian="Times New Roman" fo:font-weight="bold" style:font-weight-asian="bold" style:font-style-complex="italic" fo:color="#000000" fo:font-size="14pt" style:font-size-asian="14pt" style:font-size-complex="14pt"/>
    </style:style>
    <style:style style:name="T884" style:parent-style-name="Основнойшрифтабзаца" style:family="text">
      <style:text-properties style:font-name="PT Astra Serif" style:font-name-asian="Times New Roman" fo:font-weight="bold" style:font-weight-asian="bold" style:font-style-complex="italic" fo:color="#000000" fo:font-size="14pt" style:font-size-asian="14pt" style:font-size-complex="14pt"/>
    </style:style>
    <style:style style:name="T885" style:parent-style-name="Основнойшрифтабзаца" style:family="text">
      <style:text-properties style:font-name="PT Astra Serif" style:font-name-asian="Times New Roman"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86" style:parent-style-name="Основнойшрифтабзаца" style:family="text">
      <style:text-properties style:font-name="PT Astra Serif" style:font-name-asian="Times New Roman" fo:font-weight="bold" style:font-weight-asian="bold" fo:font-style="italic" style:font-style-asian="italic" fo:color="#000000" fo:font-size="14pt" style:font-size-asian="14pt" style:font-size-complex="14pt"/>
    </style:style>
    <style:style style:name="T887" style:parent-style-name="Основнойшрифтабзаца" style:family="text">
      <style:text-properties style:font-name="PT Astra Serif" style:font-name-asian="Times New Roman"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T888" style:parent-style-name="Основнойшрифтабзаца" style:family="text">
      <style:text-properties style:font-name="PT Astra Serif" style:font-name-asian="Times New Roman" fo:font-weight="bold" style:font-weight-asian="bold" fo:font-style="italic" style:font-style-asian="italic" fo:color="#000000" fo:font-size="14pt" style:font-size-asian="14pt" style:font-size-complex="14pt"/>
    </style:style>
    <style:style style:name="T889" style:parent-style-name="Основнойшрифтабзаца" style:family="text">
      <style:text-properties style:font-name="PT Astra Serif" style:font-name-asian="Times New Roman" fo:font-weight="bold" style:font-weight-asian="bold" fo:font-style="italic" style:font-style-asian="italic" fo:color="#000000" fo:font-size="14pt" style:font-size-asian="14pt" style:font-size-complex="14pt" fo:language="en" fo:country="US"/>
    </style:style>
    <style:style style:name="P890" style:parent-style-name="BodyTextIndent3" style:family="paragraph">
      <style:paragraph-properties fo:text-align="center" fo:margin-bottom="0in" fo:line-height="150%" fo:margin-left="0in">
        <style:tab-stops>
          <style:tab-stop style:type="left" style:position="6.3986in"/>
        </style:tab-stops>
      </style:paragraph-properties>
      <style:text-properties style:font-name="PT Astra Serif" fo:font-size="6pt" style:font-size-asian="6pt" style:font-size-complex="6pt"/>
    </style:style>
    <style:style style:name="P891" style:parent-style-name="BodyTextIndent3" style:family="paragraph">
      <style:paragraph-properties fo:margin-bottom="0in" fo:line-height="150%" fo:margin-left="0in">
        <style:tab-stops/>
      </style:paragraph-properties>
    </style:style>
    <style:style style:name="T892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893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894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895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896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897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898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899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00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01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02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03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04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05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06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07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08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09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10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11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12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13" style:parent-style-name="Основнойшрифтабзаца" style:family="text">
      <style:text-properties style:font-name="PT Astra Serif" fo:font-weight="bold" style:font-weight-asian="bold" style:font-weight-complex="bold" fo:font-size="14pt" style:font-size-asian="14pt" style:font-size-complex="14pt"/>
    </style:style>
    <style:style style:name="T914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T915" style:parent-style-name="Основнойшрифтабзаца" style:family="text">
      <style:text-properties style:font-name="PT Astra Serif" fo:font-size="14pt" style:font-size-asian="14pt" style:font-size-complex="14pt"/>
    </style:style>
    <style:style style:name="P916" style:parent-style-name="BodyTextIndent3" style:family="paragraph">
      <style:paragraph-properties fo:break-before="page" fo:text-align="center" fo:margin-bottom="0in" fo:margin-left="0in">
        <style:tab-stops>
          <style:tab-stop style:type="left" style:position="6.3986in"/>
        </style:tab-stops>
      </style:paragraph-properties>
    </style:style>
    <style:style style:name="T917" style:parent-style-name="Основнойшрифтабзаца" style:family="text">
      <style:text-properties style:font-name="PT Astra Serif" style:font-name-asian="Times New Roman" fo:font-weight="bold" style:font-weight-asian="bold" style:font-style-complex="italic" fo:color="#000000" fo:font-size="14pt" style:font-size-asian="14pt" style:font-size-complex="14pt"/>
    </style:style>
    <style:style style:name="T918" style:parent-style-name="Основнойшрифтабзаца" style:family="text">
      <style:text-properties style:font-name="PT Astra Serif" style:font-name-asian="Times New Roman" fo:font-weight="bold" style:font-weight-asian="bold" style:font-style-complex="italic" fo:color="#000000" fo:font-size="14pt" style:font-size-asian="14pt" style:font-size-complex="14pt"/>
    </style:style>
    <style:style style:name="T919" style:parent-style-name="Основнойшрифтабзаца" style:family="text">
      <style:text-properties style:font-name="PT Astra Serif" style:font-name-asian="Times New Roman" fo:font-weight="bold" style:font-weight-asian="bold" style:font-style-complex="italic" fo:color="#000000" fo:font-size="14pt" style:font-size-asian="14pt" style:font-size-complex="14pt"/>
    </style:style>
    <style:style style:name="T920" style:parent-style-name="Основнойшрифтабзаца" style:family="text">
      <style:text-properties style:font-name="PT Astra Serif" style:font-name-asian="Times New Roman" fo:font-weight="bold" style:font-weight-asian="bold" fo:font-style="italic" style:font-style-asian="italic" fo:color="#000000" fo:font-size="14pt" style:font-size-asian="14pt" style:font-size-complex="14pt"/>
    </style:style>
    <style:style style:name="T921" style:parent-style-name="Основнойшрифтабзаца" style:family="text">
      <style:text-properties style:font-name="PT Astra Serif" style:font-name-asian="Times New Roman" fo:font-weight="bold" style:font-weight-asian="bold" style:font-style-complex="italic" fo:color="#000000" fo:font-size="14pt" style:font-size-asian="14pt" style:font-size-complex="14pt"/>
    </style:style>
    <style:style style:name="T922" style:parent-style-name="Основнойшрифтабзаца" style:family="text">
      <style:text-properties style:font-name="PT Astra Serif" style:font-name-asian="Times New Roman" fo:font-weight="bold" style:font-weight-asian="bold" fo:font-style="italic" style:font-style-asian="italic" fo:color="#000000" fo:font-size="14pt" style:font-size-asian="14pt" style:font-size-complex="14pt"/>
    </style:style>
    <style:style style:name="P923" style:parent-style-name="BodyTextIndent3" style:family="paragraph">
      <style:paragraph-properties fo:margin-bottom="0in" fo:margin-left="0in">
        <style:tab-stops>
          <style:tab-stop style:type="left" style:position="6.3986in"/>
        </style:tab-stops>
      </style:paragraph-properties>
      <style:text-properties style:font-name="PT Astra Serif" style:font-name-asian="Times New Roman" style:font-weight-complex="bold" style:font-style-complex="italic" fo:color="#000000" fo:font-size="6pt" style:font-size-asian="6pt" style:font-size-complex="6pt"/>
    </style:style>
    <style:style style:name="TableColumn925" style:family="table-column">
      <style:table-column-properties style:column-width="2.3583in" style:use-optimal-column-width="false"/>
    </style:style>
    <style:style style:name="TableColumn926" style:family="table-column">
      <style:table-column-properties style:column-width="4.5354in" style:use-optimal-column-width="false"/>
    </style:style>
    <style:style style:name="Table924" style:family="table">
      <style:table-properties style:width="6.8937in" fo:margin-left="0.0784in" table:align="lef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30" style:parent-style-name="Основнойшрифтабзаца" style:family="text">
      <style:text-properties style:font-name="PT Astra Serif" fo:font-weight="bold" style:font-weight-asian="bold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33" style:parent-style-name="Основнойшрифтабзаца" style:family="text">
      <style:text-properties style:font-name="PT Astra Serif" fo:font-weight="bold" style:font-weight-asian="bold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934" style:family="table-row">
      <style:table-row-properties style:use-optimal-row-height="false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3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938" style:family="table-cell">
      <style:table-cell-properties fo:border="0.0069in solid #000000" style:writing-mode="lr-tb" fo:padding-top="0in" fo:padding-left="0.075in" fo:padding-bottom="0in" fo:padding-right="0.075in"/>
    </style:style>
    <style:style style:name="P93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4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4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4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5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5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95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5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6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6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6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7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7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977" style:family="table-row">
      <style:table-row-properties style:use-optimal-row-height="false"/>
    </style:style>
    <style:style style:name="TableCell978" style:family="table-cell">
      <style:table-cell-properties fo:border="0.0069in solid #000000" style:writing-mode="lr-tb" fo:padding-top="0in" fo:padding-left="0.075in" fo:padding-bottom="0in" fo:padding-right="0.075in"/>
    </style:style>
    <style:style style:name="P97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8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8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="0.0069in solid #000000" style:writing-mode="lr-tb" fo:padding-top="0in" fo:padding-left="0.075in" fo:padding-bottom="0in" fo:padding-right="0.075in"/>
    </style:style>
    <style:style style:name="P98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8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9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9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99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99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0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0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0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1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1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1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="0.0069in solid #000000" style:writing-mode="lr-tb" fo:padding-top="0in" fo:padding-left="0.075in" fo:padding-bottom="0in" fo:padding-right="0.075in"/>
    </style:style>
    <style:style style:name="P102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2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2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3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3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3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103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4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4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4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5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5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="0.0069in solid #000000" style:writing-mode="lr-tb" fo:padding-top="0in" fo:padding-left="0.075in" fo:padding-bottom="0in" fo:padding-right="0.075in"/>
    </style:style>
    <style:style style:name="P105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5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6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6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6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107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7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7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8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82" style:family="table-cell">
      <style:table-cell-properties fo:border="0.0069in solid #000000" style:writing-mode="lr-tb" fo:padding-top="0in" fo:padding-left="0.075in" fo:padding-bottom="0in" fo:padding-right="0.075in"/>
    </style:style>
    <style:style style:name="P108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8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85" style:family="table-row">
      <style:table-row-properties style:use-optimal-row-height="false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8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9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9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09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099" style:family="table-row">
      <style:table-row-properties style:use-optimal-row-height="false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0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0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0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1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111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1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2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2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2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3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3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35" style:family="table-row">
      <style:table-row-properties style:use-optimal-row-height="false"/>
    </style:style>
    <style:style style:name="TableCell1136" style:family="table-cell">
      <style:table-cell-properties fo:border="0.0069in solid #000000" style:writing-mode="lr-tb" fo:padding-top="0in" fo:padding-left="0.075in" fo:padding-bottom="0in" fo:padding-right="0.075in"/>
    </style:style>
    <style:style style:name="P1137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3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4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4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46" style:family="table-cell">
      <style:table-cell-properties fo:border="0.0069in solid #000000" style:writing-mode="lr-tb" fo:padding-top="0in" fo:padding-left="0.075in" fo:padding-bottom="0in" fo:padding-right="0.075in"/>
    </style:style>
    <style:style style:name="P1147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4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="0.0069in solid #000000" style:writing-mode="lr-tb" fo:padding-top="0in" fo:padding-left="0.075in" fo:padding-bottom="0in" fo:padding-right="0.075in"/>
    </style:style>
    <style:style style:name="P115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5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115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5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6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6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6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7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0.0069in solid #000000" style:writing-mode="lr-tb" fo:padding-top="0in" fo:padding-left="0.075in" fo:padding-bottom="0in" fo:padding-right="0.075in"/>
    </style:style>
    <style:style style:name="P117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7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7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8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82" style:family="table-cell">
      <style:table-cell-properties fo:border="0.0069in solid #000000" style:writing-mode="lr-tb" fo:padding-top="0in" fo:padding-left="0.075in" fo:padding-bottom="0in" fo:padding-right="0.075in"/>
    </style:style>
    <style:style style:name="P118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8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85" style:family="table-row">
      <style:table-row-properties style:use-optimal-row-height="false"/>
    </style:style>
    <style:style style:name="TableCell1186" style:family="table-cell">
      <style:table-cell-properties fo:border="0.0069in solid #000000" style:writing-mode="lr-tb" fo:padding-top="0in" fo:padding-left="0.075in" fo:padding-bottom="0in" fo:padding-right="0.075in"/>
    </style:style>
    <style:style style:name="P1187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8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9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9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19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119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0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04" style:family="table-cell">
      <style:table-cell-properties fo:border="0.0069in solid #000000" style:writing-mode="lr-tb" fo:padding-top="0in" fo:padding-left="0.075in" fo:padding-bottom="0in" fo:padding-right="0.075in"/>
    </style:style>
    <style:style style:name="P120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0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07" style:family="table-row">
      <style:table-row-properties style:use-optimal-row-height="false"/>
    </style:style>
    <style:style style:name="TableCell1208" style:family="table-cell">
      <style:table-cell-properties fo:border="0.0069in solid #000000" style:writing-mode="lr-tb" fo:padding-top="0in" fo:padding-left="0.075in" fo:padding-bottom="0in" fo:padding-right="0.075in"/>
    </style:style>
    <style:style style:name="P120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1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1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14" style:family="table-row">
      <style:table-row-properties style:use-optimal-row-height="false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1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2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2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25" style:family="table-cell">
      <style:table-cell-properties fo:border="0.0069in solid #000000" style:writing-mode="lr-tb" fo:padding-top="0in" fo:padding-left="0.075in" fo:padding-bottom="0in" fo:padding-right="0.075in"/>
    </style:style>
    <style:style style:name="P122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2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3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3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3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4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42" style:family="table-row">
      <style:table-row-properties style:use-optimal-row-height="false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4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124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4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5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P125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5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57" style:family="table-row">
      <style:table-row-properties style:use-optimal-row-height="false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6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61" style:family="table-cell">
      <style:table-cell-properties fo:border="0.0069in solid #000000" style:writing-mode="lr-tb" fo:padding-top="0in" fo:padding-left="0.075in" fo:padding-bottom="0in" fo:padding-right="0.075in"/>
    </style:style>
    <style:style style:name="P126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6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6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7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71" style:family="table-row">
      <style:table-row-properties style:use-optimal-row-height="false"/>
    </style:style>
    <style:style style:name="TableCell1272" style:family="table-cell">
      <style:table-cell-properties fo:border="0.0069in solid #000000" style:writing-mode="lr-tb" fo:padding-top="0in" fo:padding-left="0.075in" fo:padding-bottom="0in" fo:padding-right="0.075in"/>
    </style:style>
    <style:style style:name="P127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7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7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78" style:family="table-row">
      <style:table-row-properties style:use-optimal-row-height="false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8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8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85" style:family="table-row">
      <style:table-row-properties style:use-optimal-row-height="false"/>
    </style:style>
    <style:style style:name="TableCell1286" style:family="table-cell">
      <style:table-cell-properties fo:border="0.0069in solid #000000" style:writing-mode="lr-tb" fo:padding-top="0in" fo:padding-left="0.075in" fo:padding-bottom="0in" fo:padding-right="0.075in"/>
    </style:style>
    <style:style style:name="P1287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8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89" style:family="table-cell">
      <style:table-cell-properties fo:border="0.0069in solid #000000" style:writing-mode="lr-tb" fo:padding-top="0in" fo:padding-left="0.075in" fo:padding-bottom="0in" fo:padding-right="0.075in"/>
    </style:style>
    <style:style style:name="P129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9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129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9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29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="0.0069in solid #000000" style:writing-mode="lr-tb" fo:padding-top="0in" fo:padding-left="0.075in" fo:padding-bottom="0in" fo:padding-right="0.075in"/>
    </style:style>
    <style:style style:name="P130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0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0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07" style:family="table-row">
      <style:table-row-properties style:use-optimal-row-height="false"/>
    </style:style>
    <style:style style:name="TableCell1308" style:family="table-cell">
      <style:table-cell-properties fo:border="0.0069in solid #000000" style:writing-mode="lr-tb" fo:padding-top="0in" fo:padding-left="0.075in" fo:padding-bottom="0in" fo:padding-right="0.075in"/>
    </style:style>
    <style:style style:name="P130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1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1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14" style:family="table-row">
      <style:table-row-properties style:use-optimal-row-height="false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1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2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21" style:family="table-row">
      <style:table-row-properties style:use-optimal-row-height="false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2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2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3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34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133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36" style:family="table-row">
      <style:table-row-properties style:use-optimal-row-height="false"/>
    </style:style>
    <style:style style:name="TableCell1337" style:family="table-cell">
      <style:table-cell-properties fo:border="0.0069in solid #000000" style:writing-mode="lr-tb" fo:padding-top="0in" fo:padding-left="0.075in" fo:padding-bottom="0in" fo:padding-right="0.075in"/>
    </style:style>
    <style:style style:name="P133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3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4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43" style:family="table-row">
      <style:table-row-properties style:use-optimal-row-height="false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4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en" fo:country="US" style:language-asian="ru" style:country-asian="RU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4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50" style:family="table-row">
      <style:table-row-properties style:use-optimal-row-height="false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5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54" style:family="table-cell">
      <style:table-cell-properties fo:border="0.0069in solid #000000" style:writing-mode="lr-tb" fo:padding-top="0in" fo:padding-left="0.075in" fo:padding-bottom="0in" fo:padding-right="0.075in"/>
    </style:style>
    <style:style style:name="P135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5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6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61" style:family="table-cell">
      <style:table-cell-properties fo:border="0.0069in solid #000000" style:writing-mode="lr-tb" fo:padding-top="0in" fo:padding-left="0.075in" fo:padding-bottom="0in" fo:padding-right="0.075in"/>
    </style:style>
    <style:style style:name="P136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6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64" style:family="table-row">
      <style:table-row-properties style:use-optimal-row-height="false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67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70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1371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72" style:family="table-row">
      <style:table-row-properties style:use-optimal-row-height="false"/>
    </style:style>
    <style:style style:name="TableCell1373" style:family="table-cell">
      <style:table-cell-properties fo:border="0.0069in solid #000000" style:writing-mode="lr-tb" fo:padding-top="0in" fo:padding-left="0.075in" fo:padding-bottom="0in" fo:padding-right="0.075in"/>
    </style:style>
    <style:style style:name="P1374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7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78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79" style:family="table-row">
      <style:table-row-properties style:use-optimal-row-height="false"/>
    </style:style>
    <style:style style:name="TableCell1380" style:family="table-cell">
      <style:table-cell-properties fo:border="0.0069in solid #000000" style:writing-mode="lr-tb" fo:padding-top="0in" fo:padding-left="0.075in" fo:padding-bottom="0in" fo:padding-right="0.075in"/>
    </style:style>
    <style:style style:name="P138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8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85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8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90" style:family="table-cell">
      <style:table-cell-properties fo:border="0.0069in solid #000000" style:writing-mode="lr-tb" fo:padding-top="0in" fo:padding-left="0.075in" fo:padding-bottom="0in" fo:padding-right="0.075in"/>
    </style:style>
    <style:style style:name="P1391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92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393" style:family="table-row">
      <style:table-row-properties style:use-optimal-row-height="false"/>
    </style:style>
    <style:style style:name="TableCell1394" style:family="table-cell">
      <style:table-cell-properties fo:border="0.0069in solid #000000" style:writing-mode="lr-tb" fo:padding-top="0in" fo:padding-left="0.075in" fo:padding-bottom="0in" fo:padding-right="0.075in"/>
    </style:style>
    <style:style style:name="P139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9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399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Row1400" style:family="table-row">
      <style:table-row-properties style:use-optimal-row-height="false"/>
    </style:style>
    <style:style style:name="TableCell1401" style:family="table-cell">
      <style:table-cell-properties fo:border="0.0069in solid #000000" style:writing-mode="lr-tb" fo:padding-top="0in" fo:padding-left="0.075in" fo:padding-bottom="0in" fo:padding-right="0.075in"/>
    </style:style>
    <style:style style:name="P1402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403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BodyTextIndent3" style:family="paragraph">
      <style:paragraph-properties fo:widows="0" fo:orphans="0" fo:margin-bottom="0in" fo:line-height="150%" fo:margin-left="0in">
        <style:tab-stops>
          <style:tab-stop style:type="left" style:position="6.3986in"/>
        </style:tab-stops>
      </style:paragraph-properties>
    </style:style>
    <style:style style:name="T1406" style:parent-style-name="Основнойшрифтабзаца" style:family="text">
      <style:text-properties style:font-name="PT Astra Serif" style:font-weight-complex="bold" style:font-style-complex="italic" fo:color="#000000" fo:font-size="12pt" style:font-size-asian="12pt" style:font-size-complex="12pt" fo:language="ru" fo:country="RU" style:language-asian="ru" style:country-asian="RU"/>
    </style:style>
    <style:style style:name="P1407" style:parent-style-name="BodyTextIndent3" style:family="paragraph">
      <style:paragraph-properties fo:margin-bottom="0in" fo:margin-left="0in">
        <style:tab-stops>
          <style:tab-stop style:type="left" style:position="6.3986in"/>
        </style:tab-stops>
      </style:paragraph-properties>
      <style:text-properties style:font-name="PT Astra Serif" style:font-weight-complex="bold" style:font-style-complex="italic" fo:font-size="14pt" style:font-size-asian="14pt" style:font-size-complex="14pt"/>
    </style:style>
    <style:style style:name="P1408" style:parent-style-name="Обычный" style:family="paragraph">
      <style:text-properties style:font-name-asian="Times New Roman" fo:font-weight="bold" style:font-weight-asian="bold" style:font-style-complex="italic" fo:color="#000000" style:font-size-complex="14pt" fo:hyphenate="false"/>
    </style:style>
    <style:style style:name="P1409" style:parent-style-name="Обычный" style:family="paragraph">
      <style:paragraph-properties fo:break-before="page"/>
      <style:text-properties fo:hyphenate="false"/>
    </style:style>
    <style:style style:name="T1410" style:parent-style-name="Основнойшрифтабзаца" style:family="text">
      <style:text-properties style:font-name-asian="Times New Roman" fo:font-weight="bold" style:font-weight-asian="bold" style:font-style-complex="italic" fo:color="#000000" style:font-size-complex="14pt"/>
    </style:style>
    <style:style style:name="T1411" style:parent-style-name="Основнойшрифтабзаца" style:family="text">
      <style:text-properties style:font-name-asian="Times New Roman" fo:font-weight="bold" style:font-weight-asian="bold" style:font-style-complex="italic" fo:color="#000000" style:font-size-complex="14pt"/>
    </style:style>
    <style:style style:name="T1412" style:parent-style-name="Основнойшрифтабзаца" style:family="text">
      <style:text-properties style:font-name-asian="Times New Roman" fo:font-weight="bold" style:font-weight-asian="bold" style:font-style-complex="italic" fo:color="#000000" style:font-size-complex="14pt"/>
    </style:style>
    <style:style style:name="P1413" style:parent-style-name="Обычный" style:family="paragraph">
      <style:text-properties style:font-name-asian="Times New Roman" fo:font-weight="bold" style:font-weight-asian="bold" style:font-style-complex="italic" fo:color="#000000" fo:font-size="6pt" style:font-size-asian="6pt" style:font-size-complex="6pt" fo:hyphenate="false"/>
    </style:style>
    <style:style style:name="TableColumn1415" style:family="table-column">
      <style:table-column-properties style:column-width="3.2444in" style:use-optimal-column-width="false"/>
    </style:style>
    <style:style style:name="TableColumn1416" style:family="table-column">
      <style:table-column-properties style:column-width="3.6493in" style:use-optimal-column-width="false"/>
    </style:style>
    <style:style style:name="Table1414" style:family="table">
      <style:table-properties style:width="6.8937in" fo:margin-left="0.0784in" table:align="left"/>
    </style:style>
    <style:style style:name="TableRow1417" style:family="table-row">
      <style:table-row-properties style:use-optimal-row-height="false"/>
    </style:style>
    <style:style style:name="TableCell1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9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20" style:parent-style-name="Основнойшрифтабзаца" style:family="text">
      <style:text-properties fo:font-weight="bold" style:font-weight-asian="bold" style:font-weight-complex="bold" fo:font-size="12pt" style:font-size-asian="12pt" fo:language="ru" fo:country="RU" style:language-asian="ru" style:country-asian="RU"/>
    </style:style>
    <style:style style:name="TableCell14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2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23" style:parent-style-name="Основнойшрифтабзаца" style:family="text">
      <style:text-properties fo:font-weight="bold" style:font-weight-asian="bold" style:font-weight-complex="bold" fo:font-size="12pt" style:font-size-asian="12pt" fo:language="ru" fo:country="RU" style:language-asian="ru" style:country-asian="RU"/>
    </style:style>
    <style:style style:name="TableRow1424" style:family="table-row">
      <style:table-row-properties style:use-optimal-row-height="false"/>
    </style:style>
    <style:style style:name="TableCell1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6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27" style:parent-style-name="HTMLCode" style:family="text">
      <style:text-properties style:font-name="PT Astra Serif" style:font-name-asian="Source Han Sans CN Regular" style:font-name-complex="Times New Roman" fo:font-size="12pt" style:font-size-asian="12pt" style:font-size-complex="12pt" fo:language="ru" fo:country="RU" style:language-asian="ru" style:country-asian="RU"/>
    </style:style>
    <style:style style:name="TableCell1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9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30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TableRow1431" style:family="table-row">
      <style:table-row-properties style:use-optimal-row-height="false"/>
    </style:style>
    <style:style style:name="TableCell1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3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34" style:parent-style-name="HTMLCode" style:family="text">
      <style:text-properties style:font-name="PT Astra Serif" style:font-name-asian="Source Han Sans CN Regular" style:font-name-complex="Times New Roman" fo:font-size="12pt" style:font-size-asian="12pt" style:font-size-complex="12pt" fo:language="ru" fo:country="RU" style:language-asian="ru" style:country-asian="RU"/>
    </style:style>
    <style:style style:name="TableCell14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6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37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TableRow1438" style:family="table-row">
      <style:table-row-properties style:use-optimal-row-height="false"/>
    </style:style>
    <style:style style:name="TableCell1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0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41" style:parent-style-name="HTMLCode" style:family="text">
      <style:text-properties style:font-name="PT Astra Serif" style:font-name-asian="Source Han Sans CN Regular" style:font-name-complex="Times New Roman" fo:font-size="12pt" style:font-size-asian="12pt" style:font-size-complex="12pt" fo:language="ru" fo:country="RU" style:language-asian="ru" style:country-asian="RU"/>
    </style:style>
    <style:style style:name="TableCell1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3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44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TableRow1445" style:family="table-row">
      <style:table-row-properties style:use-optimal-row-height="false"/>
    </style:style>
    <style:style style:name="TableCell1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7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48" style:parent-style-name="HTMLCode" style:family="text">
      <style:text-properties style:font-name="PT Astra Serif" style:font-name-asian="Source Han Sans CN Regular" style:font-name-complex="Times New Roman" fo:font-size="12pt" style:font-size-asian="12pt" style:font-size-complex="12pt" fo:language="ru" fo:country="RU" style:language-asian="ru" style:country-asian="RU"/>
    </style:style>
    <style:style style:name="TableCell14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0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51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TableRow1452" style:family="table-row">
      <style:table-row-properties style:use-optimal-row-height="false"/>
    </style:style>
    <style:style style:name="TableCell1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4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55" style:parent-style-name="HTMLCode" style:family="text">
      <style:text-properties style:font-name="PT Astra Serif" style:font-name-asian="Source Han Sans CN Regular" style:font-name-complex="Times New Roman" fo:font-size="12pt" style:font-size-asian="12pt" style:font-size-complex="12pt" fo:language="ru" fo:country="RU" style:language-asian="ru" style:country-asian="RU"/>
    </style:style>
    <style:style style:name="TableCell1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7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58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1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62" style:parent-style-name="HTMLCode" style:family="text">
      <style:text-properties style:font-name="PT Astra Serif" style:font-name-asian="Source Han Sans CN Regular" style:font-name-complex="Times New Roman" fo:font-size="12pt" style:font-size-asian="12pt" style:font-size-complex="12pt" fo:language="ru" fo:country="RU" style:language-asian="ru" style:country-asian="RU"/>
    </style:style>
    <style:style style:name="TableCell14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4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65" style:parent-style-name="Strong1" style:family="text">
      <style:text-properties fo:font-weight="normal" style:font-weight-asian="normal" style:font-weight-complex="normal" fo:font-size="12pt" style:font-size-asian="12pt" fo:language="ru" fo:country="RU" style:language-asian="ru" style:country-asian="RU"/>
    </style:style>
    <style:style style:name="TableRow1466" style:family="table-row">
      <style:table-row-properties style:use-optimal-row-height="false"/>
    </style:style>
    <style:style style:name="TableCell14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8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69" style:parent-style-name="HTMLCode" style:family="text">
      <style:text-properties style:font-name="PT Astra Serif" style:font-name-asian="Source Han Sans CN Regular" style:font-name-complex="Times New Roman" fo:font-size="12pt" style:font-size-asian="12pt" style:font-size-complex="12pt" fo:language="ru" fo:country="RU" style:language-asian="ru" style:country-asian="RU"/>
    </style:style>
    <style:style style:name="TableCell1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1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72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T1473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TableRow1474" style:family="table-row">
      <style:table-row-properties style:use-optimal-row-height="false"/>
    </style:style>
    <style:style style:name="TableCell14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6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77" style:parent-style-name="HTMLCode" style:family="text">
      <style:text-properties style:font-name="PT Astra Serif" style:font-name-asian="Source Han Sans CN Regular" style:font-name-complex="Times New Roman" fo:font-size="12pt" style:font-size-asian="12pt" style:font-size-complex="12pt" fo:language="ru" fo:country="RU" style:language-asian="ru" style:country-asian="RU"/>
    </style:style>
    <style:style style:name="TableCell1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9" style:parent-style-name="Обычный" style:family="paragraph">
      <style:paragraph-properties fo:text-align="start" style:vertical-align="baseline" fo:line-height="150%"/>
      <style:text-properties fo:hyphenate="false"/>
    </style:style>
    <style:style style:name="T1480" style:parent-style-name="Основнойшрифтабзаца" style:family="text">
      <style:text-properties fo:font-size="12pt" style:font-size-asian="12pt" fo:language="ru" fo:country="RU" style:language-asian="ru" style:country-asian="RU"/>
    </style:style>
    <style:style style:name="P1481" style:parent-style-name="Обычный" style:family="paragraph">
      <style:text-properties fo:hyphenate="false"/>
    </style:style>
  </office:automatic-styles>
  <office:body>
    <office:text text:use-soft-page-breaks="true">
      <text:p text:style-name="P1">ФЕДЕРАЛЬНАЯ СЛУЖБА ПО ТЕХНИЧЕСКОМУ<text:line-break/>И ЭКСПОРТНОМУ КОНТРОЛЮ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Р</text:span><text:span text:style-name="T16">екомендаци</text:span><text:span text:style-name="T17">и<text:s/></text:span><text:span text:style-name="T18">по безопасной настройке</text:span><text:span text:style-name="T19"><text:line-break/>программного обеспечения «Samba»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202</text:span><text:span text:style-name="T44">6</text:span></text:p>
      <text:soft-page-break/>
      <text:p text:style-name="P45"><text:span text:style-name="T49">Настройка программного обеспечения «Samba» в роли файлового сервера осуществляется путем<text:s/></text:span><text:span text:style-name="T50">редактирования файла конфигурации:</text:span></text:p>
      <text:p text:style-name="P51"><text:span text:style-name="T52">/etc/samba/smb.conf</text:span><text:span text:style-name="T53">.</text:span></text:p>
      <text:p text:style-name="P54">Для безопасной настройки программного обеспечения «Samba» необходимо выполнить следующие действия.</text:p>
      <text:p text:style-name="P55">1. Настройка общего доступа.</text:p>
      <text:p text:style-name="P56"><text:span text:style-name="T57">1.1 Создать директорию общего доступа следующей командой в терминале:</text:span></text:p>
      <text:p text:style-name="P58">sudo mkdir -p /srv/samba/share</text:p>
      <text:p text:style-name="P59"><text:span text:style-name="T60">sudo chmod -R 0777 /srv/samba/share.</text:span></text:p>
      <text:p text:style-name="P61"><text:span text:style-name="T62">1.2 Добавить следующий раздел в файл конфигурации:</text:span></text:p>
      <text:p text:style-name="P63">[share]</text:p>
      <text:p text:style-name="P64"><text:s text:c="4"/>comment = Общий доступ</text:p>
      <text:p text:style-name="P65"><text:s text:c="4"/>path = /srv/samba/share</text:p>
      <text:p text:style-name="P66"><text:s text:c="4"/>browseable = yes</text:p>
      <text:p text:style-name="P67"><text:s text:c="4"/>read only = no</text:p>
      <text:p text:style-name="P68"><text:span text:style-name="T69"><text:s text:c="4"/></text:span><text:span text:style-name="T70">guest ok = yes</text:span></text:p>
      <text:p text:style-name="P71"><text:span text:style-name="T72">1.3 </text:span><text:span text:style-name="T73">Для применени</text:span><text:span text:style-name="T74">я настроек п</text:span><text:span text:style-name="T75">ерезапустить службу<text:s/></text:span><text:span text:style-name="T76">smdb</text:span><text:span text:style-name="T77"><text:s/>программного обеспечения «Samba» следующей командой в терминале:</text:span></text:p>
      <text:p text:style-name="P78"><text:span text:style-name="T79">sudo systemctl restart smbd.</text:span></text:p>
      <text:p text:style-name="P80"><text:span text:style-name="T81">2. </text:span><text:span text:style-name="T82">Произвести р</text:span><text:span text:style-name="T83">асширенные настройки.</text:span></text:p>
      <text:p text:style-name="P84"><text:span text:style-name="T85">2.1 Ограничить доступ внутри выделенной директории путем редактирования файла конфигурац</text:span><text:span text:style-name="T86">ии в разделе<text:s/></text:span><text:span text:style-name="T87">[public]</text:span><text:span text:style-name="T88">:</text:span></text:p>
      <text:p text:style-name="P89"><text:span text:style-name="T90"><text:s text:c="3"/></text:span><text:span text:style-name="T91">path = /srv/samba/public</text:span></text:p>
      <text:p text:style-name="P92"><text:span text:style-name="T93"><text:s text:c="3"/></text:span><text:span text:style-name="T94">guest ok = no</text:span></text:p>
      <text:p text:style-name="P95"><text:span text:style-name="T96">Кроме того, из раздела<text:s/></text:span><text:span text:style-name="T97">[global]</text:span><text:span text:style-name="T98"><text:s/>необходимо удалить строку:</text:span></text:p>
      <text:p text:style-name="P99"><text:span text:style-name="T100"><text:s text:c="3"/></text:span><text:span text:style-name="T101">map to guest = Bad User</text:span></text:p>
      <text:p text:style-name="P102"><text:span text:style-name="T103">2.2 </text:span><text:span text:style-name="T104">Необходимо<text:s/></text:span><text:span text:style-name="T105">указ</text:span><text:span text:style-name="T106">ать</text:span><text:span text:style-name="T107"><text:s/></text:span><text:span text:style-name="T108">только те</text:span><text:span text:style-name="T109"><text:s/>подсети,<text:s/></text:span><text:span text:style-name="T110">доступ с которых необходим для работы, а также</text:span><text:span text:style-name="T111"><text:s/>заблокировать</text:span><text:span text:style-name="T112"><text:s/>входящий трафик в разделе<text:s/></text:span><text:span text:style-name="T113">[global]</text:span><text:span text:style-name="T114">:</text:span></text:p>
      <text:p text:style-name="P115"><text:span text:style-name="T116"><text:s text:c="3"/></text:span><text:span text:style-name="T117">hosts allow = 192.168.0.0/24</text:span></text:p>
      <text:p text:style-name="P118"><text:span text:style-name="T119"><text:s text:c="3"/></text:span><text:span text:style-name="T120">hosts deny = 0.0.0.0/0</text:span></text:p>
      <text:p text:style-name="P121"><text:span text:style-name="T122">Номера у</text:span><text:span text:style-name="T123">казанны</text:span><text:span text:style-name="T124">х</text:span><text:span text:style-name="T125"><text:s/>подсет</text:span><text:span text:style-name="T126">ей</text:span><text:span text:style-name="T127"><text:s/>приведены в качестве примера.</text:span></text:p>
      <text:soft-page-break/>
      <text:p text:style-name="P128"><text:span text:style-name="T129">2.3 Разграничить доступ к создаваемым файлам в общем разделе<text:s/></text:span><text:span text:style-name="T130">[shared]</text:span><text:span text:style-name="T131">:</text:span></text:p>
      <text:p text:style-name="P132"><text:span text:style-name="T133"><text:s text:c="3"/></text:span><text:span text:style-name="T134">path = /srv/samba/shared</text:span></text:p>
      <text:p text:style-name="P135"><text:span text:style-name="T136"><text:s text:c="3"/></text:span><text:span text:style-name="T137">cre</text:span><text:span text:style-name="T138">ate mask = 0640</text:span></text:p>
      <text:p text:style-name="P139"><text:span text:style-name="T140"><text:s text:c="3"/></text:span><text:span text:style-name="T141">directory mask = 0750</text:span></text:p>
      <text:p text:style-name="P142"><text:span text:style-name="T143">2.4 Отключить NetBIOS (по возможности), а также использовать для SMB только порт 445/tcp в разделе<text:s/></text:span><text:span text:style-name="T144">[global]</text:span><text:span text:style-name="T145">:</text:span></text:p>
      <text:p text:style-name="P146"><text:span text:style-name="T147"><text:s text:c="4"/></text:span><text:span text:style-name="T148">disable netbios = yes</text:span></text:p>
      <text:p text:style-name="P149"><text:span text:style-name="T150"><text:s text:c="4"/></text:span><text:span text:style-name="T151">smb ports = 445</text:span></text:p>
      <text:p text:style-name="P152"><text:span text:style-name="T153">Обеспечить защиту хоста с развернутым и настроенным Samba-се</text:span><text:span text:style-name="T154">рвером<text:s/></text:span><text:span text:style-name="T155">имеющимися<text:s/></text:span><text:span text:style-name="T156">средствами контроля сетевого трафика (например, iptables).</text:span></text:p>
      <text:p text:style-name="P157"><text:span text:style-name="T158">2.5 Отключить использование устаревшего протокола SMBv1 в разделе<text:s/></text:span><text:span text:style-name="T159">[global]</text:span><text:span text:style-name="T160">:</text:span></text:p>
      <text:p text:style-name="P161"><text:span text:style-name="T162"><text:s text:c="3"/></text:span><text:span text:style-name="T163">server min protocol = SMB2</text:span></text:p>
      <text:p text:style-name="P164"><text:span text:style-name="T165"><text:s text:c="3"/></text:span><text:span text:style-name="T166">server max protocol = SMB3</text:span></text:p>
      <text:p text:style-name="P167"><text:span text:style-name="T168">Для применения расширенных настроек необход</text:span><text:span text:style-name="T169">имо<text:s/></text:span><text:span text:style-name="T170">п</text:span><text:span text:style-name="T171">ерезапустить службу smdb программного обеспечения «Samba»<text:s/></text:span><text:span text:style-name="T172">командой, указанной в<text:s/></text:span><text:span text:style-name="T173">пункт</text:span><text:span text:style-name="T174">е</text:span><text:span text:style-name="T175"><text:line-break/></text:span><text:span text:style-name="T176">1.3 настоящих рекомендаций.</text:span></text:p>
      <text:p text:style-name="P177"><text:span text:style-name="T178">3. Настройка аудита программного обеспечения «Samba».</text:span></text:p>
      <text:p text:style-name="P179"><text:span text:style-name="T180">3.1 Для настройки аудита в файле конфигурации в раздел<text:s/></text:span><text:span text:style-name="T181">[global]</text:span><text:span text:style-name="T182"><text:s/>необходимо добавит</text:span><text:span text:style-name="T183">ь следующие строки,<text:s/></text:span><text:span text:style-name="T184">например</text:span><text:span text:style-name="T185">:</text:span></text:p>
      <text:p text:style-name="P186"><text:span text:style-name="T187"><text:s text:c="4"/></text:span><text:span text:style-name="T188">log level = 1 vfs:</text:span><text:span text:style-name="T189">3</text:span></text:p>
      <text:p text:style-name="P190"><text:span text:style-name="T191"><text:s text:c="4"/></text:span><text:span text:style-name="T192">vfs objects = full_audit</text:span></text:p>
      <text:p text:style-name="P193"><text:span text:style-name="T194"><text:s text:c="4"/></text:span><text:span text:style-name="T195">full_audit:prefix = %u|%I|%S</text:span></text:p>
      <text:p text:style-name="P196"><text:span text:style-name="T197"><text:s text:c="4"/></text:span><text:span text:style-name="T198">full_audit:success = connect, open, mkdir, rmdir, unlink, write, rename,<text:s/></text:span><text:span text:style-name="T199">lock, pwrite, renameat, unlinkat</text:span></text:p>
      <text:p text:style-name="P200"><text:span text:style-name="T201"><text:s text:c="4"/></text:span><text:span text:style-name="T202">full_audit:failure = conne</text:span><text:span text:style-name="T203">ct, open, mkdir, rmdir, unlink, write, rename</text:span></text:p>
      <text:p text:style-name="P204"><text:span text:style-name="T205"><text:s text:c="4"/></text:span><text:span text:style-name="T206">full_audit:facility = local5</text:span></text:p>
      <text:p text:style-name="P207"><text:span text:style-name="T208"><text:s text:c="4"/></text:span><text:span text:style-name="T209">full_audit:priority = notice</text:span></text:p>
      <text:p text:style-name="P210"><text:span text:style-name="T211">где:</text:span></text:p>
      <text:p text:style-name="P212"><text:span text:style-name="T213">log level = 1 vfs:</text:span><text:span text:style-name="T214">3</text:span><text:span text:style-name="T215"><text:s/>– команда для осуществления журналирования базовых событий всех подсистем и расширенных событий подсистемы<text:s/></text:span><text:span text:style-name="T216">vfs</text:span><text:span text:style-name="T217">.<text:s/></text:span><text:span text:style-name="T218">В данно</text:span><text:span text:style-name="T219">м<text:s/></text:span><text:soft-page-break/><text:span text:style-name="T220">примере цифра «1» означает сбор событий по 1 уровню всех подсистем,<text:s/></text:span><text:span text:style-name="T221">параметр<text:s/></text:span><text:span text:style-name="T222">«</text:span><text:span text:style-name="T223">vfs:3</text:span><text:span text:style-name="T224">» означает сбор событий по 3 уровню для подсистемы</text:span><text:span text:style-name="T225"><text:s/>vfs.</text:span><text:span text:style-name="T226"><text:s/></text:span><text:span text:style-name="T227">Перечень подсистем и уровней журналирования прилагаются.</text:span></text:p>
      <text:p text:style-name="P228"><text:span text:style-name="T229">vfs objects = full_audit</text:span><text:span text:style-name="T230"><text:s/>– команда для включения модуля жу</text:span><text:span text:style-name="T231">рналирования<text:s/></text:span><text:span text:style-name="T232">для подсистемы v</text:span><text:span text:style-name="T233">fs</text:span><text:span text:style-name="T234">.</text:span></text:p>
      <text:p text:style-name="P235"><text:span text:style-name="T236">full_audit:prefix = %u|%I|%S</text:span><text:span text:style-name="T237"><text:s/>– команда для осуществления записи действий пользователей по выбранным значениям. Перечень значений для команды<text:s/></text:span><text:span text:style-name="T238">full_audit:prefix</text:span><text:span text:style-name="T239"><text:s/>прилагается.</text:span></text:p>
      <text:p text:style-name="P240"><text:span text:style-name="T241">full_audit:success = connect, open, mkdir, rmdir, u</text:span><text:span text:style-name="T242">nlink, write, rename, lock, pwrite, renameat, unlinkat</text:span><text:span text:style-name="T243"><text:s/>– команда для осуществления записи успешных действий пользователей по выбранным значениям.<text:s/></text:span></text:p>
      <text:p text:style-name="P244"><text:span text:style-name="T245">full_audit:failure = connect, open, mkdir, rmdir, unlink, write, rename</text:span><text:span text:style-name="T246"><text:s/>– команда для осуществления записи<text:s/></text:span><text:span text:style-name="T247">не</text:span><text:span text:style-name="T248">успешных</text:span><text:span text:style-name="T249"><text:s/>действий пользователей по выбранным значениям.</text:span></text:p>
      <text:p text:style-name="P250"><text:span text:style-name="T251">Перечень событий, фиксируемых командами<text:s/></text:span><text:span text:style-name="T252">full_audit: success</text:span><text:span text:style-name="T253"><text:line-break/></text:span><text:span text:style-name="T254">и<text:s/></text:span><text:span text:style-name="T255">full_audit:failure</text:span><text:span text:style-name="T256"><text:s/>прилагается.</text:span></text:p>
      <text:p text:style-name="P257"><text:span text:style-name="T258">full_audit:facility = local5</text:span><text:span text:style-name="T259"><text:s/>– команда, определяющая, что события аудита<text:s/></text:span><text:span text:style-name="T260">syslog</text:span><text:span text:style-name="T261"><text:s/>будут направлены в категор</text:span><text:span text:style-name="T262">ию<text:s/></text:span><text:span text:style-name="T263">LOCAL5.<text:s/></text:span><text:span text:style-name="T264">(Необходимо предварительно определить для системы на уровне syslog категорию<text:s/></text:span><text:span text:style-name="T265">LOCAL5</text:span><text:span text:style-name="T266">).</text:span></text:p>
      <text:p text:style-name="P267"><text:span text:style-name="T268">full_audit:priority = notice</text:span><text:span text:style-name="T269"><text:s/>– команда, задающая уровень приоритета сообщений аудита. Перечень типов приоритета прилагается.</text:span></text:p>
      <text:p text:style-name="P270"><text:span text:style-name="T271">При осуществлении индивидуальной н</text:span><text:span text:style-name="T272">астройки каждой подсистемы необходимо руководствоваться перечнями подсистем, уровней журналирования, значений для команды<text:s/></text:span><text:span text:style-name="T273">full_audit:prefix</text:span><text:span text:style-name="T274">, событий, фиксируемых командами<text:s/></text:span><text:span text:style-name="T275">full_audit:success</text:span><text:span text:style-name="T276"><text:s/>и<text:s/></text:span><text:span text:style-name="T277">full_audit:failure<text:s/></text:span><text:span text:style-name="T278">и типов приоритета, указанными</text:span><text:span text:style-name="T279"><text:line-break/>в приложении<text:s/></text:span><text:span text:style-name="T280">к настоящим рекоменедациям.</text:span></text:p>
      <text:p text:style-name="P281"><text:span text:style-name="T282">4. В целях проверки недостатков конфигурации программного обеспечения «Samba» необходимо выполнить следующие мероприятия.</text:span></text:p>
      <text:p text:style-name="P283"><text:span text:style-name="T284">4.1 </text:span><text:span text:style-name="T285">Проверить шифрование<text:s/></text:span><text:span text:style-name="T286">при<text:s/></text:span><text:span text:style-name="T287">LDAP Bind.</text:span></text:p>
      <text:p text:style-name="P288"><text:span text:style-name="T289">4</text:span><text:span text:style-name="T290">.1.</text:span><text:span text:style-name="T291">1</text:span><text:span text:style-name="T292"> Добавить запись (при ее отсутствии) в раздел<text:s/></text:span><text:span text:style-name="T293">[global]</text:span><text:span text:style-name="T294"><text:s/>файла<text:s/></text:span><text:span text:style-name="T295">конфигурации:</text:span></text:p>
      <text:soft-page-break/>
      <text:p text:style-name="P296"><text:span text:style-name="T297">[global]</text:span></text:p>
      <text:p text:style-name="P298"><text:span text:style-name="T299"><text:s text:c="3"/></text:span><text:span text:style-name="T300">ldap server require strong auth = yes</text:span></text:p>
      <text:p text:style-name="P301"><text:span text:style-name="T302">4.</text:span><text:span text:style-name="T303">2 Осуществить настройку шифров Kerberos.</text:span></text:p>
      <text:p text:style-name="P304"><text:span text:style-name="T305">4.</text:span><text:span text:style-name="T306">2.1 Добавить (изменить) запись (при ее отсутствии) в раздел<text:s/></text:span><text:span text:style-name="T307">[libdefaults]</text:span><text:span text:style-name="T308"><text:s/>файла<text:s/></text:span><text:span text:style-name="T309">/etc/krb5.conf</text:span><text:span text:style-name="T310">:</text:span></text:p>
      <text:p text:style-name="P311"><text:span text:style-name="T312">[libdefaults]</text:span></text:p>
      <text:p text:style-name="P313"><text:span text:style-name="T314"><text:s text:c="3"/></text:span><text:span text:style-name="T315">permitted_enctypes = aes256-cts-hm</text:span><text:span text:style-name="T316">ac-sha1-96 aes128-cts-hmac-sha1-96</text:span></text:p>
      <text:p text:style-name="P317"><text:span text:style-name="T318"><text:s text:c="3"/></text:span><text:span text:style-name="T319">default_tgs_enctypes = aes256-cts-hmac-sha1-96</text:span></text:p>
      <text:p text:style-name="P320"><text:span text:style-name="T321"><text:s text:c="3"/></text:span><text:span text:style-name="T322">default_tkt_enctypes = aes256-cts-hmac-sha1-96</text:span></text:p>
      <text:p text:style-name="P323"><text:span text:style-name="T324">4.</text:span><text:span text:style-name="T325">3 Ограничить доступ к каталогу SYSVOL<text:s/></text:span><text:span text:style-name="T326">следующ</text:span><text:span text:style-name="T327">ими</text:span><text:span text:style-name="T328"><text:s/>команд</text:span><text:span text:style-name="T329">ами</text:span><text:span text:style-name="T330"><text:line-break/></text:span><text:span text:style-name="T331">в</text:span><text:span text:style-name="T332"><text:s/>терминал</text:span><text:span text:style-name="T333">е</text:span><text:span text:style-name="T334">:</text:span></text:p>
      <text:p text:style-name="P335"><text:span text:style-name="T336">sudo chmod -R 775</text:span><text:span text:style-name="T337"><text:s/></text:span><text:span text:style-name="T338">/var/lib/samba/sysvol/</text:span></text:p>
      <text:p text:style-name="P339"><text:span text:style-name="T340">ls -ld</text:span><text:span text:style-name="T341"><text:s/>/var/lib/samba/sysvol/</text:span></text:p>
      <text:p text:style-name="P342"><text:span text:style-name="T343">getfacl /var/lib/samba/sysvol/</text:span></text:p>
      <text:p text:style-name="P344"><text:span text:style-name="T345">4.</text:span><text:span text:style-name="T346">4 </text:span><text:span text:style-name="T347">Обеспечить</text:span><text:span text:style-name="T348"><text:s/>ручное резервное копирование базы данных Active Directory раз в 90 дней.</text:span></text:p>
      <text:p text:style-name="P349"><text:span text:style-name="T350">4.</text:span><text:span text:style-name="T351">4.1 При выключенном состоянии программного обеспечения «Samba» осуществить резервное копирование в выделенный к</text:span><text:span text:style-name="T352">аталог и внешний носитель информации<text:s/></text:span><text:span text:style-name="T353">следующей командой в</text:span><text:span text:style-name="T354"><text:s/>терминал</text:span><text:span text:style-name="T355">е</text:span><text:span text:style-name="T356">, например:</text:span></text:p>
      <text:p text:style-name="P357"><text:span text:style-name="T358">s</text:span><text:span text:style-name="T359">amba-tool domain backup offline –target-dir=/srv/ad-backup/</text:span></text:p>
      <text:p text:style-name="P360"><text:span text:style-name="T361">Указанная команда создает копию файлов базы данных Active Directory</text:span><text:span text:style-name="T362"><text:line-break/>в директории<text:s/></text:span><text:span text:style-name="T363">/srv/ad-backup/</text:span><text:span text:style-name="T364">.</text:span></text:p>
      <text:p text:style-name="P365"><text:span text:style-name="T366">4.</text:span><text:span text:style-name="T367">4.2 Ограничить п</text:span><text:span text:style-name="T368">рава доступа к<text:s/></text:span><text:span text:style-name="T369">директории</text:span><text:span text:style-name="T370"><text:s/>резервной копии.</text:span></text:p>
      <text:p text:style-name="P371"><text:span text:style-name="T372">4.</text:span><text:span text:style-name="T373">5 </text:span><text:span text:style-name="T374">Обеспечить регулярную</text:span><text:span text:style-name="T375"><text:s/>ручную проверку состава группы Domain Admins<text:s/></text:span><text:span text:style-name="T376">следующей командой в</text:span><text:span text:style-name="T377"><text:s/>терминал</text:span><text:span text:style-name="T378">е</text:span><text:span text:style-name="T379">:</text:span></text:p>
      <text:p text:style-name="P380"><text:span text:style-name="T381">samba-tool group listmembers "Domain Admins"</text:span></text:p>
      <text:p text:style-name="P382"><text:span text:style-name="T383">Указанная команда выводит<text:s/></text:span><text:span text:style-name="T384">в терминал<text:s/></text:span><text:span text:style-name="T385">перечень всех учетных записе</text:span><text:span text:style-name="T386">й, входящих в группу Domain Admins, позволяющий выявлять<text:s/></text:span><text:span text:style-name="T387">нелегитимные</text:span><text:span text:style-name="T388"><text:s/>записи, а также корректировать состав группы.</text:span></text:p>
      <text:p text:style-name="P389"><text:span text:style-name="T390">4.</text:span><text:span text:style-name="T391">6 </text:span><text:span text:style-name="T392">Обеспечить регулярную</text:span><text:span text:style-name="T393"><text:s/>ручную проверку групповых политик базы данных Active Directory с использованием команды терминала:</text:span></text:p>
      <text:soft-page-break/>
      <text:p text:style-name="P394"><text:span text:style-name="T395">samba-tool gpo<text:s/></text:span><text:span text:style-name="T396">listall</text:span></text:p>
      <text:p text:style-name="P397"><text:span text:style-name="T398">Указанная команда выводит<text:s/></text:span><text:span text:style-name="T399">в терминал</text:span><text:span text:style-name="T400"><text:s/>перечень всех политик, зарегистрированных в каталоге SYSVOL и в базе Active Directory, позволяющий выявлять лишние записи, а также корректировать состав политик.</text:span></text:p>
      <text:p text:style-name="P401"><text:span text:style-name="T402">4.</text:span><text:span text:style-name="T403">7 Осуществить настройку парольной политики (дли</text:span><text:span text:style-name="T404">на пароля должна быть не менее 1</text:span><text:span text:style-name="T405">5</text:span><text:span text:style-name="T406"><text:s/>символов, пароль должен содержать буквы верхнего и нижнего регистра (А-Я, A-Z, а-я, a-z), специальные символы (!, », №, %, *, /), в пароле</text:span><text:span text:style-name="T407"><text:line-break/>не должно быть персонифицированной информации (имен, адресов, даты рождения, телефо</text:span><text:span text:style-name="T408">нов)).</text:span></text:p>
      <text:p text:style-name="P409"><text:span text:style-name="T410">samba-tool domain passwordsettings set --min-pwd-length=1</text:span><text:span text:style-name="T411">5</text:span></text:p>
      <text:p text:style-name="P412"><text:span text:style-name="T413">samba-tool domain passwordsettings set --complexity=on</text:span></text:p>
      <text:p text:style-name="P414"><text:span text:style-name="T415">samba-tool domain passwordsettings set --history-length=10</text:span></text:p>
      <text:p text:style-name="P416"><text:span text:style-name="T417">samba-tool domain passwordsettings set --max-pwd-age=90</text:span></text:p>
      <text:p text:style-name="P418"><text:span text:style-name="T419">где:</text:span></text:p>
      <text:p text:style-name="P420"><text:span text:style-name="T421">--min-pwd-lengt</text:span><text:span text:style-name="T422">h=1</text:span><text:span text:style-name="T423">5</text:span><text:span text:style-name="T424"><text:s/>— команда задает минимальную дину пароля</text:span><text:span text:style-name="T425"><text:line-break/>1</text:span><text:span text:style-name="T426">5</text:span><text:span text:style-name="T427"><text:s/>символов;</text:span></text:p>
      <text:p text:style-name="P428"><text:span text:style-name="T429">--complexity=on<text:s/></text:span><text:span text:style-name="T430">— команда включает необходимость использовать в пароле цифры, буквы и специальные символы;</text:span></text:p>
      <text:p text:style-name="P431"><text:span text:style-name="T432">--history-length=10<text:s/></text:span><text:span text:style-name="T433">— команда запрещает после изменения использовать одинаковые пароли;</text:span></text:p>
      <text:p text:style-name="P434"><text:span text:style-name="T435">--</text:span><text:span text:style-name="T436">max-pwd-age=90<text:s/></text:span><text:span text:style-name="T437">— команда<text:s/></text:span><text:span text:style-name="T438">задает необходимость смены пароля через</text:span><text:span text:style-name="T439"><text:line-break/>90 дней после создания предыдущего</text:span><text:span text:style-name="T440">.</text:span></text:p>
      <text:soft-page-break/>
      <text:p text:style-name="P441"><text:span text:style-name="T442">Приложение 1</text:span></text:p>
      <text:p text:style-name="P443"><text:span text:style-name="T444">Таблица<text:s/></text:span><text:span text:style-name="T445">1</text:span><text:span text:style-name="T446">.<text:s/></text:span><text:span text:style-name="T447">Перечень подсистем</text:span></text:p>
      <text:p text:style-name="P448"/>
      <table:table table:style-name="Table449">
        <table:table-columns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><text:span text:style-name="T455">Подсистема</text:span></text:p>
          </table:table-cell>
          <table:table-cell table:style-name="TableCell456">
            <text:p text:style-name="P457"><text:span text:style-name="T458">Описание</text:span></text:p>
          </table:table-cell>
        </table:table-row>
        <table:table-row table:style-name="TableRow459">
          <table:table-cell table:style-name="TableCell460">
            <text:p text:style-name="P461"><text:span text:style-name="T462">all</text:span></text:p>
          </table:table-cell>
          <table:table-cell table:style-name="TableCell463">
            <text:p text:style-name="P464"><text:span text:style-name="T465">Включает все сообщения отладки и подходит для общего</text:span><text:span text:style-name="T466"><text:line-break/>мониторинга системы</text:span></text:p>
          </table:table-cell>
        </table:table-row>
        <table:table-row table:style-name="TableRow467">
          <table:table-cell table:style-name="TableCell468">
            <text:p text:style-name="P469"><text:span text:style-name="T470">tdb</text:span></text:p>
          </table:table-cell>
          <table:table-cell table:style-name="TableCell471">
            <text:p text:style-name="P472"><text:span text:style-name="T473">Отвечает</text:span><text:span text:style-name="T474"><text:s/>за отладку работы с TDB (Trivial Database).</text:span><text:span text:style-name="T475"><text:line-break/>TDB — это простая встраиваемая база данных, используемая программным обеспечением «Samba» для хранения различных данных, таких как сессии, аутентификационные данные,</text:span><text:span text:style-name="T476"><text:line-break/>метаданные файлов и другие внутренние структу</text:span><text:span text:style-name="T477">ры</text:span></text:p>
          </table:table-cell>
        </table:table-row>
        <table:table-row table:style-name="TableRow478">
          <table:table-cell table:style-name="TableCell479">
            <text:p text:style-name="P480"><text:span text:style-name="T481">printdrivers</text:span></text:p>
          </table:table-cell>
          <table:table-cell table:style-name="TableCell482">
            <text:p text:style-name="P483"><text:span text:style-name="T484">Используется для отладки драйверов печати. Этот класс</text:span><text:span text:style-name="T485"><text:line-break/>полезен для отладки и анализа работы с принтерами, включая загрузку, установку и настройку драйверов</text:span></text:p>
          </table:table-cell>
        </table:table-row>
        <table:table-row table:style-name="TableRow486">
          <table:table-cell table:style-name="TableCell487">
            <text:p text:style-name="P488"><text:span text:style-name="T489">lanman</text:span></text:p>
          </table:table-cell>
          <table:table-cell table:style-name="TableCell490">
            <text:p text:style-name="P491"><text:span text:style-name="T492">Предназначена для отладки протоколов LAN Manager, что</text:span><text:span text:style-name="T493"><text:line-break/>может быть полезно при</text:span><text:span text:style-name="T494"><text:s/>работе с устаревшими системами или приложениями</text:span></text:p>
          </table:table-cell>
        </table:table-row>
        <table:table-row table:style-name="TableRow495">
          <table:table-cell table:style-name="TableCell496">
            <text:p text:style-name="P497"><text:span text:style-name="T498">smb</text:span></text:p>
          </table:table-cell>
          <table:table-cell table:style-name="TableCell499">
            <text:p text:style-name="P500"><text:span text:style-name="T501">Предназначена для регистрации вызовов по протоколу SMB</text:span></text:p>
          </table:table-cell>
        </table:table-row>
        <table:table-row table:style-name="TableRow502">
          <table:table-cell table:style-name="TableCell503">
            <text:p text:style-name="P504"><text:span text:style-name="T505">rpc_parse</text:span></text:p>
          </table:table-cell>
          <table:table-cell table:style-name="TableCell506">
            <text:p text:style-name="P507"><text:span text:style-name="T508">Включает информацию об обработке RPC-сообщений. Может использоваться при анализе репликации</text:span></text:p>
          </table:table-cell>
        </table:table-row>
        <table:table-row table:style-name="TableRow509">
          <table:table-cell table:style-name="TableCell510">
            <text:p text:style-name="P511"><text:span text:style-name="T512">rpc_srv</text:span></text:p>
          </table:table-cell>
          <table:table-cell table:style-name="TableCell513">
            <text:p text:style-name="P514"><text:span text:style-name="T515">Включает информацию о регистрации к</text:span><text:span text:style-name="T516">онечных точек RPC</text:span></text:p>
          </table:table-cell>
        </table:table-row>
        <table:table-row table:style-name="TableRow517">
          <table:table-cell table:style-name="TableCell518">
            <text:p text:style-name="P519"><text:span text:style-name="T520">rpc_cli</text:span></text:p>
          </table:table-cell>
          <table:table-cell table:style-name="TableCell521">
            <text:p text:style-name="P522"><text:span text:style-name="T523">Предназначена для регистрации информации, связанной</text:span><text:span text:style-name="T524"><text:line-break/>с работой RPC-клиента (Remote Procedure Call). Используется для отладки взаимодействия между клиентом и сервером</text:span><text:span text:style-name="T525"><text:line-break/>в контексте RPC-вызовов, которые используются для</text:span><text:span text:style-name="T526"><text:line-break/>выполнения раз</text:span><text:span text:style-name="T527">личных операций в программном обеспечении «Samba», таких как управление доменными службами, доступ</text:span><text:span text:style-name="T528"><text:line-break/>к общим ресурсам и другие действия, связанные с протоколами SMB/CIFS</text:span></text:p>
          </table:table-cell>
        </table:table-row>
        <table:table-row table:style-name="TableRow529">
          <table:table-cell table:style-name="TableCell530">
            <text:p text:style-name="P531"><text:span text:style-name="T532">passdb</text:span></text:p>
          </table:table-cell>
          <table:table-cell table:style-name="TableCell533">
            <text:p text:style-name="P534"><text:span text:style-name="T535">Предназначена для регистрации доступа к хранилищу данных паролей</text:span></text:p>
          </table:table-cell>
        </table:table-row>
        <table:table-row table:style-name="TableRow536">
          <table:table-cell table:style-name="TableCell537">
            <text:p text:style-name="P538"><text:span text:style-name="T539">sam</text:span></text:p>
          </table:table-cell>
          <table:table-cell table:style-name="TableCell540">
            <text:p text:style-name="P541"><text:span text:style-name="T542">Предназнач</text:span><text:span text:style-name="T543">ена для регистрации событий, связанных</text:span><text:span text:style-name="T544"><text:line-break/>с управлением учетными записями пользователей</text:span><text:span text:style-name="T545"><text:line-break/>и групп в AD (SAM — Security Accounts Manager)</text:span></text:p>
          </table:table-cell>
        </table:table-row>
        <text:soft-page-break/>
        <table:table-row table:style-name="TableRow546">
          <table:table-cell table:style-name="TableCell547">
            <text:p text:style-name="P548"><text:span text:style-name="T549">auth</text:span></text:p>
          </table:table-cell>
          <table:table-cell table:style-name="TableCell550">
            <text:p text:style-name="P551"><text:span text:style-name="T552">Предназначена для регистрации событий аутентификации пользователей. Включает процессы проверки учетных данных (логин/п</text:span><text:span text:style-name="T553">ароль), использование Kerberos, NTLM и других механизмов аутентификации</text:span></text:p>
          </table:table-cell>
        </table:table-row>
        <table:table-row table:style-name="TableRow554">
          <table:table-cell table:style-name="TableCell555">
            <text:p text:style-name="P556"><text:span text:style-name="T557">winbind</text:span></text:p>
          </table:table-cell>
          <table:table-cell table:style-name="TableCell558">
            <text:p text:style-name="P559"><text:span text:style-name="T560">Предназначена для регистрации сообщений при присоединении клиентов к программному обеспечению «Samba» для проведения различных операций. Позволяет анализировать работу сервиса</text:span><text:span text:style-name="T561"><text:s/>Winbind</text:span></text:p>
          </table:table-cell>
        </table:table-row>
        <table:table-row table:style-name="TableRow562">
          <table:table-cell table:style-name="TableCell563">
            <text:p text:style-name="P564"><text:span text:style-name="T565">vfs</text:span></text:p>
          </table:table-cell>
          <table:table-cell table:style-name="TableCell566">
            <text:p text:style-name="P567"><text:span text:style-name="T568">Предназначена для журналирования проблем с правами доступа</text:span><text:span text:style-name="T569"><text:line-break/>и некорректным поведением бэкенда, абстрагируемого VFS</text:span></text:p>
          </table:table-cell>
        </table:table-row>
        <table:table-row table:style-name="TableRow570">
          <table:table-cell table:style-name="TableCell571">
            <text:p text:style-name="P572"><text:span text:style-name="T573">idmap</text:span></text:p>
          </table:table-cell>
          <table:table-cell table:style-name="TableCell574">
            <text:p text:style-name="P575"><text:span text:style-name="T576">Предназначена для регистрации событий установки соответствия между SID и группами в Linux (Identity Mapping)</text:span></text:p>
          </table:table-cell>
        </table:table-row>
        <table:table-row table:style-name="TableRow577">
          <table:table-cell table:style-name="TableCell578">
            <text:p text:style-name="P579"><text:span text:style-name="T580">quota</text:span></text:p>
          </table:table-cell>
          <table:table-cell table:style-name="TableCell581">
            <text:p text:style-name="P582"><text:span text:style-name="T583">Предн</text:span><text:span text:style-name="T584">азначена для регистрации информации, связанной</text:span><text:span text:style-name="T585"><text:line-break/>с управлением квотами (quotas) на файловых системах. Квоты используются для ограничения объема дискового пространства, которое может использовать пользователь или группа</text:span></text:p>
          </table:table-cell>
        </table:table-row>
        <table:table-row table:style-name="TableRow586">
          <table:table-cell table:style-name="TableCell587">
            <text:p text:style-name="P588"><text:span text:style-name="T589">acls</text:span></text:p>
          </table:table-cell>
          <table:table-cell table:style-name="TableCell590">
            <text:p text:style-name="P591"><text:span text:style-name="T592">Предназначена для регистрации соб</text:span><text:span text:style-name="T593">ытий проверки</text:span><text:span text:style-name="T594"><text:line-break/>и изменения прав доступа на основе списков управления доступом (Access Control Lists)</text:span></text:p>
          </table:table-cell>
        </table:table-row>
        <table:table-row table:style-name="TableRow595">
          <table:table-cell table:style-name="TableCell596">
            <text:p text:style-name="P597"><text:span text:style-name="T598">locking</text:span></text:p>
          </table:table-cell>
          <table:table-cell table:style-name="TableCell599">
            <text:p text:style-name="P600"><text:span text:style-name="T601">Предназначена для регистрации событий блокировок файлов базы данных каталога и конкретных записей при одновременном доступе к ним разных клиентов</text:span></text:p>
          </table:table-cell>
        </table:table-row>
        <table:table-row table:style-name="TableRow602">
          <table:table-cell table:style-name="TableCell603">
            <text:p text:style-name="P604"><text:span text:style-name="T605">msdfs</text:span></text:p>
          </table:table-cell>
          <table:table-cell table:style-name="TableCell606">
            <text:p text:style-name="P607"><text:span text:style-name="T608">Предназначена для регистрации событий, связанных</text:span><text:span text:style-name="T609"><text:line-break/>с поддержкой DFS (Distributed File System)</text:span><text:span text:style-name="T610"><text:line-break/>в программном обеспечении «Samba». DFS позволяет объединять несколько общих ресурсов в одну виртуальную иерархию</text:span></text:p>
          </table:table-cell>
        </table:table-row>
        <table:table-row table:style-name="TableRow611">
          <table:table-cell table:style-name="TableCell612">
            <text:p text:style-name="P613"><text:span text:style-name="T614">dmapi</text:span></text:p>
          </table:table-cell>
          <table:table-cell table:style-name="TableCell615">
            <text:p text:style-name="P616"><text:span text:style-name="T617">Предназначена для регистрации событий,</text:span><text:span text:style-name="T618"><text:s/>связанных</text:span><text:span text:style-name="T619"><text:line-break/>с использованием DMAPI (Data Management API)</text:span><text:span text:style-name="T620"><text:line-break/>в программном обеспечении «Samba»</text:span></text:p>
          </table:table-cell>
        </table:table-row>
        <table:table-row table:style-name="TableRow621">
          <table:table-cell table:style-name="TableCell622">
            <text:p text:style-name="P623"><text:span text:style-name="T624">registry</text:span></text:p>
          </table:table-cell>
          <table:table-cell table:style-name="TableCell625">
            <text:p text:style-name="P626"><text:span text:style-name="T627">Предназначена для регистрации взаимодействия</text:span><text:span text:style-name="T628"><text:line-break/>с данными реестра Windows, которые используются</text:span><text:span text:style-name="T629"><text:line-break/>в службе каталогов</text:span></text:p>
          </table:table-cell>
        </table:table-row>
        <table:table-row table:style-name="TableRow630">
          <table:table-cell table:style-name="TableCell631">
            <text:p text:style-name="P632"><text:span text:style-name="T633">scavenger</text:span></text:p>
          </table:table-cell>
          <table:table-cell table:style-name="TableCell634">
            <text:p text:style-name="P635"><text:span text:style-name="T636">Предназначена для регистрации соб</text:span><text:span text:style-name="T637">ытий «сборки мусора» (garbage collection) в программном обеспечении «Samba». Этот<text:s/></text:span><text:soft-page-break/><text:span text:style-name="T638">процесс используется для очистки устаревших или неиспользуемых данных, таких как открытые файлы, сессии, аутентификации и другие ресурсы, которые больше не нужны</text:span></text:p>
          </table:table-cell>
        </table:table-row>
        <text:soft-page-break/>
        <table:table-row table:style-name="TableRow639">
          <table:table-cell table:style-name="TableCell640">
            <text:p text:style-name="P641"><text:span text:style-name="T642">dns</text:span></text:p>
          </table:table-cell>
          <table:table-cell table:style-name="TableCell643">
            <text:p text:style-name="P644"><text:span text:style-name="T645">Предназ</text:span><text:span text:style-name="T646">начена для регистрации запросов на поиск</text:span><text:span text:style-name="T647"><text:line-break/>и изменение записей DNS</text:span></text:p>
          </table:table-cell>
        </table:table-row>
        <table:table-row table:style-name="TableRow648">
          <table:table-cell table:style-name="TableCell649">
            <text:p text:style-name="P650"><text:span text:style-name="T651">ldb</text:span></text:p>
          </table:table-cell>
          <table:table-cell table:style-name="TableCell652">
            <text:p text:style-name="P653"><text:span text:style-name="T654">Предназначен для регистрации подключений к базе данных LDAP</text:span></text:p>
          </table:table-cell>
        </table:table-row>
        <table:table-row table:style-name="TableRow655">
          <table:table-cell table:style-name="TableCell656">
            <text:p text:style-name="P657"><text:span text:style-name="T658">tevent</text:span></text:p>
          </table:table-cell>
          <table:table-cell table:style-name="TableCell659">
            <text:p text:style-name="P660"><text:span text:style-name="T661">Предназначен для регистрации сообщений библиотеки управления памятью talloc</text:span></text:p>
          </table:table-cell>
        </table:table-row>
        <table:table-row table:style-name="TableRow662">
          <table:table-cell table:style-name="TableCell663">
            <text:p text:style-name="P664"><text:span text:style-name="T665">auth_audit, auth_json_audit</text:span></text:p>
          </table:table-cell>
          <table:table-cell table:style-name="TableCell666">
            <text:p text:style-name="P667"><text:span text:style-name="T668">Предназначены</text:span><text:span text:style-name="T669"><text:s/>для регистрации событий аутентификации</text:span><text:span text:style-name="T670"><text:line-break/>и авторизации учетных записей (успешных и неуспешных попытках входа в систему, изменениях паролей и изменениях статусов учетных записей). Могут использоваться, например, для отслеживания попыток несанкционированного<text:s/></text:span><text:span text:style-name="T671">входа</text:span></text:p>
          </table:table-cell>
        </table:table-row>
        <table:table-row table:style-name="TableRow672">
          <table:table-cell table:style-name="TableCell673">
            <text:p text:style-name="P674"><text:span text:style-name="T675">kerberos</text:span></text:p>
          </table:table-cell>
          <table:table-cell table:style-name="TableCell676">
            <text:p text:style-name="P677"><text:span text:style-name="T678">Предназначен для регистрации событий взаимодействия</text:span><text:span text:style-name="T679"><text:line-break/>по протоколу Kerberos</text:span></text:p>
          </table:table-cell>
        </table:table-row>
        <table:table-row table:style-name="TableRow680">
          <table:table-cell table:style-name="TableCell681">
            <text:p text:style-name="P682"><text:span text:style-name="T683">drs_repl</text:span></text:p>
          </table:table-cell>
          <table:table-cell table:style-name="TableCell684">
            <text:p text:style-name="P685"><text:span text:style-name="T686">Предназначен для регистрации событий входящей</text:span><text:span text:style-name="T687"><text:line-break/>и исходящей репликации на контроллере домена</text:span></text:p>
          </table:table-cell>
        </table:table-row>
        <table:table-row table:style-name="TableRow688">
          <table:table-cell table:style-name="TableCell689">
            <text:p text:style-name="P690"><text:span text:style-name="T691">smb2</text:span></text:p>
          </table:table-cell>
          <table:table-cell table:style-name="TableCell692">
            <text:p text:style-name="P693"><text:span text:style-name="T694">Предназначен для регистрации вызовов по протоколу SMB (SMB2</text:span><text:span text:style-name="T695"><text:s/>и SMB3)</text:span></text:p>
          </table:table-cell>
        </table:table-row>
        <table:table-row table:style-name="TableRow696">
          <table:table-cell table:style-name="TableCell697">
            <text:p text:style-name="P698"><text:span text:style-name="T699">smb2_credits</text:span></text:p>
          </table:table-cell>
          <table:table-cell table:style-name="TableCell700">
            <text:p text:style-name="P701"><text:span text:style-name="T702">Предназначен для регистрации запросов передачи данных</text:span><text:span text:style-name="T703"><text:line-break/>по протоколу SMB. Записи содержат информацию о количестве переданных запросов и количестве запросов, которые осталось выполнить для завершения передачи файлов</text:span></text:p>
          </table:table-cell>
        </table:table-row>
        <table:table-row table:style-name="TableRow704">
          <table:table-cell table:style-name="TableCell705">
            <text:p text:style-name="P706"><text:span text:style-name="T707">dsdb_audit, dsdb_js</text:span><text:span text:style-name="T708">on_audit</text:span></text:p>
          </table:table-cell>
          <table:table-cell table:style-name="TableCell709">
            <text:p text:style-name="P710"><text:span text:style-name="T711">Предназначены для регистрации изменений в базе данных контроллера домена программного обеспечения «Samba» (sam.ldb) (изменения пользователей, групп, разрешений, структуры каталога и т. д.)</text:span></text:p>
          </table:table-cell>
        </table:table-row>
        <table:table-row table:style-name="TableRow712">
          <table:table-cell table:style-name="TableCell713">
            <text:p text:style-name="P714"><text:span text:style-name="T715">dsdb_password_audit, dsdb_password_json_audit</text:span></text:p>
          </table:table-cell>
          <table:table-cell table:style-name="TableCell716">
            <text:p text:style-name="P717"><text:span text:style-name="T718">Предназначе</text:span><text:span text:style-name="T719">ны для регистрации событий изменения и сброса паролей</text:span></text:p>
          </table:table-cell>
        </table:table-row>
        <table:table-row table:style-name="TableRow720">
          <table:table-cell table:style-name="TableCell721">
            <text:p text:style-name="P722"><text:span text:style-name="T723">dsdb_transaction_audit, dsdb_transaction_json_audit</text:span></text:p>
          </table:table-cell>
          <table:table-cell table:style-name="TableCell724">
            <text:p text:style-name="P725"><text:span text:style-name="T726">Предназначены для регистрации транзакций (фиксация, откат)</text:span><text:span text:style-name="T727"><text:line-break/>в базе данных каталога. Могут использоваться для контроля целостности данных</text:span></text:p>
          </table:table-cell>
        </table:table-row>
        <text:soft-page-break/>
        <table:table-row table:style-name="TableRow728">
          <table:table-cell table:style-name="TableCell729">
            <text:p text:style-name="P730"><text:span text:style-name="T731">dsdb_group_a</text:span><text:span text:style-name="T732">udit, dsdb_group_json_audit</text:span></text:p>
          </table:table-cell>
          <table:table-cell table:style-name="TableCell733">
            <text:p text:style-name="P734"><text:span text:style-name="T735">Предназначены для регистрации изменений в составе групп</text:span></text:p>
          </table:table-cell>
        </table:table-row>
      </table:table>
      <text:p text:style-name="P736"/>
      <text:p text:style-name="P737"/>
      <text:soft-page-break/>
      <text:p text:style-name="P738"><text:span text:style-name="T739">Таблица 2. </text:span><text:span text:style-name="T740">Перечень уровней журналирования</text:span></text:p>
      <text:p text:style-name="P741"/>
      <table:table table:style-name="Table742">
        <table:table-columns>
          <table:table-column table:style-name="TableColumn743"/>
          <table:table-column table:style-name="TableColumn744"/>
          <table:table-column table:style-name="TableColumn745"/>
        </table:table-columns>
        <table:table-row table:style-name="TableRow746">
          <table:table-cell table:style-name="TableCell747">
            <text:p text:style-name="P748"><text:span text:style-name="T749">Уровень</text:span></text:p>
          </table:table-cell>
          <table:table-cell table:style-name="TableCell750">
            <text:p text:style-name="P751"><text:span text:style-name="T752">Назначение</text:span></text:p>
          </table:table-cell>
          <table:table-cell table:style-name="TableCell753">
            <text:p text:style-name="P754"><text:span text:style-name="T755">Что записывается</text:span></text:p>
          </table:table-cell>
        </table:table-row>
        <table:table-row table:style-name="TableRow756">
          <table:table-cell table:style-name="TableCell757">
            <text:p text:style-name="P758"><text:span text:style-name="T759">0</text:span></text:p>
          </table:table-cell>
          <table:table-cell table:style-name="TableCell760">
            <text:p text:style-name="P761"><text:span text:style-name="T762">Только критические</text:span><text:span text:style-name="T763"><text:line-break/>ошибки</text:span></text:p>
          </table:table-cell>
          <table:table-cell table:style-name="TableCell764">
            <text:p text:style-name="P765"><text:span text:style-name="T766">Это уровень по умолчанию для минимального ведения журнала, п</text:span><text:span text:style-name="T767">ри котором регистрируются только сообщения о критических ошибках.</text:span></text:p>
          </table:table-cell>
        </table:table-row>
        <table:table-row table:style-name="TableRow768">
          <table:table-cell table:style-name="TableCell769">
            <text:p text:style-name="P770"><text:span text:style-name="T771">1</text:span></text:p>
          </table:table-cell>
          <table:table-cell table:style-name="TableCell772">
            <text:p text:style-name="P773"><text:span text:style-name="T774">Основные ошибки</text:span><text:span text:style-name="T775"><text:line-break/>и важные события</text:span></text:p>
          </table:table-cell>
          <table:table-cell table:style-name="TableCell776">
            <text:p text:style-name="P777"><text:span text:style-name="T778">Стандартный рабочий уровень. Ошибки доступа, падения демонов, системные проблемы.</text:span></text:p>
          </table:table-cell>
        </table:table-row>
        <table:table-row table:style-name="TableRow779">
          <table:table-cell table:style-name="TableCell780">
            <text:p text:style-name="P781"><text:span text:style-name="T782">2</text:span></text:p>
          </table:table-cell>
          <table:table-cell table:style-name="TableCell783">
            <text:p text:style-name="P784"><text:span text:style-name="T785">Предупреждения</text:span><text:span text:style-name="T786"><text:line-break/>и ошибки</text:span></text:p>
          </table:table-cell>
          <table:table-cell table:style-name="TableCell787">
            <text:p text:style-name="P788"><text:span text:style-name="T789">Регистрирует как предупреждения, так и ошибки</text:span><text:span text:style-name="T790">, предоставляя более подробную информацию</text:span><text:span text:style-name="T791"><text:line-break/>о проблемах, которые могут быть не критичными,</text:span><text:span text:style-name="T792"><text:line-break/>но всё же требуют внимания.</text:span></text:p>
          </table:table-cell>
        </table:table-row>
        <table:table-row table:style-name="TableRow793">
          <table:table-cell table:style-name="TableCell794">
            <text:p text:style-name="P795"><text:span text:style-name="T796">3</text:span></text:p>
          </table:table-cell>
          <table:table-cell table:style-name="TableCell797">
            <text:p text:style-name="P798"><text:span text:style-name="T799">Базовая отладка</text:span></text:p>
          </table:table-cell>
          <table:table-cell table:style-name="TableCell800">
            <text:p text:style-name="P801"><text:span text:style-name="T802">Начинает включаться информация о доступе</text:span><text:span text:style-name="T803"><text:line-break/>к файлам, базовые действия клиента.</text:span></text:p>
          </table:table-cell>
        </table:table-row>
        <table:table-row table:style-name="TableRow804">
          <table:table-cell table:style-name="TableCell805">
            <text:p text:style-name="P806"><text:span text:style-name="T807">4</text:span></text:p>
          </table:table-cell>
          <table:table-cell table:style-name="TableCell808">
            <text:p text:style-name="P809"><text:span text:style-name="T810">Подробная отладка</text:span><text:span text:style-name="T811"><text:line-break/>клиента</text:span></text:p>
          </table:table-cell>
          <table:table-cell table:style-name="TableCell812">
            <text:p text:style-name="P813"><text:span text:style-name="T814">Углубленная ин</text:span><text:span text:style-name="T815">формация о действиях клиента (например, открытие/закрытие файлов, чтение).</text:span></text:p>
          </table:table-cell>
        </table:table-row>
        <table:table-row table:style-name="TableRow816">
          <table:table-cell table:style-name="TableCell817">
            <text:p text:style-name="P818"><text:span text:style-name="T819">5</text:span></text:p>
          </table:table-cell>
          <table:table-cell table:style-name="TableCell820">
            <text:p text:style-name="P821"><text:span text:style-name="T822">Расширенная отладка</text:span></text:p>
          </table:table-cell>
          <table:table-cell table:style-name="TableCell823">
            <text:p text:style-name="P824"><text:span text:style-name="T825">Записываются внутренние вызовы функций, состояние соединений, авторизация.</text:span></text:p>
          </table:table-cell>
        </table:table-row>
        <table:table-row table:style-name="TableRow826">
          <table:table-cell table:style-name="TableCell827">
            <text:p text:style-name="P828"><text:span text:style-name="T829">6</text:span></text:p>
          </table:table-cell>
          <table:table-cell table:style-name="TableCell830">
            <text:p text:style-name="P831"><text:span text:style-name="T832">Больше внутренних</text:span><text:span text:style-name="T833"><text:line-break/>данных</text:span></text:p>
          </table:table-cell>
          <table:table-cell table:style-name="TableCell834">
            <text:p text:style-name="P835"><text:span text:style-name="T836">Детали протоколов SMB, расширенная информация об операц</text:span><text:span text:style-name="T837">ии.</text:span></text:p>
          </table:table-cell>
        </table:table-row>
        <table:table-row table:style-name="TableRow838">
          <table:table-cell table:style-name="TableCell839">
            <text:p text:style-name="P840"><text:span text:style-name="T841">7</text:span></text:p>
          </table:table-cell>
          <table:table-cell table:style-name="TableCell842">
            <text:p text:style-name="P843"><text:span text:style-name="T844">Очень подробная отладка</text:span></text:p>
          </table:table-cell>
          <table:table-cell table:style-name="TableCell845">
            <text:p text:style-name="P846"><text:span text:style-name="T847">Для разработчиков и глубокого аудита.</text:span></text:p>
          </table:table-cell>
        </table:table-row>
        <table:table-row table:style-name="TableRow848">
          <table:table-cell table:style-name="TableCell849">
            <text:p text:style-name="P850"><text:span text:style-name="T851">8</text:span></text:p>
          </table:table-cell>
          <table:table-cell table:style-name="TableCell852">
            <text:p text:style-name="P853"><text:span text:style-name="T854">Отладка сетевого уровня</text:span><text:span text:style-name="T855"><text:line-break/>и внутренностей</text:span></text:p>
          </table:table-cell>
          <table:table-cell table:style-name="TableCell856">
            <text:p text:style-name="P857"><text:span text:style-name="T858">Всё о передаче данных, буферах, параметрах соединений и т.п.</text:span></text:p>
          </table:table-cell>
        </table:table-row>
        <table:table-row table:style-name="TableRow859">
          <table:table-cell table:style-name="TableCell860">
            <text:p text:style-name="P861"><text:span text:style-name="T862">9</text:span></text:p>
          </table:table-cell>
          <table:table-cell table:style-name="TableCell863">
            <text:p text:style-name="P864"><text:span text:style-name="T865">Максимальная отладка</text:span></text:p>
          </table:table-cell>
          <table:table-cell table:style-name="TableCell866">
            <text:p text:style-name="P867"><text:span text:style-name="T868">Все функции, все параметры, каждый шаг внутренней логики.</text:span></text:p>
          </table:table-cell>
        </table:table-row>
        <table:table-row table:style-name="TableRow869">
          <table:table-cell table:style-name="TableCell870">
            <text:p text:style-name="P871"><text:span text:style-name="T872">10</text:span></text:p>
          </table:table-cell>
          <table:table-cell table:style-name="TableCell873">
            <text:p text:style-name="P874"><text:span text:style-name="T875">Диагностика на уровне разработки</text:span></text:p>
          </table:table-cell>
          <table:table-cell table:style-name="TableCell876">
            <text:p text:style-name="P877"><text:span text:style-name="T878">Включает в себя всё: от высокоуровневых операций до низкоуровневой отладочной информации</text:span><text:span text:style-name="T879"><text:line-break/>о внутренней работе программного обеспечения «Samba», включая время, сведения о подключении</text:span><text:span text:style-name="T880"><text:line-break/>и даже детали на уровне пакетов.</text:span></text:p>
          </table:table-cell>
        </table:table-row>
      </table:table>
      <text:p text:style-name="P881"/>
      <text:soft-page-break/>
      <text:p text:style-name="P882"><text:span text:style-name="T883">Пере</text:span><text:span text:style-name="T884">чень значений для команды<text:s/></text:span><text:span text:style-name="T885">full</text:span><text:span text:style-name="T886">_</text:span><text:span text:style-name="T887">audit</text:span><text:span text:style-name="T888">:</text:span><text:span text:style-name="T889">prefix</text:span></text:p>
      <text:p text:style-name="P890"/>
      <text:p text:style-name="P891"><text:span text:style-name="T892">%S - Имя текущей службы.</text:span><text:span text:style-name="T893"><text:line-break/>%P - Корневой каталог текущей службы.</text:span><text:span text:style-name="T894"><text:line-break/>%u - Пользователь текущей службы.</text:span><text:span text:style-name="T895"><text:line-break/>%g - Основная группа %u.</text:span><text:span text:style-name="T896"><text:line-break/>%U - Имя пользователя для сеанса.</text:span><text:span text:style-name="T897"><text:line-break/>%G - Основная группа %U.</text:span><text:span text:style-name="T898"><text:line-break/>%H - Домашний каталог пользова</text:span><text:span text:style-name="T899">теля.</text:span><text:span text:style-name="T900"><text:line-break/>%v - Версия программного обеспечения «Samba».</text:span><text:span text:style-name="T901"><text:line-break/>%h - Имя хоста, на котором работает программное обеспечение «Samba».</text:span><text:span text:style-name="T902"><text:line-break/>%m - NetBIOS имя компьютера клиента.</text:span><text:span text:style-name="T903"><text:line-break/>%L - NetBIOS имя сервера. Эта переменная может оказаться полезной в том случае, если вы на одном S</text:span><text:span text:style-name="T904">amba-сервере запускаете несколько NetBIOS серверов.</text:span><text:span text:style-name="T905"><text:line-break/>%M - Имя хоста для компьютера клиента.</text:span><text:span text:style-name="T906"><text:line-break/>%N - Имя NIS (Network Information System) сервера домашних каталогов. Значение определяется при помощи настройки системы NIS auto.map.</text:span><text:span text:style-name="T907"><text:line-break/>%p - Путь к домашнему каталогу</text:span><text:span text:style-name="T908"><text:s/>службы. Значение определяется при помощи файла настройки системы NIS auto.map. Запись в этом файле представляется как %N:%p.</text:span><text:span text:style-name="T909"><text:line-break/>%R - Выбранный после установления соединения уровень протокола.</text:span><text:span text:style-name="T910"><text:line-break/>%d - Номер текущего серверного процесса.</text:span><text:span text:style-name="T911"><text:line-break/>%a - Операционная система</text:span><text:span text:style-name="T912"><text:s/>клиента</text:span><text:span text:style-name="T913">.</text:span><text:span text:style-name="T914"><text:line-break/>%I - IP адрес клиентской машины.</text:span><text:span text:style-name="T915"><text:line-break/>%T - Текущие дата и время.</text:span></text:p>
      <text:soft-page-break/>
      <text:p text:style-name="P916"><text:span text:style-name="T917">Таблица 3. </text:span><text:span text:style-name="T918">Перечень событий, фиксируемых командами</text:span><text:span text:style-name="T919"><text:line-break/></text:span><text:span text:style-name="T920">full_audit: success</text:span><text:span text:style-name="T921"><text:s/>и<text:s/></text:span><text:span text:style-name="T922">full_audit:failure</text:span></text:p>
      <text:p text:style-name="P923"/>
      <table:table table:style-name="Table924">
        <table:table-columns>
          <table:table-column table:style-name="TableColumn925"/>
          <table:table-column table:style-name="TableColumn926"/>
        </table:table-columns>
        <table:table-row table:style-name="TableRow927">
          <table:table-cell table:style-name="TableCell928">
            <text:p text:style-name="P929"><text:span text:style-name="T930">Событие</text:span></text:p>
          </table:table-cell>
          <table:table-cell table:style-name="TableCell931">
            <text:p text:style-name="P932"><text:span text:style-name="T933">Описание</text:span></text:p>
          </table:table-cell>
        </table:table-row>
        <table:table-row table:style-name="TableRow934">
          <table:table-cell table:style-name="TableCell935">
            <text:p text:style-name="P936"><text:span text:style-name="T937">chdir</text:span></text:p>
          </table:table-cell>
          <table:table-cell table:style-name="TableCell938">
            <text:p text:style-name="P939"><text:span text:style-name="T940">Смена текущего каталога</text:span></text:p>
          </table:table-cell>
        </table:table-row>
        <table:table-row table:style-name="TableRow941">
          <table:table-cell table:style-name="TableCell942">
            <text:p text:style-name="P943"><text:span text:style-name="T944">chflags</text:span></text:p>
          </table:table-cell>
          <table:table-cell table:style-name="TableCell945">
            <text:p text:style-name="P946"><text:span text:style-name="T947">Изменение флагов файла</text:span></text:p>
          </table:table-cell>
        </table:table-row>
        <table:table-row table:style-name="TableRow948">
          <table:table-cell table:style-name="TableCell949">
            <text:p text:style-name="P950"><text:span text:style-name="T951">chmod</text:span></text:p>
          </table:table-cell>
          <table:table-cell table:style-name="TableCell952">
            <text:p text:style-name="P953"><text:span text:style-name="T954">Измене</text:span><text:span text:style-name="T955">ние прав доступа к файлу/каталогу</text:span></text:p>
          </table:table-cell>
        </table:table-row>
        <table:table-row table:style-name="TableRow956">
          <table:table-cell table:style-name="TableCell957">
            <text:p text:style-name="P958"><text:span text:style-name="T959">chmod_acl</text:span></text:p>
          </table:table-cell>
          <table:table-cell table:style-name="TableCell960">
            <text:p text:style-name="P961"><text:span text:style-name="T962">Изменение прав доступа через ACL</text:span></text:p>
          </table:table-cell>
        </table:table-row>
        <table:table-row table:style-name="TableRow963">
          <table:table-cell table:style-name="TableCell964">
            <text:p text:style-name="P965"><text:span text:style-name="T966">chown</text:span></text:p>
          </table:table-cell>
          <table:table-cell table:style-name="TableCell967">
            <text:p text:style-name="P968"><text:span text:style-name="T969">Смена владельца файла/каталога</text:span></text:p>
          </table:table-cell>
        </table:table-row>
        <table:table-row table:style-name="TableRow970">
          <table:table-cell table:style-name="TableCell971">
            <text:p text:style-name="P972"><text:span text:style-name="T973">close</text:span></text:p>
          </table:table-cell>
          <table:table-cell table:style-name="TableCell974">
            <text:p text:style-name="P975"><text:span text:style-name="T976">Закрытие файла</text:span></text:p>
          </table:table-cell>
        </table:table-row>
        <table:table-row table:style-name="TableRow977">
          <table:table-cell table:style-name="TableCell978">
            <text:p text:style-name="P979"><text:span text:style-name="T980">closedir</text:span></text:p>
          </table:table-cell>
          <table:table-cell table:style-name="TableCell981">
            <text:p text:style-name="P982"><text:span text:style-name="T983">Закрытие каталога (после opendir)</text:span></text:p>
          </table:table-cell>
        </table:table-row>
        <table:table-row table:style-name="TableRow984">
          <table:table-cell table:style-name="TableCell985">
            <text:p text:style-name="P986"><text:span text:style-name="T987">connect</text:span></text:p>
          </table:table-cell>
          <table:table-cell table:style-name="TableCell988">
            <text:p text:style-name="P989"><text:span text:style-name="T990">Установка сетевого соединения</text:span></text:p>
          </table:table-cell>
        </table:table-row>
        <table:table-row table:style-name="TableRow991">
          <table:table-cell table:style-name="TableCell992">
            <text:p text:style-name="P993"><text:span text:style-name="T994">disconnect</text:span></text:p>
          </table:table-cell>
          <table:table-cell table:style-name="TableCell995">
            <text:p text:style-name="P996"><text:span text:style-name="T997">Разрыв сетевого соедине</text:span><text:span text:style-name="T998">ния</text:span></text:p>
          </table:table-cell>
        </table:table-row>
        <table:table-row table:style-name="TableRow999">
          <table:table-cell table:style-name="TableCell1000">
            <text:p text:style-name="P1001"><text:span text:style-name="T1002">disk_free</text:span></text:p>
          </table:table-cell>
          <table:table-cell table:style-name="TableCell1003">
            <text:p text:style-name="P1004"><text:span text:style-name="T1005">Получение информации о свободном месте на диске</text:span></text:p>
          </table:table-cell>
        </table:table-row>
        <table:table-row table:style-name="TableRow1006">
          <table:table-cell table:style-name="TableCell1007">
            <text:p text:style-name="P1008"><text:span text:style-name="T1009">fchmod</text:span></text:p>
          </table:table-cell>
          <table:table-cell table:style-name="TableCell1010">
            <text:p text:style-name="P1011"><text:span text:style-name="T1012">Изменение прав файла по дескриптору</text:span></text:p>
          </table:table-cell>
        </table:table-row>
        <table:table-row table:style-name="TableRow1013">
          <table:table-cell table:style-name="TableCell1014">
            <text:p text:style-name="P1015"><text:span text:style-name="T1016">fchmod_acl</text:span></text:p>
          </table:table-cell>
          <table:table-cell table:style-name="TableCell1017">
            <text:p text:style-name="P1018"><text:span text:style-name="T1019">Изменение ACL по дескриптору</text:span></text:p>
          </table:table-cell>
        </table:table-row>
        <table:table-row table:style-name="TableRow1020">
          <table:table-cell table:style-name="TableCell1021">
            <text:p text:style-name="P1022"><text:span text:style-name="T1023">fchown</text:span></text:p>
          </table:table-cell>
          <table:table-cell table:style-name="TableCell1024">
            <text:p text:style-name="P1025"><text:span text:style-name="T1026">Смена владельца файла по дескриптору</text:span></text:p>
          </table:table-cell>
        </table:table-row>
        <table:table-row table:style-name="TableRow1027">
          <table:table-cell table:style-name="TableCell1028">
            <text:p text:style-name="P1029"><text:span text:style-name="T1030">fget_nt_acl</text:span></text:p>
          </table:table-cell>
          <table:table-cell table:style-name="TableCell1031">
            <text:p text:style-name="P1032"><text:span text:style-name="T1033">Получение ACL в формате NT по дескриптору</text:span></text:p>
          </table:table-cell>
        </table:table-row>
        <table:table-row table:style-name="TableRow1034">
          <table:table-cell table:style-name="TableCell1035">
            <text:p text:style-name="P1036"><text:span text:style-name="T1037">fgetxat</text:span><text:span text:style-name="T1038">tr</text:span></text:p>
          </table:table-cell>
          <table:table-cell table:style-name="TableCell1039">
            <text:p text:style-name="P1040"><text:span text:style-name="T1041">Получение расширенного атрибута по дескриптору</text:span></text:p>
          </table:table-cell>
        </table:table-row>
        <table:table-row table:style-name="TableRow1042">
          <table:table-cell table:style-name="TableCell1043">
            <text:p text:style-name="P1044"><text:span text:style-name="T1045">flistxattr</text:span></text:p>
          </table:table-cell>
          <table:table-cell table:style-name="TableCell1046">
            <text:p text:style-name="P1047"><text:span text:style-name="T1048">Список расширенных атрибутов по дескриптору</text:span></text:p>
          </table:table-cell>
        </table:table-row>
        <table:table-row table:style-name="TableRow1049">
          <table:table-cell table:style-name="TableCell1050">
            <text:p text:style-name="P1051"><text:span text:style-name="T1052">fremovexattr</text:span></text:p>
          </table:table-cell>
          <table:table-cell table:style-name="TableCell1053">
            <text:p text:style-name="P1054"><text:span text:style-name="T1055">Удаление расширенного атрибута по дескриптору</text:span></text:p>
          </table:table-cell>
        </table:table-row>
        <table:table-row table:style-name="TableRow1056">
          <table:table-cell table:style-name="TableCell1057">
            <text:p text:style-name="P1058"><text:span text:style-name="T1059">fset_nt_acl</text:span></text:p>
          </table:table-cell>
          <table:table-cell table:style-name="TableCell1060">
            <text:p text:style-name="P1061"><text:span text:style-name="T1062">Установка NT ACL по дескриптору</text:span></text:p>
          </table:table-cell>
        </table:table-row>
        <table:table-row table:style-name="TableRow1063">
          <table:table-cell table:style-name="TableCell1064">
            <text:p text:style-name="P1065"><text:span text:style-name="T1066">fsetxattr</text:span></text:p>
          </table:table-cell>
          <table:table-cell table:style-name="TableCell1067">
            <text:p text:style-name="P1068"><text:span text:style-name="T1069">Установка расширенного атрибута по</text:span><text:span text:style-name="T1070"> дескриптору</text:span></text:p>
          </table:table-cell>
        </table:table-row>
        <table:table-row table:style-name="TableRow1071">
          <table:table-cell table:style-name="TableCell1072">
            <text:p text:style-name="P1073"><text:span text:style-name="T1074">fstat</text:span></text:p>
          </table:table-cell>
          <table:table-cell table:style-name="TableCell1075">
            <text:p text:style-name="P1076"><text:span text:style-name="T1077">Получение информации о файле по дескриптору</text:span></text:p>
          </table:table-cell>
        </table:table-row>
        <table:table-row table:style-name="TableRow1078">
          <table:table-cell table:style-name="TableCell1079">
            <text:p text:style-name="P1080"><text:span text:style-name="T1081">fsync</text:span></text:p>
          </table:table-cell>
          <table:table-cell table:style-name="TableCell1082">
            <text:p text:style-name="P1083"><text:span text:style-name="T1084">Синхронизация данных файла с диском</text:span></text:p>
          </table:table-cell>
        </table:table-row>
        <table:table-row table:style-name="TableRow1085">
          <table:table-cell table:style-name="TableCell1086">
            <text:p text:style-name="P1087"><text:span text:style-name="T1088">ftruncate</text:span></text:p>
          </table:table-cell>
          <table:table-cell table:style-name="TableCell1089">
            <text:p text:style-name="P1090"><text:span text:style-name="T1091">Обрезка файла до заданного размера</text:span></text:p>
          </table:table-cell>
        </table:table-row>
        <table:table-row table:style-name="TableRow1092">
          <table:table-cell table:style-name="TableCell1093">
            <text:p text:style-name="P1094"><text:span text:style-name="T1095">get_nt_acl</text:span></text:p>
          </table:table-cell>
          <table:table-cell table:style-name="TableCell1096">
            <text:p text:style-name="P1097"><text:span text:style-name="T1098">Получение ACL в формате NT</text:span></text:p>
          </table:table-cell>
        </table:table-row>
        <table:table-row table:style-name="TableRow1099">
          <table:table-cell table:style-name="TableCell1100">
            <text:p text:style-name="P1101"><text:span text:style-name="T1102">get_quota</text:span></text:p>
          </table:table-cell>
          <table:table-cell table:style-name="TableCell1103">
            <text:p text:style-name="P1104"><text:span text:style-name="T1105">Получение квоты пользователя</text:span></text:p>
          </table:table-cell>
        </table:table-row>
        <table:table-row table:style-name="TableRow1106">
          <table:table-cell table:style-name="TableCell1107">
            <text:p text:style-name="P1108"><text:span text:style-name="T1109">get_shadow_copy_data</text:span></text:p>
          </table:table-cell>
          <table:table-cell table:style-name="TableCell1110">
            <text:p text:style-name="P1111"><text:span text:style-name="T1112">По</text:span><text:span text:style-name="T1113">лучение информации о теневой копии</text:span></text:p>
          </table:table-cell>
        </table:table-row>
        <table:table-row table:style-name="TableRow1114">
          <table:table-cell table:style-name="TableCell1115">
            <text:p text:style-name="P1116"><text:span text:style-name="T1117">getlock</text:span></text:p>
          </table:table-cell>
          <table:table-cell table:style-name="TableCell1118">
            <text:p text:style-name="P1119"><text:span text:style-name="T1120">Получение состояния блокировки файла</text:span></text:p>
          </table:table-cell>
        </table:table-row>
        <table:table-row table:style-name="TableRow1121">
          <table:table-cell table:style-name="TableCell1122">
            <text:p text:style-name="P1123"><text:span text:style-name="T1124">getwd</text:span></text:p>
          </table:table-cell>
          <table:table-cell table:style-name="TableCell1125">
            <text:p text:style-name="P1126"><text:span text:style-name="T1127">Получение текущего рабочего каталога</text:span></text:p>
          </table:table-cell>
        </table:table-row>
        <table:table-row table:style-name="TableRow1128">
          <table:table-cell table:style-name="TableCell1129">
            <text:p text:style-name="P1130"><text:span text:style-name="T1131">getxattr</text:span></text:p>
          </table:table-cell>
          <table:table-cell table:style-name="TableCell1132">
            <text:p text:style-name="P1133"><text:span text:style-name="T1134">Получение расширенного атрибута файла</text:span></text:p>
          </table:table-cell>
        </table:table-row>
        <table:table-row table:style-name="TableRow1135">
          <table:table-cell table:style-name="TableCell1136">
            <text:p text:style-name="P1137"><text:span text:style-name="T1138">kernel_flock</text:span></text:p>
          </table:table-cell>
          <table:table-cell table:style-name="TableCell1139">
            <text:p text:style-name="P1140"><text:span text:style-name="T1141">Блокировка файла средствами ядра</text:span></text:p>
          </table:table-cell>
        </table:table-row>
        <table:table-row table:style-name="TableRow1142">
          <table:table-cell table:style-name="TableCell1143">
            <text:p text:style-name="P1144"><text:span text:style-name="T1145">link</text:span></text:p>
          </table:table-cell>
          <table:table-cell table:style-name="TableCell1146">
            <text:p text:style-name="P1147"><text:span text:style-name="T1148">Создание жесткой ссылки</text:span></text:p>
          </table:table-cell>
        </table:table-row>
        <table:table-row table:style-name="TableRow1149">
          <table:table-cell table:style-name="TableCell1150">
            <text:p text:style-name="P1151"><text:span text:style-name="T1152">linux</text:span><text:span text:style-name="T1153">_setlease</text:span></text:p>
          </table:table-cell>
          <table:table-cell table:style-name="TableCell1154">
            <text:p text:style-name="P1155"><text:span text:style-name="T1156">Установка lease на файл (особенность Linux)</text:span></text:p>
          </table:table-cell>
        </table:table-row>
        <table:table-row table:style-name="TableRow1157">
          <table:table-cell table:style-name="TableCell1158">
            <text:p text:style-name="P1159"><text:span text:style-name="T1160">listxattr</text:span></text:p>
          </table:table-cell>
          <table:table-cell table:style-name="TableCell1161">
            <text:p text:style-name="P1162"><text:span text:style-name="T1163">Список расширенных атрибутов файла</text:span></text:p>
          </table:table-cell>
        </table:table-row>
        <text:soft-page-break/>
        <table:table-row table:style-name="TableRow1164">
          <table:table-cell table:style-name="TableCell1165">
            <text:p text:style-name="P1166"><text:span text:style-name="T1167">lock</text:span></text:p>
          </table:table-cell>
          <table:table-cell table:style-name="TableCell1168">
            <text:p text:style-name="P1169"><text:span text:style-name="T1170">Блокировка части файла</text:span></text:p>
          </table:table-cell>
        </table:table-row>
        <table:table-row table:style-name="TableRow1171">
          <table:table-cell table:style-name="TableCell1172">
            <text:p text:style-name="P1173"><text:span text:style-name="T1174">lseek</text:span></text:p>
          </table:table-cell>
          <table:table-cell table:style-name="TableCell1175">
            <text:p text:style-name="P1176"><text:span text:style-name="T1177">Изменение положения курсора в файле</text:span></text:p>
          </table:table-cell>
        </table:table-row>
        <table:table-row table:style-name="TableRow1178">
          <table:table-cell table:style-name="TableCell1179">
            <text:p text:style-name="P1180"><text:span text:style-name="T1181">lstat</text:span></text:p>
          </table:table-cell>
          <table:table-cell table:style-name="TableCell1182">
            <text:p text:style-name="P1183"><text:span text:style-name="T1184">Получение информации о символической ссылке</text:span></text:p>
          </table:table-cell>
        </table:table-row>
        <table:table-row table:style-name="TableRow1185">
          <table:table-cell table:style-name="TableCell1186">
            <text:p text:style-name="P1187"><text:span text:style-name="T1188">mkdir</text:span></text:p>
          </table:table-cell>
          <table:table-cell table:style-name="TableCell1189">
            <text:p text:style-name="P1190"><text:span text:style-name="T1191">Создание каталога</text:span></text:p>
          </table:table-cell>
        </table:table-row>
        <table:table-row table:style-name="TableRow1192">
          <table:table-cell table:style-name="TableCell1193">
            <text:p text:style-name="P1194"><text:span text:style-name="T1195">mknod</text:span></text:p>
          </table:table-cell>
          <table:table-cell table:style-name="TableCell1196">
            <text:p text:style-name="P1197"><text:span text:style-name="T1198">С</text:span><text:span text:style-name="T1199">оздание специального файла (например, устройства)</text:span></text:p>
          </table:table-cell>
        </table:table-row>
        <table:table-row table:style-name="TableRow1200">
          <table:table-cell table:style-name="TableCell1201">
            <text:p text:style-name="P1202"><text:span text:style-name="T1203">open</text:span></text:p>
          </table:table-cell>
          <table:table-cell table:style-name="TableCell1204">
            <text:p text:style-name="P1205"><text:span text:style-name="T1206">Открытие файла</text:span></text:p>
          </table:table-cell>
        </table:table-row>
        <table:table-row table:style-name="TableRow1207">
          <table:table-cell table:style-name="TableCell1208">
            <text:p text:style-name="P1209"><text:span text:style-name="T1210">opendir</text:span></text:p>
          </table:table-cell>
          <table:table-cell table:style-name="TableCell1211">
            <text:p text:style-name="P1212"><text:span text:style-name="T1213">Открытие каталога</text:span></text:p>
          </table:table-cell>
        </table:table-row>
        <table:table-row table:style-name="TableRow1214">
          <table:table-cell table:style-name="TableCell1215">
            <text:p text:style-name="P1216"><text:span text:style-name="T1217">pread</text:span></text:p>
          </table:table-cell>
          <table:table-cell table:style-name="TableCell1218">
            <text:p text:style-name="P1219"><text:span text:style-name="T1220">Чтение из файла с указанного смещения</text:span></text:p>
          </table:table-cell>
        </table:table-row>
        <table:table-row table:style-name="TableRow1221">
          <table:table-cell table:style-name="TableCell1222">
            <text:p text:style-name="P1223"><text:span text:style-name="T1224">pwrite</text:span></text:p>
          </table:table-cell>
          <table:table-cell table:style-name="TableCell1225">
            <text:p text:style-name="P1226"><text:span text:style-name="T1227">Запись в файл с указанного смещения</text:span></text:p>
          </table:table-cell>
        </table:table-row>
        <table:table-row table:style-name="TableRow1228">
          <table:table-cell table:style-name="TableCell1229">
            <text:p text:style-name="P1230"><text:span text:style-name="T1231">read</text:span></text:p>
          </table:table-cell>
          <table:table-cell table:style-name="TableCell1232">
            <text:p text:style-name="P1233"><text:span text:style-name="T1234">Чтение данных из файла</text:span></text:p>
          </table:table-cell>
        </table:table-row>
        <table:table-row table:style-name="TableRow1235">
          <table:table-cell table:style-name="TableCell1236">
            <text:p text:style-name="P1237"><text:span text:style-name="T1238">readdir</text:span></text:p>
          </table:table-cell>
          <table:table-cell table:style-name="TableCell1239">
            <text:p text:style-name="P1240"><text:span text:style-name="T1241">Чтение содержимого каталога</text:span></text:p>
          </table:table-cell>
        </table:table-row>
        <table:table-row table:style-name="TableRow1242">
          <table:table-cell table:style-name="TableCell1243">
            <text:p text:style-name="P1244"><text:span text:style-name="T1245">re</text:span><text:span text:style-name="T1246">adlink</text:span></text:p>
          </table:table-cell>
          <table:table-cell table:style-name="TableCell1247">
            <text:p text:style-name="P1248"><text:span text:style-name="T1249">Чтение содержимого символической ссылки</text:span></text:p>
          </table:table-cell>
        </table:table-row>
        <table:table-row table:style-name="TableRow1250">
          <table:table-cell table:style-name="TableCell1251">
            <text:p text:style-name="P1252"><text:span text:style-name="T1253">realpath</text:span></text:p>
          </table:table-cell>
          <table:table-cell table:style-name="TableCell1254">
            <text:p text:style-name="P1255"><text:span text:style-name="T1256">Получение абсолютного пути</text:span></text:p>
          </table:table-cell>
        </table:table-row>
        <table:table-row table:style-name="TableRow1257">
          <table:table-cell table:style-name="TableCell1258">
            <text:p text:style-name="P1259"><text:span text:style-name="T1260">removexattr</text:span></text:p>
          </table:table-cell>
          <table:table-cell table:style-name="TableCell1261">
            <text:p text:style-name="P1262"><text:span text:style-name="T1263">Удаление расширенного атрибута</text:span></text:p>
          </table:table-cell>
        </table:table-row>
        <table:table-row table:style-name="TableRow1264">
          <table:table-cell table:style-name="TableCell1265">
            <text:p text:style-name="P1266"><text:span text:style-name="T1267">rename</text:span></text:p>
          </table:table-cell>
          <table:table-cell table:style-name="TableCell1268">
            <text:p text:style-name="P1269"><text:span text:style-name="T1270">Переименование файла/каталога</text:span></text:p>
          </table:table-cell>
        </table:table-row>
        <table:table-row table:style-name="TableRow1271">
          <table:table-cell table:style-name="TableCell1272">
            <text:p text:style-name="P1273"><text:span text:style-name="T1274">rewinddir</text:span></text:p>
          </table:table-cell>
          <table:table-cell table:style-name="TableCell1275">
            <text:p text:style-name="P1276"><text:span text:style-name="T1277">Возврат к началу каталога (после readdir)</text:span></text:p>
          </table:table-cell>
        </table:table-row>
        <table:table-row table:style-name="TableRow1278">
          <table:table-cell table:style-name="TableCell1279">
            <text:p text:style-name="P1280"><text:span text:style-name="T1281">rmdir</text:span></text:p>
          </table:table-cell>
          <table:table-cell table:style-name="TableCell1282">
            <text:p text:style-name="P1283"><text:span text:style-name="T1284">Удаление каталога</text:span></text:p>
          </table:table-cell>
        </table:table-row>
        <table:table-row table:style-name="TableRow1285">
          <table:table-cell table:style-name="TableCell1286">
            <text:p text:style-name="P1287"><text:span text:style-name="T1288">seekdir</text:span></text:p>
          </table:table-cell>
          <table:table-cell table:style-name="TableCell1289">
            <text:p text:style-name="P1290"><text:span text:style-name="T1291">Уст</text:span><text:span text:style-name="T1292">ановка позиции чтения каталога</text:span></text:p>
          </table:table-cell>
        </table:table-row>
        <table:table-row table:style-name="TableRow1293">
          <table:table-cell table:style-name="TableCell1294">
            <text:p text:style-name="P1295"><text:span text:style-name="T1296">sendfile</text:span></text:p>
          </table:table-cell>
          <table:table-cell table:style-name="TableCell1297">
            <text:p text:style-name="P1298"><text:span text:style-name="T1299">Копирование данных напрямую между файловыми дескрипторами</text:span></text:p>
          </table:table-cell>
        </table:table-row>
        <table:table-row table:style-name="TableRow1300">
          <table:table-cell table:style-name="TableCell1301">
            <text:p text:style-name="P1302"><text:span text:style-name="T1303">set_nt_acl</text:span></text:p>
          </table:table-cell>
          <table:table-cell table:style-name="TableCell1304">
            <text:p text:style-name="P1305"><text:span text:style-name="T1306">Установка NT ACL</text:span></text:p>
          </table:table-cell>
        </table:table-row>
        <table:table-row table:style-name="TableRow1307">
          <table:table-cell table:style-name="TableCell1308">
            <text:p text:style-name="P1309"><text:span text:style-name="T1310">set_quota</text:span></text:p>
          </table:table-cell>
          <table:table-cell table:style-name="TableCell1311">
            <text:p text:style-name="P1312"><text:span text:style-name="T1313">Установка квот</text:span></text:p>
          </table:table-cell>
        </table:table-row>
        <table:table-row table:style-name="TableRow1314">
          <table:table-cell table:style-name="TableCell1315">
            <text:p text:style-name="P1316"><text:span text:style-name="T1317">setxattr</text:span></text:p>
          </table:table-cell>
          <table:table-cell table:style-name="TableCell1318">
            <text:p text:style-name="P1319"><text:span text:style-name="T1320">Установка расширенного атрибута</text:span></text:p>
          </table:table-cell>
        </table:table-row>
        <table:table-row table:style-name="TableRow1321">
          <table:table-cell table:style-name="TableCell1322">
            <text:p text:style-name="P1323"><text:span text:style-name="T1324">stat</text:span></text:p>
          </table:table-cell>
          <table:table-cell table:style-name="TableCell1325">
            <text:p text:style-name="P1326"><text:span text:style-name="T1327">Получение информации о файле/каталоге</text:span></text:p>
          </table:table-cell>
        </table:table-row>
        <table:table-row table:style-name="TableRow1328">
          <table:table-cell table:style-name="TableCell1329">
            <text:p text:style-name="P1330"><text:span text:style-name="T1331">statvfs</text:span></text:p>
          </table:table-cell>
          <table:table-cell table:style-name="TableCell1332">
            <text:p text:style-name="P1333"><text:span text:style-name="T1334">Получен</text:span><text:span text:style-name="T1335">ие информации о файловой системе</text:span></text:p>
          </table:table-cell>
        </table:table-row>
        <table:table-row table:style-name="TableRow1336">
          <table:table-cell table:style-name="TableCell1337">
            <text:p text:style-name="P1338"><text:span text:style-name="T1339">symlink</text:span></text:p>
          </table:table-cell>
          <table:table-cell table:style-name="TableCell1340">
            <text:p text:style-name="P1341"><text:span text:style-name="T1342">Создание символической ссылки</text:span></text:p>
          </table:table-cell>
        </table:table-row>
        <table:table-row table:style-name="TableRow1343">
          <table:table-cell table:style-name="TableCell1344">
            <text:p text:style-name="P1345"><text:span text:style-name="T1346">sys_acl_delete_def_file</text:span></text:p>
          </table:table-cell>
          <table:table-cell table:style-name="TableCell1347">
            <text:p text:style-name="P1348"><text:span text:style-name="T1349">Удаление дефолтного ACL у файла</text:span></text:p>
          </table:table-cell>
        </table:table-row>
        <table:table-row table:style-name="TableRow1350">
          <table:table-cell table:style-name="TableCell1351">
            <text:p text:style-name="P1352"><text:span text:style-name="T1353">sys_acl_get_fd</text:span></text:p>
          </table:table-cell>
          <table:table-cell table:style-name="TableCell1354">
            <text:p text:style-name="P1355"><text:span text:style-name="T1356">Получение ACL по файловому дескриптору</text:span></text:p>
          </table:table-cell>
        </table:table-row>
        <table:table-row table:style-name="TableRow1357">
          <table:table-cell table:style-name="TableCell1358">
            <text:p text:style-name="P1359"><text:span text:style-name="T1360">sys_acl_get_file</text:span></text:p>
          </table:table-cell>
          <table:table-cell table:style-name="TableCell1361">
            <text:p text:style-name="P1362"><text:span text:style-name="T1363">Получение ACL по имени файла</text:span></text:p>
          </table:table-cell>
        </table:table-row>
        <table:table-row table:style-name="TableRow1364">
          <table:table-cell table:style-name="TableCell1365">
            <text:p text:style-name="P1366"><text:span text:style-name="T1367">sys_acl_set_fd</text:span></text:p>
          </table:table-cell>
          <table:table-cell table:style-name="TableCell1368">
            <text:p text:style-name="P1369"><text:span text:style-name="T1370">Установка</text:span><text:span text:style-name="T1371"><text:s/>ACL по файловому дескриптору</text:span></text:p>
          </table:table-cell>
        </table:table-row>
        <table:table-row table:style-name="TableRow1372">
          <table:table-cell table:style-name="TableCell1373">
            <text:p text:style-name="P1374"><text:span text:style-name="T1375">sys_acl_set_file</text:span></text:p>
          </table:table-cell>
          <table:table-cell table:style-name="TableCell1376">
            <text:p text:style-name="P1377"><text:span text:style-name="T1378">Установка ACL по имени файла</text:span></text:p>
          </table:table-cell>
        </table:table-row>
        <table:table-row table:style-name="TableRow1379">
          <table:table-cell table:style-name="TableCell1380">
            <text:p text:style-name="P1381"><text:span text:style-name="T1382">telldir</text:span></text:p>
          </table:table-cell>
          <table:table-cell table:style-name="TableCell1383">
            <text:p text:style-name="P1384"><text:span text:style-name="T1385">Получение текущей позиции в каталоге</text:span></text:p>
          </table:table-cell>
        </table:table-row>
        <table:table-row table:style-name="TableRow1386">
          <table:table-cell table:style-name="TableCell1387">
            <text:p text:style-name="P1388"><text:span text:style-name="T1389">unlink</text:span></text:p>
          </table:table-cell>
          <table:table-cell table:style-name="TableCell1390">
            <text:p text:style-name="P1391"><text:span text:style-name="T1392">Удаление файла</text:span></text:p>
          </table:table-cell>
        </table:table-row>
        <table:table-row table:style-name="TableRow1393">
          <table:table-cell table:style-name="TableCell1394">
            <text:p text:style-name="P1395"><text:span text:style-name="T1396">utime</text:span></text:p>
          </table:table-cell>
          <table:table-cell table:style-name="TableCell1397">
            <text:p text:style-name="P1398"><text:span text:style-name="T1399">Изменение времени последнего доступа/модификации</text:span></text:p>
          </table:table-cell>
        </table:table-row>
        <text:soft-page-break/>
        <table:table-row table:style-name="TableRow1400">
          <table:table-cell table:style-name="TableCell1401">
            <text:p text:style-name="P1402"><text:span text:style-name="T1403">write</text:span></text:p>
          </table:table-cell>
          <table:table-cell table:style-name="TableCell1404">
            <text:p text:style-name="P1405"><text:span text:style-name="T1406">Запись данных в файл</text:span></text:p>
          </table:table-cell>
        </table:table-row>
      </table:table>
      <text:p text:style-name="P1407"/>
      <text:p text:style-name="P1408"/>
      <text:soft-page-break/>
      <text:p text:style-name="P1409"><text:span text:style-name="T1410">Таблица 4. </text:span><text:span text:style-name="T1411">Перечень тип</text:span><text:span text:style-name="T1412">ов приоритета</text:span></text:p>
      <text:p text:style-name="P1413"/>
      <table:table table:style-name="Table1414">
        <table:table-columns>
          <table:table-column table:style-name="TableColumn1415"/>
          <table:table-column table:style-name="TableColumn1416"/>
        </table:table-columns>
        <table:table-row table:style-name="TableRow1417">
          <table:table-cell table:style-name="TableCell1418">
            <text:p text:style-name="P1419"><text:span text:style-name="T1420">Уровень</text:span></text:p>
          </table:table-cell>
          <table:table-cell table:style-name="TableCell1421">
            <text:p text:style-name="P1422"><text:span text:style-name="T1423">Назначение</text:span></text:p>
          </table:table-cell>
        </table:table-row>
        <table:table-row table:style-name="TableRow1424">
          <table:table-cell table:style-name="TableCell1425">
            <text:p text:style-name="P1426"><text:span text:style-name="T1427">emerg</text:span></text:p>
          </table:table-cell>
          <table:table-cell table:style-name="TableCell1428">
            <text:p text:style-name="P1429"><text:span text:style-name="T1430">Авария: система неработоспособна</text:span></text:p>
          </table:table-cell>
        </table:table-row>
        <table:table-row table:style-name="TableRow1431">
          <table:table-cell table:style-name="TableCell1432">
            <text:p text:style-name="P1433"><text:span text:style-name="T1434">alert</text:span></text:p>
          </table:table-cell>
          <table:table-cell table:style-name="TableCell1435">
            <text:p text:style-name="P1436"><text:span text:style-name="T1437">Требуется немедленное вмешательство</text:span></text:p>
          </table:table-cell>
        </table:table-row>
        <table:table-row table:style-name="TableRow1438">
          <table:table-cell table:style-name="TableCell1439">
            <text:p text:style-name="P1440"><text:span text:style-name="T1441">crit</text:span></text:p>
          </table:table-cell>
          <table:table-cell table:style-name="TableCell1442">
            <text:p text:style-name="P1443"><text:span text:style-name="T1444">Критические ошибки</text:span></text:p>
          </table:table-cell>
        </table:table-row>
        <table:table-row table:style-name="TableRow1445">
          <table:table-cell table:style-name="TableCell1446">
            <text:p text:style-name="P1447"><text:span text:style-name="T1448">err</text:span></text:p>
          </table:table-cell>
          <table:table-cell table:style-name="TableCell1449">
            <text:p text:style-name="P1450"><text:span text:style-name="T1451">Ошибки (ошибка уровня приложения)</text:span></text:p>
          </table:table-cell>
        </table:table-row>
        <table:table-row table:style-name="TableRow1452">
          <table:table-cell table:style-name="TableCell1453">
            <text:p text:style-name="P1454"><text:span text:style-name="T1455">warning</text:span></text:p>
          </table:table-cell>
          <table:table-cell table:style-name="TableCell1456">
            <text:p text:style-name="P1457"><text:span text:style-name="T1458">Предупреждения</text:span></text:p>
          </table:table-cell>
        </table:table-row>
        <table:table-row table:style-name="TableRow1459">
          <table:table-cell table:style-name="TableCell1460">
            <text:p text:style-name="P1461"><text:span text:style-name="T1462">notice</text:span></text:p>
          </table:table-cell>
          <table:table-cell table:style-name="TableCell1463">
            <text:p text:style-name="P1464"><text:span text:style-name="T1465">Нормальные, но важные события</text:span></text:p>
          </table:table-cell>
        </table:table-row>
        <table:table-row table:style-name="TableRow1466">
          <table:table-cell table:style-name="TableCell1467">
            <text:p text:style-name="P1468"><text:span text:style-name="T1469">info</text:span></text:p>
          </table:table-cell>
          <table:table-cell table:style-name="TableCell1470">
            <text:p text:style-name="P1471"><text:span text:style-name="T1472">Информа</text:span><text:span text:style-name="T1473">ционные сообщения</text:span></text:p>
          </table:table-cell>
        </table:table-row>
        <table:table-row table:style-name="TableRow1474">
          <table:table-cell table:style-name="TableCell1475">
            <text:p text:style-name="P1476"><text:span text:style-name="T1477">debug</text:span></text:p>
          </table:table-cell>
          <table:table-cell table:style-name="TableCell1478">
            <text:p text:style-name="P1479"><text:span text:style-name="T1480">Отладочная информация</text:span></text:p>
          </table:table-cell>
        </table:table-row>
      </table:table>
      <text:p text:style-name="P148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T Astra Serif" svg:font-family="PT Astra Serif" style:font-family-generic="roman" style:font-pitch="variable"/>
    <style:font-face style:name="Source Han Sans CN Regular" svg:font-family="Source Han Sans CN Regular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Courier New" svg:font-family="Courier New" style:font-family-generic="modern" style:font-pitch="fixed" svg:panose-1="2 7 3 9 2 2 5 2 4 4"/>
    <style:font-face style:name="Lohit Devanagari" svg:font-family="Lohit Devanagari" style:font-family-generic="system" style:font-pitch="variable"/>
    <style:font-face style:name="Times New Rom愀渀" svg:font-family="Times New Rom愀渀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Заголовок10" style:next-style-name="Краснаястрока" style:default-outline-level="1">
      <style:text-properties fo:hyphenate="false"/>
    </style:style>
    <style:style style:name="Заголовок2" style:display-name="Заголовок 2" style:family="paragraph" style:parent-style-name="Заголовок10" style:next-style-name="Основнойтекст" style:default-outline-level="2">
      <style:text-properties fo:hyphenate="false"/>
    </style:style>
    <style:style style:name="Заголовок3" style:display-name="Заголовок 3" style:family="paragraph" style:parent-style-name="Заголовок10" style:next-style-name="Основнойтекст" style:default-outline-level="3">
      <style:text-properties fo:hyphenate="false"/>
    </style:style>
    <style:style style:name="Заголовок4" style:display-name="Заголовок 4" style:family="paragraph" style:parent-style-name="Заголовок10" style:next-style-name="Основнойтекст" style:default-outline-level="4">
      <style:text-properties fo:hyphenate="false"/>
    </style:style>
    <style:style style:name="Заголовок5" style:display-name="Заголовок 5" style:family="paragraph" style:parent-style-name="Заголовок10" style:next-style-name="Основнойтекст" style:default-outline-level="5">
      <style:text-properties fo:hyphenate="false"/>
    </style:style>
    <style:style style:name="Заголовок6" style:display-name="Заголовок 6" style:family="paragraph" style:parent-style-name="Заголовок10" style:next-style-name="Основнойтекст" style:default-outline-level="6">
      <style:text-properties fo:hyphenate="false"/>
    </style:style>
    <style:style style:name="Заголовок7" style:display-name="Заголовок 7" style:family="paragraph" style:parent-style-name="Заголовок10" style:next-style-name="Основнойтекст" style:default-outline-level="7">
      <style:text-properties fo:hyphenate="false"/>
    </style:style>
    <style:style style:name="Заголовок8" style:display-name="Заголовок 8" style:family="paragraph" style:parent-style-name="Заголовок10" style:next-style-name="Основнойтекст" style:default-outline-level="8">
      <style:text-properties fo:hyphenate="false"/>
    </style:style>
    <style:style style:name="Заголовок9" style:display-name="Заголовок 9" style:family="paragraph" style:parent-style-name="Заголовок10" style:next-style-name="Основнойтекст" style:default-outline-level="9">
      <style:text-properties fo:hyphenate="false"/>
    </style:style>
    <style:style style:name="Обычный" style:display-name="Обычный" style:family="paragraph">
      <style:paragraph-properties fo:widows="0" fo:orphans="0" fo:text-align="center"/>
      <style:text-properties style:font-name="PT Astra Serif" style:font-name-asian="Source Han Sans CN Regular" style:letter-kerning="true" fo:font-size="14pt" style:font-size-asian="14pt" style:font-size-complex="12pt" fo:hyphenate="false"/>
    </style:style>
    <style:style style:name="Основнойшрифтабзаца" style:display-name="Основной шрифт абзаца" style:family="text"/>
    <style:style style:name="Символнумерации" style:display-name="Символ нумерации" style:family="text"/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Символсноски" style:display-name="Символ сноски" style:family="text"/>
    <style:style style:name="Знаксноски" style:display-name="Знак сноски" style:family="text">
      <style:text-properties style:text-position="super 65%"/>
    </style:style>
    <style:style style:name="Номерстраницы" style:display-name="Номер страницы" style:family="text"/>
    <style:style style:name="Символыназвания" style:display-name="Символы названия" style:family="text"/>
    <style:style style:name="Буквица" style:display-name="Буквица" style:family="text"/>
    <style:style style:name="Гиперссылка" style:display-name="Гиперссылка" style:family="text">
      <style:text-properties fo:color="#000080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>
      <style:text-properties fo:color="#800000" style:text-underline-type="single" style:text-underline-style="solid" style:text-underline-width="auto" style:text-underline-mode="continuous"/>
    </style:style>
    <style:style style:name="Заполнитель" style:display-name="Заполнитель" style:family="text">
      <style:text-properties fo:font-variant="small-caps" fo:color="#008080" style:text-underline-type="single" style:text-underline-style="dotted" style:text-underline-width="auto" style:text-underline-mode="continuous"/>
    </style:style>
    <style:style style:name="Ссылкауказателя" style:display-name="Ссылка указателя" style:family="text"/>
    <style:style style:name="Символконцевойсноски" style:display-name="Символ концевой сноски" style:family="text"/>
    <style:style style:name="Номерстроки" style:display-name="Номер строки" style:family="text"/>
    <style:style style:name="Основнойэлементуказателя" style:display-name="Основной элемент указателя" style:family="text">
      <style:text-properties fo:font-weight="bold" style:font-weight-asian="bold" style:font-weight-complex="bold"/>
    </style:style>
    <style:style style:name="Знакконцевойсноски" style:display-name="Знак концевой сноски" style:family="text">
      <style:text-properties style:text-position="super 65%"/>
    </style:style>
    <style:style style:name="Фуригана" style:display-name="Фуригана" style:family="text">
      <style:text-properties fo:font-size="6pt" style:font-size-asian="6pt" style:font-size-complex="6pt" style:text-underline-type="none" style:text-emphasize="none"/>
    </style:style>
    <style:style style:name="Вертикальноенаправлениесимволов" style:display-name="Вертикальное направление символов" style:family="text">
      <style:text-properties style:text-combine="none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Цитата1" style:display-name="Цитата1" style:family="text">
      <style:text-properties fo:font-style="italic" style:font-style-asian="italic" style:font-style-complex="italic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Исходныйтекст" style:display-name="Исходный текст" style:family="text">
      <style:text-properties style:font-name="Liberation Mono" style:font-name-asian="Liberation Mono" style:font-name-complex="Liberation Mono"/>
    </style:style>
    <style:style style:name="Пример" style:display-name="Пример" style:family="text">
      <style:text-properties style:font-name="Liberation Mono" style:font-name-asian="Liberation Mono" style:font-name-complex="Liberation Mono"/>
    </style:style>
    <style:style style:name="Вводпользователя" style:display-name="Ввод пользователя" style:family="text">
      <style:text-properties style:font-name="Liberation Mono" style:font-name-asian="Liberation Mono" style:font-name-complex="Liberation Mono"/>
    </style:style>
    <style:style style:name="Переменная" style:display-name="Переменная" style:family="text">
      <style:text-properties fo:font-style="italic" style:font-style-asian="italic" style:font-style-complex="italic"/>
    </style:style>
    <style:style style:name="Определение" style:display-name="Определение" style:family="text"/>
    <style:style style:name="Непропорциональныйтекст" style:display-name="Непропорциональный текст" style:family="text">
      <style:text-properties style:font-name="Liberation Mono" style:font-name-asian="Liberation Mono" style:font-name-complex="Liberation Mono"/>
    </style:style>
    <style:style style:name="Основнойшрифтабзаца1" style:display-name="Основной шрифт абзаца1" style:family="text"/>
    <style:style style:name="DefaultParagraphFont" style:display-name="Default Paragraph Font" style:family="text"/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Strong1" style:display-name="Strong1" style:family="text" style:parent-style-name="DefaultParagraphFont">
      <style:text-properties fo:font-weight="bold" style:font-weight-asian="bold" style:font-weight-complex="bold"/>
    </style:style>
    <style:style style:name="Заголовок10" style:display-name="Заголовок1" style:family="paragraph" style:parent-style-name="Обычный" style:next-style-name="Краснаястрока">
      <style:text-properties fo:font-weight="bold" style:font-weight-asian="bold" fo:hyphenate="false"/>
    </style:style>
    <style:style style:name="Основнойтекст" style:display-name="Основной текст" style:family="paragraph" style:parent-style-name="Обычный">
      <style:paragraph-properties fo:text-align="justify"/>
      <style:text-properties fo:hyphenate="false"/>
    </style:style>
    <style:style style:name="Список" style:display-name="Список" style:family="paragraph" style:parent-style-name="Основнойтекст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Обычный">
      <style:text-properties style:font-name-complex="Lohit Devanagari" fo:hyphenate="false"/>
    </style:style>
    <style:style style:name="Указатель1" style:display-name="Указатель1" style:family="paragraph" style:parent-style-name="Обычный">
      <style:paragraph-properties fo:text-align="start"/>
      <style:text-properties style:font-name-complex="Lohit Devanagari" fo:hyphenate="false"/>
    </style:style>
    <style:style style:name="Блочнаяцитата" style:display-name="Блочная цитата" style:family="paragraph" style:parent-style-name="Обычный">
      <style:text-properties fo:hyphenate="false"/>
    </style:style>
    <style:style style:name="Заголовок" style:display-name="Заголовок" style:family="paragraph" style:parent-style-name="Обычный" style:next-style-name="Краснаястрока">
      <style:paragraph-properties fo:margin-bottom="0.118in"/>
      <style:text-properties fo:font-weight="bold" style:font-weight-asian="bold" fo:hyphenate="false"/>
    </style:style>
    <style:style style:name="Подзаголовок" style:display-name="Подзаголовок" style:family="paragraph" style:parent-style-name="Обычный" style:next-style-name="Краснаястрока">
      <style:paragraph-properties fo:text-align="justify" fo:margin-left="0.4923in">
        <style:tab-stops/>
      </style:paragraph-properties>
      <style:text-properties fo:font-weight="bold" style:font-weight-asian="bold" fo:hyphenate="false"/>
    </style:style>
    <style:style style:name="Краснаястрока" style:display-name="Красная строка" style:family="paragraph" style:parent-style-name="Обычный">
      <style:paragraph-properties fo:text-align="justify" fo:text-indent="0.4923in"/>
      <style:text-properties fo:hyphenate="false"/>
    </style:style>
    <style:style style:name="Обратныйотступ" style:display-name="Обратный отступ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" style:display-name="Основной текст с отступом" style:family="paragraph" style:parent-style-name="Основнойтекст">
      <style:text-properties fo:hyphenate="false"/>
    </style:style>
    <style:style style:name="Приветствие" style:display-name="Приветствие" style:family="paragraph" style:parent-style-name="Обычный">
      <style:text-properties fo:hyphenate="false"/>
    </style:style>
    <style:style style:name="Подпись" style:display-name="Подпись" style:family="paragraph" style:parent-style-name="Обычный">
      <style:paragraph-properties fo:text-align="start">
        <style:tab-stops>
          <style:tab-stop style:type="right" style:position="22.0472in"/>
        </style:tab-stops>
      </style:paragraph-properties>
      <style:text-properties fo:hyphenate="false"/>
    </style:style>
    <style:style style:name="Отступы" style:display-name="Отступы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сновнойтекст">
      <style:text-properties fo:hyphenate="false"/>
    </style:style>
    <style:style style:name="Заголовок100" style:display-name="Заголовок 10" style:family="paragraph" style:parent-style-name="Заголовок10" style:next-style-name="Основнойтекст">
      <style:text-properties fo:hyphenate="false"/>
    </style:style>
    <style:style style:name="Нумерованный1начало" style:display-name="Нумерованный 1 начало" style:family="paragraph" style:parent-style-name="Список" style:next-style-name="Нумерованныйсписок">
      <style:text-properties fo:hyphenate="false"/>
    </style:style>
    <style:style style:name="Нумерованныйсписок" style:display-name="Нумерованный список" style:family="paragraph" style:parent-style-name="Список" style:list-style-name="LFO2">
      <style:text-properties fo:hyphenate="false"/>
    </style:style>
    <style:style style:name="Нумерованный1конец" style:display-name="Нумерованный 1 конец" style:family="paragraph" style:parent-style-name="Список" style:next-style-name="Нумерованныйсписок">
      <style:text-properties fo:hyphenate="false"/>
    </style:style>
    <style:style style:name="Нумерованный1прод." style:display-name="Нумерованный 1 прод." style:family="paragraph" style:parent-style-name="Список">
      <style:text-properties fo:hyphenate="false"/>
    </style:style>
    <style:style style:name="Нумерованный2начало" style:display-name="Нумерованный 2 начало" style:family="paragraph" style:parent-style-name="Список" style:next-style-name="Нумерованныйсписок2">
      <style:text-properties fo:hyphenate="false"/>
    </style:style>
    <style:style style:name="Нумерованныйсписок2" style:display-name="Нумерованный список 2" style:family="paragraph" style:parent-style-name="Список">
      <style:text-properties fo:hyphenate="false"/>
    </style:style>
    <style:style style:name="Нумерованный2конец" style:display-name="Нумерованный 2 конец" style:family="paragraph" style:parent-style-name="Список" style:next-style-name="Нумерованныйсписок2">
      <style:text-properties fo:hyphenate="false"/>
    </style:style>
    <style:style style:name="Нумерованный2прод." style:display-name="Нумерованный 2 прод." style:family="paragraph" style:parent-style-name="Список">
      <style:text-properties fo:hyphenate="false"/>
    </style:style>
    <style:style style:name="Нумерованный3начало" style:display-name="Нумерованный 3 начало" style:family="paragraph" style:parent-style-name="Список" style:next-style-name="Нумерованныйсписок3">
      <style:text-properties fo:hyphenate="false"/>
    </style:style>
    <style:style style:name="Нумерованныйсписок3" style:display-name="Нумерованный список 3" style:family="paragraph" style:parent-style-name="Список">
      <style:text-properties fo:hyphenate="false"/>
    </style:style>
    <style:style style:name="Нумерованный3конец" style:display-name="Нумерованный 3 конец" style:family="paragraph" style:parent-style-name="Список" style:next-style-name="Нумерованныйсписок3">
      <style:text-properties fo:hyphenate="false"/>
    </style:style>
    <style:style style:name="Нумерованный3прод." style:display-name="Нумерованный 3 прод." style:family="paragraph" style:parent-style-name="Список">
      <style:text-properties fo:hyphenate="false"/>
    </style:style>
    <style:style style:name="Нумерованный4начало" style:display-name="Нумерованный 4 начало" style:family="paragraph" style:parent-style-name="Список" style:next-style-name="Нумерованныйсписок4">
      <style:text-properties fo:hyphenate="false"/>
    </style:style>
    <style:style style:name="Нумерованныйсписок4" style:display-name="Нумерованный список 4" style:family="paragraph" style:parent-style-name="Список">
      <style:text-properties fo:hyphenate="false"/>
    </style:style>
    <style:style style:name="Нумерованный4конец" style:display-name="Нумерованный 4 конец" style:family="paragraph" style:parent-style-name="Список" style:next-style-name="Нумерованныйсписок4">
      <style:text-properties fo:hyphenate="false"/>
    </style:style>
    <style:style style:name="Нумерованный4прод." style:display-name="Нумерованный 4 прод." style:family="paragraph" style:parent-style-name="Список">
      <style:text-properties fo:hyphenate="false"/>
    </style:style>
    <style:style style:name="Нумерованный5начало" style:display-name="Нумерованный 5 начало" style:family="paragraph" style:parent-style-name="Список" style:next-style-name="Нумерованныйсписок5">
      <style:text-properties fo:hyphenate="false"/>
    </style:style>
    <style:style style:name="Нумерованныйсписок5" style:display-name="Нумерованный список 5" style:family="paragraph" style:parent-style-name="Список">
      <style:text-properties fo:hyphenate="false"/>
    </style:style>
    <style:style style:name="Нумерованный5конец" style:display-name="Нумерованный 5 конец" style:family="paragraph" style:parent-style-name="Список" style:next-style-name="Нумерованныйсписок5">
      <style:text-properties fo:hyphenate="false"/>
    </style:style>
    <style:style style:name="Нумерованный5прод." style:display-name="Нумерованный 5 прод." style:family="paragraph" style:parent-style-name="Список">
      <style:text-properties fo:hyphenate="false"/>
    </style:style>
    <style:style style:name="Список1начало" style:display-name="Список 1 начало" style:family="paragraph" style:parent-style-name="Список" style:next-style-name="Маркированныйсписок">
      <style:text-properties fo:hyphenate="false"/>
    </style:style>
    <style:style style:name="Маркированныйсписок" style:display-name="Маркированный список" style:family="paragraph" style:parent-style-name="Список" style:list-style-name="LFO3">
      <style:text-properties fo:hyphenate="false"/>
    </style:style>
    <style:style style:name="Список1конец" style:display-name="Список 1 конец" style:family="paragraph" style:parent-style-name="Список" style:next-style-name="Маркированныйсписок">
      <style:text-properties fo:hyphenate="false"/>
    </style:style>
    <style:style style:name="Продолжениесписка" style:display-name="Продолжение списка" style:family="paragraph" style:parent-style-name="Список">
      <style:text-properties fo:hyphenate="false"/>
    </style:style>
    <style:style style:name="Список2начало" style:display-name="Список 2 начало" style:family="paragraph" style:parent-style-name="Список" style:next-style-name="Маркированныйсписок2">
      <style:text-properties fo:hyphenate="false"/>
    </style:style>
    <style:style style:name="Маркированныйсписок2" style:display-name="Маркированный список 2" style:family="paragraph" style:parent-style-name="Список">
      <style:text-properties fo:hyphenate="false"/>
    </style:style>
    <style:style style:name="Список2конец" style:display-name="Список 2 конец" style:family="paragraph" style:parent-style-name="Список" style:next-style-name="Маркированныйсписок2">
      <style:text-properties fo:hyphenate="false"/>
    </style:style>
    <style:style style:name="Продолжениесписка2" style:display-name="Продолжение списка 2" style:family="paragraph" style:parent-style-name="Список">
      <style:text-properties fo:hyphenate="false"/>
    </style:style>
    <style:style style:name="Список3начало" style:display-name="Список 3 начало" style:family="paragraph" style:parent-style-name="Список" style:next-style-name="Маркированныйсписок3">
      <style:text-properties fo:hyphenate="false"/>
    </style:style>
    <style:style style:name="Маркированныйсписок3" style:display-name="Маркированный список 3" style:family="paragraph" style:parent-style-name="Список">
      <style:text-properties fo:hyphenate="false"/>
    </style:style>
    <style:style style:name="Список3конец" style:display-name="Список 3 конец" style:family="paragraph" style:parent-style-name="Список" style:next-style-name="Маркированныйсписок3">
      <style:text-properties fo:hyphenate="false"/>
    </style:style>
    <style:style style:name="Продолжениесписка3" style:display-name="Продолжение списка 3" style:family="paragraph" style:parent-style-name="Список">
      <style:text-properties fo:hyphenate="false"/>
    </style:style>
    <style:style style:name="Список4начало" style:display-name="Список 4 начало" style:family="paragraph" style:parent-style-name="Список" style:next-style-name="Маркированныйсписок4">
      <style:text-properties fo:hyphenate="false"/>
    </style:style>
    <style:style style:name="Маркированныйсписок4" style:display-name="Маркированный список 4" style:family="paragraph" style:parent-style-name="Список">
      <style:text-properties fo:hyphenate="false"/>
    </style:style>
    <style:style style:name="Список4конец" style:display-name="Список 4 конец" style:family="paragraph" style:parent-style-name="Список" style:next-style-name="Маркированныйсписок4">
      <style:text-properties fo:hyphenate="false"/>
    </style:style>
    <style:style style:name="Продолжениесписка4" style:display-name="Продолжение списка 4" style:family="paragraph" style:parent-style-name="Список">
      <style:text-properties fo:hyphenate="false"/>
    </style:style>
    <style:style style:name="Список5начало" style:display-name="Список 5 начало" style:family="paragraph" style:parent-style-name="Список" style:next-style-name="Маркированныйсписок5">
      <style:text-properties fo:hyphenate="false"/>
    </style:style>
    <style:style style:name="Маркированныйсписок5" style:display-name="Маркированный список 5" style:family="paragraph" style:parent-style-name="Список">
      <style:text-properties fo:hyphenate="false"/>
    </style:style>
    <style:style style:name="Список5конец" style:display-name="Список 5 конец" style:family="paragraph" style:parent-style-name="Список" style:next-style-name="Маркированныйсписок5">
      <style:text-properties fo:hyphenate="false"/>
    </style:style>
    <style:style style:name="Продолжениесписка5" style:display-name="Продолжение списка 5" style:family="paragraph" style:parent-style-name="Список">
      <style:text-properties fo:hyphenate="false"/>
    </style:style>
    <style:style style:name="Указатель" style:display-name="Указатель" style:family="paragraph" style:parent-style-name="Заголовок10">
      <style:text-properties fo:hyphenate="false"/>
    </style:style>
    <style:style style:name="Указатель10" style:display-name="Указатель 1" style:family="paragraph" style:parent-style-name="Указатель1">
      <style:text-properties fo:hyphenate="false"/>
    </style:style>
    <style:style style:name="Указатель2" style:display-name="Указатель 2" style:family="paragraph" style:parent-style-name="Указатель1">
      <style:text-properties fo:hyphenate="false"/>
    </style:style>
    <style:style style:name="Указатель3" style:display-name="Указатель 3" style:family="paragraph" style:parent-style-name="Указатель1">
      <style:text-properties fo:hyphenate="false"/>
    </style:style>
    <style:style style:name="Разделительпредметногоуказателя" style:display-name="Разделитель предметного указателя" style:family="paragraph" style:parent-style-name="Указатель1">
      <style:text-properties fo:hyphenate="false"/>
    </style:style>
    <style:style style:name="Заголовоктаблицыссылок" style:display-name="Заголовок таблицы ссылок" style:family="paragraph" style:parent-style-name="Заголовок10" style:next-style-name="Оглавление1">
      <style:text-properties fo:hyphenate="false"/>
    </style:style>
    <style:style style:name="Оглавление1" style:display-name="Оглавление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Указатель1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Указатель1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Оглавление4" style:display-name="Оглавление 4" style:family="paragraph" style:parent-style-name="Указатель1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Оглавление5" style:display-name="Оглавление 5" style:family="paragraph" style:parent-style-name="Указатель1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Заголовокуказателейпользователя" style:display-name="Заголовок указателей пользователя" style:family="paragraph" style:parent-style-name="Заголовок10">
      <style:text-properties fo:hyphenate="false"/>
    </style:style>
    <style:style style:name="Указательпользователя1" style:display-name="Указатель пользователя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2" style:display-name="Указатель пользователя 2" style:family="paragraph" style:parent-style-name="Указатель1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Указательпользователя3" style:display-name="Указатель пользователя 3" style:family="paragraph" style:parent-style-name="Указатель1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Указательпользователя4" style:display-name="Указатель пользователя 4" style:family="paragraph" style:parent-style-name="Указатель1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Указательпользователя5" style:display-name="Указатель пользователя 5" style:family="paragraph" style:parent-style-name="Указатель1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Оглавление6" style:display-name="Оглавление 6" style:family="paragraph" style:parent-style-name="Указатель1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Оглавление7" style:display-name="Оглавление 7" style:family="paragraph" style:parent-style-name="Указатель1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Оглавление8" style:display-name="Оглавление 8" style:family="paragraph" style:parent-style-name="Указатель1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Оглавление9" style:display-name="Оглавление 9" style:family="paragraph" style:parent-style-name="Указатель1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Оглавление10" style:display-name="Оглавление 10" style:family="paragraph" style:parent-style-name="Указатель1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объектов" style:display-name="Заголовок списка объектов" style:family="paragraph" style:parent-style-name="Заголовок10">
      <style:text-properties fo:hyphenate="false"/>
    </style:style>
    <style:style style:name="Списокобъектов1" style:display-name="Список объектов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таблиц" style:display-name="Заголовок списка таблиц" style:family="paragraph" style:parent-style-name="Заголовок10">
      <style:text-properties fo:hyphenate="false"/>
    </style:style>
    <style:style style:name="Списоктаблиц1" style:display-name="Список таблиц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Таблицассылок" style:display-name="Таблица ссылок" style:family="paragraph" style:parent-style-name="Заголовок10">
      <style:text-properties fo:hyphenate="false"/>
    </style:style>
    <style:style style:name="Библиография1" style:display-name="Библиография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6" style:display-name="Указатель пользователя 6" style:family="paragraph" style:parent-style-name="Указатель1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Указательпользователя7" style:display-name="Указатель пользователя 7" style:family="paragraph" style:parent-style-name="Указатель1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Указательпользователя8" style:display-name="Указатель пользователя 8" style:family="paragraph" style:parent-style-name="Указатель1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Указательпользователя9" style:display-name="Указатель пользователя 9" style:family="paragraph" style:parent-style-name="Указатель1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Указательпользователя10" style:display-name="Указатель пользователя 10" style:family="paragraph" style:parent-style-name="Указатель1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Колонтитулы" style:display-name="Колонтитулы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лева" style:display-name="Верх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права" style:display-name="Верх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лева" style:display-name="Ниж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права" style:display-name="Ниж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Содержимоетаблицы" style:display-name="Содержимое таблицы" style:family="paragraph" style:parent-style-name="Обычный"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text-properties fo:font-weight="bold" style:font-weight-asian="bold" fo:hyphenate="false"/>
    </style:style>
    <style:style style:name="Иллюстрация" style:display-name="Иллюстрация" style:family="paragraph" style:parent-style-name="Названиеобъекта">
      <style:text-properties fo:hyphenate="false"/>
    </style:style>
    <style:style style:name="Таблица" style:display-name="Таблица" style:family="paragraph" style:parent-style-name="Названиеобъекта">
      <style:text-properties fo:hyphenate="false"/>
    </style:style>
    <style:style style:name="Текст1" style:display-name="Текст1" style:family="paragraph" style:parent-style-name="Названиеобъекта">
      <style:text-properties fo:hyphenate="false"/>
    </style:style>
    <style:style style:name="Содержимоеврезки" style:display-name="Содержимое врезки" style:family="paragraph" style:parent-style-name="Обычный">
      <style:text-properties fo:hyphenate="false"/>
    </style:style>
    <style:style style:name="Текстсноски" style:display-name="Текст сноски" style:family="paragraph" style:parent-style-name="Обычный">
      <style:paragraph-properties fo:text-align="start"/>
      <style:text-properties fo:hyphenate="false"/>
    </style:style>
    <style:style style:name="Адреснаконверте" style:display-name="Адрес на конверте" style:family="paragraph" style:parent-style-name="Обычный">
      <style:text-properties fo:hyphenate="false"/>
    </style:style>
    <style:style style:name="Обратныйадрес2" style:display-name="Обратный адрес 2" style:family="paragraph" style:parent-style-name="Обычный"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text-properties fo:hyphenate="false"/>
    </style:style>
    <style:style style:name="Рисунок" style:display-name="Рисунок" style:family="paragraph" style:parent-style-name="Названиеобъекта">
      <style:text-properties fo:hyphenate="false"/>
    </style:style>
    <style:style style:name="Текствзаданномформате" style:display-name="Текст в заданном формате" style:family="paragraph" style:parent-style-name="Обычный">
      <style:text-properties style:font-name-complex="Lohit Devanagari" fo:hyphenate="false"/>
    </style:style>
    <style:style style:name="Горизонтальнаялиния" style:display-name="Горизонтальная линия" style:family="paragraph" style:parent-style-name="Обычный" style:next-style-name="Основнойтекст">
      <style:paragraph-properties fo:border-top="0in none #000000" fo:border-left="0in none #000000" fo:border-bottom="0.0138in solid #000000" fo:border-right="0in none #000000" fo:padding="0in" style:shadow="none"/>
      <style:text-properties fo:font-size="2pt" style:font-size-asian="2pt" fo:hyphenate="false"/>
    </style:style>
    <style:style style:name="Содержимоесписка" style:display-name="Содержимое списка" style:family="paragraph" style:parent-style-name="Обычный">
      <style:text-properties fo:hyphenate="false"/>
    </style:style>
    <style:style style:name="Заголовоксписка" style:display-name="Заголовок списка" style:family="paragraph" style:parent-style-name="Обычный" style:next-style-name="Содержимоесписка">
      <style:text-properties fo:hyphenate="false"/>
    </style:style>
    <style:style style:name="Гриф_Экземпляр" style:display-name="Гриф_Экземпляр" style:family="paragraph" style:parent-style-name="Обычный">
      <style:text-properties fo:font-size="12pt" style:font-size-asian="12pt" fo:hyphenate="false"/>
    </style:style>
    <style:style style:name="Исполнительдокумента" style:display-name="Исполнитель документа" style:family="paragraph" style:parent-style-name="Обычный">
      <style:paragraph-properties fo:text-align="start"/>
      <style:text-properties fo:font-size="12pt" style:font-size-asian="12pt" fo:hyphenate="false"/>
    </style:style>
    <style:style style:name="Заголовокспискаиллюстраций" style:display-name="Заголовок списка иллюстраций" style:family="paragraph" style:parent-style-name="Заголовок10">
      <style:paragraph-properties text:number-lines="false"/>
      <style:text-properties fo:hyphenate="false"/>
    </style:style>
    <style:style style:name="Standard" style:display-name="Standard" style:family="paragraph">
      <style:paragraph-properties style:vertical-align="baseline"/>
      <style:text-properties style:font-name="Times New Rom愀渀" style:font-name-asian="Times New Rom愀渀" style:letter-kerning="true" fo:font-size="12pt" style:font-size-asian="12pt" style:font-size-complex="12pt" style:language-asian="zh" style:country-asian="CN" fo:hyphenate="false"/>
    </style:style>
    <style:style style:name="BodyTextIndent3" style:display-name="Body Text Indent 3" style:family="paragraph" style:parent-style-name="Standard">
      <style:paragraph-properties fo:margin-bottom="0.0833in" fo:margin-left="0.1965in">
        <style:tab-stops/>
      </style:paragraph-properties>
      <style:text-properties fo:font-size="8pt" style:font-size-asian="8pt" style:font-size-complex="8pt" fo:hyphenate="false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text:list-style style:name="LFO2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WW_CharLFO3LVL1" style:family="text">
      <style:text-properties style:font-name="PT Astra Serif" style:font-name-complex="OpenSymbol"/>
    </style:style>
    <style:style style:name="WW_CharLFO3LVL2" style:family="text">
      <style:text-properties style:font-name="PT Astra Serif" style:font-name-complex="OpenSymbol"/>
    </style:style>
    <style:style style:name="WW_CharLFO3LVL3" style:family="text">
      <style:text-properties style:font-name="PT Astra Serif" style:font-name-complex="OpenSymbol"/>
    </style:style>
    <style:style style:name="WW_CharLFO3LVL4" style:family="text">
      <style:text-properties style:font-name="PT Astra Serif" style:font-name-complex="OpenSymbol"/>
    </style:style>
    <style:style style:name="WW_CharLFO3LVL5" style:family="text">
      <style:text-properties style:font-name="PT Astra Serif" style:font-name-complex="OpenSymbol"/>
    </style:style>
    <style:style style:name="WW_CharLFO3LVL6" style:family="text">
      <style:text-properties style:font-name="PT Astra Serif" style:font-name-complex="OpenSymbol"/>
    </style:style>
    <style:style style:name="WW_CharLFO3LVL7" style:family="text">
      <style:text-properties style:font-name="PT Astra Serif" style:font-name-complex="OpenSymbol"/>
    </style:style>
    <style:style style:name="WW_CharLFO3LVL8" style:family="text">
      <style:text-properties style:font-name="PT Astra Serif" style:font-name-complex="OpenSymbol"/>
    </style:style>
    <style:style style:name="WW_CharLFO3LVL9" style:family="text">
      <style:text-properties style:font-name="PT Astra Serif" style:font-name-complex="OpenSymbol"/>
    </style:style>
    <text:list-style style:name="LFO3">
      <text:list-level-style-bullet text:level="1" text:style-name="WW_CharLFO3LVL1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2" text:style-name="WW_CharLFO3LVL2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3" text:style-name="WW_CharLFO3LVL3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4" text:style-name="WW_CharLFO3LVL4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5" text:style-name="WW_CharLFO3LVL5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6" text:style-name="WW_CharLFO3LVL6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7" text:style-name="WW_CharLFO3LVL7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8" text:style-name="WW_CharLFO3LVL8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  <text:list-level-style-bullet text:level="9" text:style-name="WW_CharLFO3LVL9" text:bullet-char="–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  <style:text-properties style:font-name="PT Astra Serif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3937in" style:num-format="1" style:writing-mode="lr-tb">
        <style:footnote-sep style:width="0.007in" style:rel-width="33%" style:color="#000000" style:line-style="solid" style:adjustment="center"/>
      </style:page-layout-properties>
    </style:page-layout>
    <style:page-layout style:name="PL1">
      <style:page-layout-properties fo:page-width="8.268in" fo:page-height="11.693in" style:print-orientation="portrait" fo:margin-top="0.3937in" fo:margin-left="0.984in" fo:margin-bottom="0.5in" fo:margin-right="0.3937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.4201in"/>
      </style:header-style>
      <style:footer-style>
        <style:header-footer-properties style:dynamic-spacing="true" fo:min-height="0.0902in"/>
      </style:footer-style>
    </style:page-layout>
    <style:style style:name="T46" style:parent-style-name="Основнойшрифтабзаца" style:family="text">
      <style:text-properties style:font-size-complex="14pt"/>
    </style:style>
    <style:style style:name="T47" style:parent-style-name="Основнойшрифтабзаца" style:family="text">
      <style:text-properties style:font-size-complex="14pt"/>
    </style:style>
    <style:style style:name="P48" style:parent-style-name="Верхнийколонтитул" style:family="paragraph">
      <style:text-properties style:font-size-complex="14pt"/>
    </style:style>
  </office:automatic-styles>
  <office:master-styles>
    <style:master-page style:name="MP0" style:page-layout-name="PL0"/>
    <style:master-page style:name="MP1" style:page-layout-name="PL1">
      <style:header>
        <text:p text:style-name="Верхнийколонтитул"><text:span text:style-name="T46"><text:page-number text:fixed="false">15</text:page-number></text:span></text:p>
      </style:header>
      <style:header-left>
        <text:p text:style-name="Верхнийколонтитул"><text:span text:style-name="T47"><text:page-number text:fixed="false">16</text:page-number></text:span></text:p>
      </style:header-left>
    </style:master-page>
    <style:master-page style:next-style-name="MP1" style:name="MPF1" style:page-layout-name="PL1">
      <style:header>
        <text:p text:style-name="P4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dc:subject/>
    <meta:initial-creator>Аня Сафонова</meta:initial-creator>
    <dc:creator>Аня Сафонова</dc:creator>
    <meta:creation-date>2026-01-30T13:19:00Z</meta:creation-date>
    <dc:date>2026-01-30T13:19:00Z</dc:date>
    <meta:print-date>2025-11-19T13:34:00Z</meta:print-date>
    <meta:template xlink:href="Normal.dotm" xlink:type="simple"/>
    <meta:editing-cycles>2</meta:editing-cycles>
    <meta:editing-duration>PT0S</meta:editing-duration>
    <meta:document-statistic meta:page-count="16" meta:paragraph-count="36" meta:word-count="2720" meta:character-count="18189" meta:row-count="129" meta:non-whitespace-character-count="15505"/>
  </office:meta>
</office:document-meta>
</file>